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666666" style:text-line-through-type="single" style:text-line-through-style="solid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666666" style:text-line-through-type="single" style:text-line-through-style="solid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5">
      <style:graphic-properties draw:fill="none" draw:stroke="solid" svg:stroke-width="0.01969in" svg:stroke-color="#e8a202" draw:marker-end="a2404" svg:stroke-opacity="100%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paragraph" style:name="a2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2">
      <style:graphic-properties draw:fill="none" draw:stroke="solid" svg:stroke-width="0.01969in" svg:stroke-color="#e8a202" draw:marker-end="a2411" svg:stroke-opacity="100%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9">
      <style:graphic-properties draw:fill="none" draw:stroke="solid" svg:stroke-width="0.01969in" svg:stroke-color="#e8a202" draw:marker-end="a2418" svg:stroke-opacity="100%"/>
    </style:style>
    <style:style style:family="paragraph" style:name="a2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draw:fill="none" draw:stroke="solid" svg:stroke-width="0.01969in" svg:stroke-color="#e8a202" draw:marker-end="a2420" svg:stroke-opacity="100%"/>
    </style:style>
    <style:style style:family="text" style:name="a23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1">
      <style:graphic-properties draw:fill="none" draw:stroke="solid" svg:stroke-width="0.01969in" svg:stroke-color="#e8a202" draw:marker-end="a2430" svg:stroke-opacity="100%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graphic" style:name="a2436">
      <style:graphic-properties draw:fill="none" draw:stroke="solid" svg:stroke-width="0.01969in" svg:stroke-color="#e8a202" draw:marker-end="a2435" svg:stroke-opacity="100%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be33d" draw:opacity="100%" draw:stroke="solid" svg:stroke-width="0.01969in" svg:stroke-color="#5eb91e" svg:stroke-opacity="100%" draw:auto-grow-width="false" draw:auto-grow-height="false"/>
      <style:paragraph-properties style:font-independent-line-spacing="false" style:writing-mode="lr-tb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2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5ce" draw:opacity="100%" draw:stroke="solid" svg:stroke-width="0.01969in" svg:stroke-color="#e8a202" svg:stroke-opacity="100%" draw:auto-grow-width="false" draw:auto-grow-height="false"/>
      <style:paragraph-properties style:font-independent-line-spacing="fals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1">
      <style:graphic-properties draw:fill="none" draw:stroke="solid" svg:stroke-width="0.01969in" svg:stroke-color="#e8a202" draw:marker-end="a2440" svg:stroke-opacity="100%"/>
    </style:style>
    <style:style style:family="text" style:name="a24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9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54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78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44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51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75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58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40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81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348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.75in"/>
        <style:text-properties fo:color="#666666" fo:font-family="StarSymbol" fo:font-size="45%"/>
      </text:list-level-style-bullet>
      <text:list-level-style-bullet text:level="3" text:bullet-char="●">
        <style:list-level-properties text:space-before="1.25in"/>
        <style:text-properties fo:color="#666666" fo:font-family="StarSymbol" fo:font-size="45%"/>
      </text:list-level-style-bullet>
      <text:list-level-style-bullet text:level="4" text:bullet-char="●">
        <style:list-level-properties text:space-before="1.75in"/>
        <style:text-properties fo:color="#666666" fo:font-family="StarSymbol" fo:font-size="45%"/>
      </text:list-level-style-bullet>
      <text:list-level-style-bullet text:level="5" text:bullet-char="●">
        <style:list-level-properties text:space-before="2.25in"/>
        <style:text-properties fo:color="#666666" fo:font-family="StarSymbol" fo:font-size="45%"/>
      </text:list-level-style-bullet>
      <text:list-level-style-bullet text:level="6" text:bullet-char="●">
        <style:list-level-properties text:space-before="2.75in"/>
        <style:text-properties fo:color="#666666" fo:font-family="StarSymbol" fo:font-size="45%"/>
      </text:list-level-style-bullet>
      <text:list-level-style-bullet text:level="7" text:bullet-char="●">
        <style:list-level-properties text:space-before="3.25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</office:automatic-styles>
  <office:body>
    <office:presentation>
      <draw:page draw:name="page1" draw:style-name="a2317" draw:master-page-name="Master1-Layout7-blank-Blank" presentation:presentation-page-layout-name="Master1-PPL7" draw:id="Slide-256">
        <draw:frame draw:id="id415" presentation:style-name="a2320" draw:name="Subtitle 1" svg:x="4.09606in" svg:y="2.09016in" svg:width="2.80157in" svg:height="2.02717in" presentation:class="subtitle" presentation:placeholder="false">
          <draw:text-box>
            <text:p text:style-name="a2319" text:class-names="" text:cond-style-name=""><text:span text:style-name="a2318" text:class-names="">TRI editor</text:span></text:p>
          </draw:text-box>
          <svg:title/>
          <svg:desc/>
        </draw:frame>
        <draw:frame draw:id="id416" presentation:style-name="a2323" draw:name="Title 2" svg:x="0.55118in" svg:y="0.24685in" svg:width="4.41772in" svg:height="1.03543in" presentation:class="title" presentation:placeholder="false">
          <draw:text-box>
            <text:p text:style-name="a2322" text:class-names="" text:cond-style-name=""><text:span text:style-name="a2321" text:class-names="">Team 8</text:span></text:p>
          </draw:text-box>
          <svg:title/>
          <svg:desc/>
        </draw:frame>
        <presentation:notes draw:style-name="a2329">
          <draw:frame draw:id="id417" draw:style-name="a2326" draw:name="Slide Number Placeholder 6" svg:x="4.81102in" svg:y="10.45in" svg:width="3.68858in" svg:height="0.54961in">
            <draw:text-box>
              <text:p text:style-name="a2325" text:class-names="" text:cond-style-name=""><text:span text:style-name="a2324" text:class-names=""><text:page-number style:num-format="1" text:fixed="false"/></text:span></text:p>
            </draw:text-box>
            <svg:title/>
            <svg:desc/>
          </draw:frame>
          <draw:page-thumbnail draw:page-number="1" svg:x="0.58507in" svg:y="0.83507in" svg:width="7.32986in" svg:height="4.125in" presentation:class="page" draw:id="id418" presentation:style-name="a2327" draw:name="Slide Image Placeholder 1">
            <svg:title/>
            <svg:desc/>
          </draw:page-thumbnail>
          <draw:frame draw:id="id419" presentation:style-name="a232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2330" draw:master-page-name="Master2-Layout7-blank-Blank" presentation:presentation-page-layout-name="Master2-PPL7" draw:id="Slide-257">
        <draw:frame draw:id="id420" draw:style-name="a2333" draw:name="Slide Number Placeholder 3" svg:x="8.07087in" svg:y="5.70866in" svg:width="2.55906in" svg:height="0.3937in">
          <draw:text-box>
            <text:p text:style-name="a2332" text:class-names="" text:cond-style-name=""><text:span text:style-name="a2331" text:class-names=""><text:page-number style:num-format="1" text:fixed="false"/></text:span></text:p>
          </draw:text-box>
          <svg:title/>
          <svg:desc/>
        </draw:frame>
        <draw:frame draw:id="id421" presentation:style-name="a2336" draw:name="Title 1" svg:x="3.14961in" svg:y="0.98425in" svg:width="4.72441in" svg:height="1.1811in" presentation:class="title" presentation:placeholder="false">
          <draw:text-box>
            <text:p text:style-name="a2335" text:class-names="" text:cond-style-name=""><text:span text:style-name="a2334" text:class-names="">Stands for</text:span></text:p>
          </draw:text-box>
          <svg:title/>
          <svg:desc/>
        </draw:frame>
        <draw:frame draw:id="id422" presentation:style-name="a2359" draw:name="Text Placeholder 2" svg:x="3.75in" svg:y="2.3622in" svg:width="4.72441in" svg:height="2.75591in" presentation:class="outline" presentation:placeholder="false">
          <draw:text-box>
            <text:list text:style-name="a2340">
              <text:list-item>
                <text:p text:style-name="a2339" text:class-names="" text:cond-style-name=""><text:span text:style-name="a2337" text:class-names="">T</text:span><text:span text:style-name="a2338" text:class-names="">ree changes based</text:span></text:p>
              </text:list-item>
            </text:list>
            <text:list text:style-name="a2344">
              <text:list-item>
                <text:p text:style-name="a2343" text:class-names="" text:cond-style-name=""><text:span text:style-name="a2341" text:class-names="">R</text:span><text:span text:style-name="a2342" text:class-names="">eproducible</text:span></text:p>
              </text:list-item>
            </text:list>
            <text:list text:style-name="a2348">
              <text:list-item>
                <text:p text:style-name="a2347" text:class-names="" text:cond-style-name=""><text:span text:style-name="a2345" text:class-names="">I</text:span><text:span text:style-name="a2346" text:class-names="">mmutable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9" text:class-names="">→ History</text:span></text:p>
              </text:list-item>
            </text:list>
            <text:list text:style-name="a2354">
              <text:list-item>
                <text:p text:style-name="a2353" text:class-names="" text:cond-style-name=""><text:span text:style-name="a2352" text:class-names="">→ Branches</text:span></text:p>
              </text:list-item>
            </text:list>
            <text:list text:style-name="a2358">
              <text:list-item>
                <text:p text:style-name="a2357" text:class-names="" text:cond-style-name=""><text:span text:style-name="a2355" text:class-names="">→<text:s text:c="1"/></text:span><text:span text:style-name="a2356" text:class-names="">Automation</text:span></text:p>
              </text:list-item>
            </text:list>
          </draw:text-box>
          <svg:title/>
          <svg:desc/>
        </draw:frame>
        <presentation:notes draw:style-name="a2365">
          <draw:frame draw:id="id423" draw:style-name="a2362" draw:name="Slide Number Placeholder 6" svg:x="4.81102in" svg:y="10.45in" svg:width="3.68858in" svg:height="0.54961in">
            <draw:text-box>
              <text:p text:style-name="a2361" text:class-names="" text:cond-style-name=""><text:span text:style-name="a2360" text:class-names=""><text:page-number style:num-format="1" text:fixed="false"/></text:span></text:p>
            </draw:text-box>
            <svg:title/>
            <svg:desc/>
          </draw:frame>
          <draw:page-thumbnail draw:page-number="2" svg:x="0.58507in" svg:y="0.83507in" svg:width="7.32986in" svg:height="4.125in" presentation:class="page" draw:id="id424" presentation:style-name="a2363" draw:name="Slide Image Placeholder 1">
            <svg:title/>
            <svg:desc/>
          </draw:page-thumbnail>
          <draw:frame draw:id="id425" presentation:style-name="a236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2366" draw:master-page-name="Master2-Layout7-blank-Blank" presentation:presentation-page-layout-name="Master2-PPL7" draw:id="Slide-258">
        <draw:frame draw:id="id426" draw:style-name="a2369" draw:name="Slide Number Placeholder 3" svg:x="8.07087in" svg:y="5.70866in" svg:width="2.55906in" svg:height="0.3937in">
          <draw:text-box>
            <text:p text:style-name="a2368" text:class-names="" text:cond-style-name=""><text:span text:style-name="a2367" text:class-names=""><text:page-number style:num-format="1" text:fixed="false"/></text:span></text:p>
          </draw:text-box>
          <svg:title/>
          <svg:desc/>
        </draw:frame>
        <draw:frame draw:id="id427" presentation:style-name="a2372" draw:name="Title 1" svg:x="3.14961in" svg:y="0.98425in" svg:width="4.72441in" svg:height="1.1811in" presentation:class="title" presentation:placeholder="false">
          <draw:text-box>
            <text:p text:style-name="a2371" text:class-names="" text:cond-style-name=""><text:span text:style-name="a2370" text:class-names="">Core features</text:span></text:p>
          </draw:text-box>
          <svg:title/>
          <svg:desc/>
        </draw:frame>
        <draw:frame draw:id="id428" presentation:style-name="a2382" draw:name="Text Placeholder 2" svg:x="3.75in" svg:y="2.3622in" svg:width="4.72441in" svg:height="2.75591in" presentation:class="outline" presentation:placeholder="false">
          <draw:text-box>
            <text:list text:style-name="a2375">
              <text:list-item>
                <text:p text:style-name="a2374" text:class-names="" text:cond-style-name=""><text:span text:style-name="a2373" text:class-names="">Based on imagemagick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>Picture transformations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Free software</text:span></text:p>
              </text:list-item>
            </text:list>
          </draw:text-box>
          <svg:title/>
          <svg:desc/>
        </draw:frame>
        <presentation:notes draw:style-name="a2388">
          <draw:frame draw:id="id429" draw:style-name="a2385" draw:name="Slide Number Placeholder 6" svg:x="4.81102in" svg:y="10.45in" svg:width="3.68858in" svg:height="0.54961in">
            <draw:text-box>
              <text:p text:style-name="a2384" text:class-names="" text:cond-style-name=""><text:span text:style-name="a2383" text:class-names=""><text:page-number style:num-format="1" text:fixed="false"/></text:span></text:p>
            </draw:text-box>
            <svg:title/>
            <svg:desc/>
          </draw:frame>
          <draw:page-thumbnail draw:page-number="3" svg:x="0.58507in" svg:y="0.83507in" svg:width="7.32986in" svg:height="4.125in" presentation:class="page" draw:id="id430" presentation:style-name="a2386" draw:name="Slide Image Placeholder 1">
            <svg:title/>
            <svg:desc/>
          </draw:page-thumbnail>
          <draw:frame draw:id="id431" presentation:style-name="a238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2389" draw:master-page-name="Master3-Layout7-blank-Blank" presentation:presentation-page-layout-name="Master3-PPL7" draw:id="Slide-260">
        <draw:frame draw:id="id432" draw:style-name="a2392" draw:name="Slide Number Placeholder 3" svg:x="8.07087in" svg:y="5.70866in" svg:width="2.55906in" svg:height="0.3937in">
          <draw:text-box>
            <text:p text:style-name="a2391" text:class-names="" text:cond-style-name=""><text:span text:style-name="a2390" text:class-names=""><text:page-number style:num-format="1" text:fixed="false"/></text:span></text:p>
          </draw:text-box>
          <svg:title/>
          <svg:desc/>
        </draw:frame>
        <draw:frame draw:id="id433" presentation:style-name="a2395" draw:name="Title 1" svg:x="1.93031in" svg:y="0.24685in" svg:width="7.20984in" svg:height="1.03543in" presentation:class="title" presentation:placeholder="false">
          <draw:text-box>
            <text:p text:style-name="a2394" text:class-names="" text:cond-style-name=""><text:span text:style-name="a2393" text:class-names="">Tree – like in git!</text:span></text:p>
          </draw:text-box>
          <svg:title/>
          <svg:desc/>
        </draw:frame>
        <draw:custom-shape svg:x="1.5in" svg:y="2.75in" svg:width="1.25in" svg:height="1in" draw:id="id434" draw:style-name="a2398" draw:name="Freeform: Shape 2">
          <svg:title/>
          <svg:desc/>
          <text:p text:style-name="a2397" text:class-names="" text:cond-style-name=""><text:span text:style-name="a2396" text:class-names="">origin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5in" svg:y="2.86811in" svg:width="1.25in" svg:height="0.75in" draw:id="id435" draw:style-name="a2403" draw:name="Freeform: Shape 3">
          <svg:title/>
          <svg:desc/>
          <text:p text:style-name="a2400" text:class-names="" text:cond-style-name=""><text:span text:style-name="a2399" text:class-names="">crop</text:span></text:p>
          <text:p text:style-name="a2402" text:class-names="" text:cond-style-name=""><text:span text:style-name="a2401" text:class-names="">50x5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2.75in" svg:y1="3.25in" draw:start-shape="id434" draw:start-glue-point="1" svg:x2="3.5in" svg:y2="3.24311in" draw:end-shape="id435" draw:end-glue-point="3" draw:id="id436" draw:style-name="a2405" draw:name="Connector: Elbow 4">
          <svg:title/>
          <svg:desc/>
        </draw:connector>
        <draw:custom-shape svg:x="5.5in" svg:y="2.88189in" svg:width="1.25in" svg:height="0.75in" draw:id="id437" draw:style-name="a2410" draw:name="Freeform: Shape 5">
          <svg:title/>
          <svg:desc/>
          <text:p text:style-name="a2407" text:class-names="" text:cond-style-name=""><text:span text:style-name="a2406" text:class-names="">rotate</text:span></text:p>
          <text:p text:style-name="a2409" text:class-names="" text:cond-style-name=""><text:span text:style-name="a2408" text:class-names="">9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4.75in" svg:y1="3.24311in" draw:start-shape="id435" draw:start-glue-point="1" svg:x2="5.5in" svg:y2="3.25689in" draw:end-shape="id437" draw:end-glue-point="3" draw:id="id438" draw:style-name="a2412" draw:name="Connector: Elbow 6">
          <svg:title/>
          <svg:desc/>
        </draw:connector>
        <draw:custom-shape svg:x="7.5in" svg:y="2.75in" svg:width="1.25in" svg:height="1in" draw:id="id439" draw:style-name="a2417" draw:name="Freeform: Shape 7">
          <svg:title/>
          <svg:desc/>
          <text:p text:style-name="a2414" text:class-names="" text:cond-style-name=""><text:span text:style-name="a2413" text:class-names="">mono</text:span></text:p>
          <text:p text:style-name="a2416" text:class-names="" text:cond-style-name=""><text:span text:style-name="a2415" text:class-names="">chro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6.75in" svg:y1="3.25689in" draw:start-shape="id437" draw:start-glue-point="1" svg:x2="7.5in" svg:y2="3.25in" draw:end-shape="id439" draw:end-glue-point="3" draw:id="id440" draw:style-name="a2419" draw:name="Connector: Elbow 8">
          <svg:title/>
          <svg:desc/>
        </draw:connector>
        <draw:connector draw:type="standard" svg:x1="4.75in" svg:y1="3.24311in" draw:start-shape="id435" draw:start-glue-point="1" svg:x2="5.5in" svg:y2="4.875in" draw:end-shape="id441" draw:end-glue-point="3" draw:id="id442" draw:style-name="a2421" draw:name="Connector: Elbow 9">
          <svg:title/>
          <svg:desc/>
        </draw:connector>
        <draw:custom-shape svg:x="3.5in" svg:y="1.5in" svg:width="1.25in" svg:height="0.75in" draw:id="id443" draw:style-name="a2424" draw:name="Freeform: Shape 10">
          <svg:title/>
          <svg:desc/>
          <text:p text:style-name="a2423" text:class-names="" text:cond-style-name=""><text:span text:style-name="a2422" text:class-names="">blu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in" svg:y="4.5in" svg:width="1.25in" svg:height="0.75in" draw:id="id441" draw:style-name="a2429" draw:name="Freeform: Shape 11">
          <svg:title/>
          <svg:desc/>
          <text:p text:style-name="a2426" text:class-names="" text:cond-style-name=""><text:span text:style-name="a2425" text:class-names="">mono</text:span></text:p>
          <text:p text:style-name="a2428" text:class-names="" text:cond-style-name=""><text:span text:style-name="a2427" text:class-names="">chro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2.75in" svg:y1="3.25in" draw:start-shape="id434" draw:start-glue-point="1" svg:x2="3.5in" svg:y2="1.875in" draw:end-shape="id443" draw:end-glue-point="3" draw:id="id444" draw:style-name="a2431" draw:name="Connector: Elbow 12">
          <svg:title/>
          <svg:desc/>
        </draw:connector>
        <draw:custom-shape svg:x="5.5in" svg:y="1.5in" svg:width="1.25in" svg:height="0.75in" draw:id="id445" draw:style-name="a2434" draw:name="Freeform: Shape 13">
          <svg:title/>
          <svg:desc/>
          <text:p text:style-name="a2433" text:class-names="" text:cond-style-name=""><text:span text:style-name="a2432" text:class-names="">mirro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4.75in" svg:y1="1.875in" draw:start-shape="id443" draw:start-glue-point="1" svg:x2="5.5in" svg:y2="1.88889in" draw:end-shape="id445" draw:end-glue-point="3" draw:id="id446" draw:style-name="a2436" draw:name="Connector: Elbow 14">
          <svg:title/>
          <svg:desc/>
        </draw:connector>
        <draw:custom-shape svg:x="7.5in" svg:y="4.5in" svg:width="1in" svg:height="0.75in" draw:id="id447" draw:style-name="a2439" draw:name="Freeform: Shape 15">
          <svg:title/>
          <svg:desc/>
          <text:p text:style-name="a2438" text:class-names="" text:cond-style-name=""><text:span text:style-name="a2437" text:class-names="">HEAD</text:span></text:p>
          <draw:enhanced-geometry xmlns:dr3d="urn:oasis:names:tc:opendocument:xmlns:dr3d:1.0" draw:type="non-primitive" svg:viewBox="0 0 21600 21600" draw:enhanced-path="M ?f8 ?f8 L ?f11 ?f8 ?f9 ?f10 ?f11 ?f9 ?f8 ?f9 ?f16 ?f10 Z N" draw:text-areas="?f18 ?f20 ?f19 ?f21" draw:modifiers="18905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0 * ?f6"/>
            <draw:equation draw:name="f13" draw:formula="21600 * ?f6"/>
            <draw:equation draw:name="f14" draw:formula="21600 * ?f7"/>
            <draw:equation draw:name="f15" draw:formula="0 * ?f7"/>
            <draw:equation draw:name="f16" draw:formula="21600 - ?f11"/>
            <draw:equation draw:name="f17" draw:formula="$0 / ?f6"/>
            <draw:equation draw:name="f18" draw:formula="?f12 / ?f6"/>
            <draw:equation draw:name="f19" draw:formula="?f13 / ?f6"/>
            <draw:equation draw:name="f20" draw:formula="?f15 / ?f7"/>
            <draw:equation draw:name="f21" draw:formula="?f14 / ?f7"/>
            <draw:handle draw:handle-position="$0 0" draw:handle-range-x-minimum="0" draw:handle-range-x-maximum="21600"/>
          </draw:enhanced-geometry>
        </draw:custom-shape>
        <draw:connector draw:type="standard" svg:x1="8.5in" svg:y1="4.875in" draw:start-shape="id447" draw:start-glue-point="3" svg:x2="6.75in" svg:y2="4.88889in" draw:end-shape="id441" draw:end-glue-point="1" draw:id="id448" draw:style-name="a2441" draw:name="Connector: Elbow 16">
          <svg:title/>
          <svg:desc/>
        </draw:connector>
        <presentation:notes draw:style-name="a2447">
          <draw:frame draw:id="id449" draw:style-name="a2444" draw:name="Slide Number Placeholder 6" svg:x="4.81102in" svg:y="10.45in" svg:width="3.68858in" svg:height="0.54961in">
            <draw:text-box>
              <text:p text:style-name="a2443" text:class-names="" text:cond-style-name=""><text:span text:style-name="a2442" text:class-names=""><text:page-number style:num-format="1" text:fixed="false"/></text:span></text:p>
            </draw:text-box>
            <svg:title/>
            <svg:desc/>
          </draw:frame>
          <draw:page-thumbnail draw:page-number="4" svg:x="0.58507in" svg:y="0.83507in" svg:width="7.32986in" svg:height="4.125in" presentation:class="page" draw:id="id450" presentation:style-name="a2445" draw:name="Slide Image Placeholder 1">
            <svg:title/>
            <svg:desc/>
          </draw:page-thumbnail>
          <draw:frame draw:id="id451" presentation:style-name="a244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2448" draw:master-page-name="Master3-Layout7-blank-Blank" presentation:presentation-page-layout-name="Master3-PPL7" draw:id="Slide-265">
        <draw:frame draw:id="id452" draw:style-name="a2490" draw:name="TextBox 1" svg:x="2.06034in" svg:y="0.88793in" svg:width="3.18103in" svg:height="3.13027in">
          <draw:text-box>
            <text:p text:style-name="a2457" text:class-names="" text:cond-style-name=""><text:span text:style-name="a2449" text:class-names="">What</text:span><text:span text:style-name="a2450" text:class-names=""><text:s text:c="1"/></text:span><text:span text:style-name="a2451" text:class-names="">we</text:span><text:span text:style-name="a2452" text:class-names=""><text:s text:c="1"/></text:span><text:span text:style-name="a2453" text:class-names="">already</text:span><text:span text:style-name="a2454" text:class-names=""><text:s text:c="1"/></text:span><text:span text:style-name="a2455" text:class-names="">did</text:span><text:span text:style-name="a2456" text:class-names=""/></text:p>
            <text:p text:style-name="a2459" text:class-names="" text:cond-style-name=""><text:span text:style-name="a2458" text:class-names=""/></text:p>
            <text:p text:style-name="a2461" text:class-names="" text:cond-style-name=""><text:span text:style-name="a2460" text:class-names="">Implement prototype</text:span></text:p>
            <text:p text:style-name="a2474" text:class-names="" text:cond-style-name=""><text:span text:style-name="a2462" text:class-names="">With</text:span><text:span text:style-name="a2463" text:class-names=""><text:s text:c="1"/></text:span><text:span text:style-name="a2464" text:class-names="">most</text:span><text:span text:style-name="a2465" text:class-names=""><text:s text:c="1"/></text:span><text:span text:style-name="a2466" text:class-names="">important</text:span><text:span text:style-name="a2467" text:class-names=""><text:s text:c="1"/>cli<text:s text:c="1"/></text:span><text:span text:style-name="a2468" text:class-names="">features</text:span><text:span text:style-name="a2469" text:class-names=""><text:s text:c="1"/>(</text:span><text:span text:style-name="a2470" text:class-names="">init</text:span><text:span text:style-name="a2471" text:class-names="">,<text:s text:c="1"/></text:span><text:span text:style-name="a2472" text:class-names="">commit</text:span><text:span text:style-name="a2473" text:class-names="">, log)</text:span></text:p>
            <text:p text:style-name="a2476" text:class-names="" text:cond-style-name=""><text:span text:style-name="a2475" text:class-names="">Caching</text:span></text:p>
            <text:p text:style-name="a2483" text:class-names="" text:cond-style-name=""><text:span text:style-name="a2477" text:class-names="">Working</text:span><text:span text:style-name="a2478" text:class-names=""><text:s text:c="1"/></text:span><text:span text:style-name="a2479" text:class-names="">with</text:span><text:span text:style-name="a2480" text:class-names=""><text:s text:c="1"/></text:span><text:span text:style-name="a2481" text:class-names="">graph</text:span><text:span text:style-name="a2482" text:class-names=""/></text:p>
            <text:p text:style-name="a2485" text:class-names="" text:cond-style-name=""><text:span text:style-name="a2484" text:class-names="">Meta-file</text:span></text:p>
            <text:p text:style-name="a2487" text:class-names="" text:cond-style-name=""><text:span text:style-name="a2486" text:class-names=""/></text:p>
            <text:p text:style-name="a2489" text:class-names="" text:cond-style-name=""><text:span text:style-name="a2488" text:class-names=""/></text:p>
          </draw:text-box>
          <svg:title/>
          <svg:desc/>
        </draw:frame>
      </draw:page>
      <draw:page draw:name="Slide11" draw:style-name="a2491" draw:master-page-name="Master3-Layout7-blank-Blank" presentation:presentation-page-layout-name="Master3-PPL7" draw:id="Slide-266">
        <draw:frame draw:id="id453" draw:style-name="a2543" draw:name="TextBox 1" svg:x="2.06034in" svg:y="0.88793in" svg:width="3.18103in" svg:height="1.91855in">
          <draw:text-box>
            <text:p text:style-name="a2502" text:class-names="" text:cond-style-name=""><text:span text:style-name="a2492" text:class-names="">How</text:span><text:span text:style-name="a2493" text:class-names=""><text:s text:c="1"/></text:span><text:span text:style-name="a2494" text:class-names="">we</text:span><text:span text:style-name="a2495" text:class-names=""><text:s text:c="1"/></text:span><text:span text:style-name="a2496" text:class-names="">are</text:span><text:span text:style-name="a2497" text:class-names=""><text:s text:c="1"/></text:span><text:span text:style-name="a2498" text:class-names="">doing</text:span><text:span text:style-name="a2499" text:class-names=""><text:s text:c="1"/></text:span><text:span text:style-name="a2500" text:class-names="">it</text:span><text:span text:style-name="a2501" text:class-names="">?</text:span></text:p>
            <text:p text:style-name="a2504" text:class-names="" text:cond-style-name=""><text:span text:style-name="a2503" text:class-names=""/></text:p>
            <text:p text:style-name="a2511" text:class-names="" text:cond-style-name=""><text:span text:style-name="a2505" text:class-names="">Materialization</text:span><text:span text:style-name="a2506" text:class-names=""><text:s text:c="1"/></text:span><text:span text:style-name="a2507" text:class-names="">with</text:span><text:span text:style-name="a2508" text:class-names=""><text:s text:c="1"/></text:span><text:span text:style-name="a2509" text:class-names="">caching</text:span><text:span text:style-name="a2510" text:class-names=""/></text:p>
            <text:p text:style-name="a2531" text:class-names="" text:cond-style-name=""><text:span text:style-name="a2512" text:class-names="">How</text:span><text:span text:style-name="a2513" text:class-names=""><text:s text:c="1"/></text:span><text:span text:style-name="a2514" text:class-names="">we</text:span><text:span text:style-name="a2515" text:class-names=""><text:s text:c="1"/></text:span><text:span text:style-name="a2516" text:class-names="">crawl<text:s text:c="1"/></text:span><text:span text:style-name="a2517" text:class-names="">the</text:span><text:span text:style-name="a2518" text:class-names=""><text:s text:c="1"/></text:span><text:span text:style-name="a2519" text:class-names="">tree</text:span><text:span text:style-name="a2520" text:class-names="">,<text:s text:c="1"/></text:span><text:span text:style-name="a2521" text:class-names="">to</text:span><text:span text:style-name="a2522" text:class-names=""><text:s text:c="1"/></text:span><text:span text:style-name="a2523" text:class-names="">see</text:span><text:span text:style-name="a2524" text:class-names=""><text:s text:c="1"/></text:span><text:span text:style-name="a2525" text:class-names="">if</text:span><text:span text:style-name="a2526" text:class-names=""><text:s text:c="1"/></text:span><text:span text:style-name="a2527" text:class-names="">it‘s</text:span><text:span text:style-name="a2528" text:class-names=""><text:s text:c="1"/></text:span><text:span text:style-name="a2529" text:class-names="">cached</text:span><text:span text:style-name="a2530" text:class-names=""/></text:p>
            <text:p text:style-name="a2542" text:class-names="" text:cond-style-name=""><text:span text:style-name="a2532" text:class-names="">How</text:span><text:span text:style-name="a2533" text:class-names=""><text:s text:c="1"/></text:span><text:span text:style-name="a2534" text:class-names="">we</text:span><text:span text:style-name="a2535" text:class-names=""><text:s text:c="1"/></text:span><text:span text:style-name="a2536" text:class-names="">add</text:span><text:span text:style-name="a2537" text:class-names=""><text:s text:c="1"/></text:span><text:span text:style-name="a2538" text:class-names="">more</text:span><text:span text:style-name="a2539" text:class-names=""><text:s text:c="1"/></text:span><text:span text:style-name="a2540" text:class-names="">elements</text:span><text:span text:style-name="a2541" text:class-names=""/></text:p>
          </draw:text-box>
          <svg:title/>
          <svg:desc/>
        </draw:frame>
      </draw:page>
      <draw:page draw:name="Slide8" draw:style-name="a2544" draw:master-page-name="Master3-Layout7-blank-Blank" presentation:presentation-page-layout-name="Master3-PPL7" draw:id="Slide-263">
        <draw:frame draw:id="id454" draw:style-name="a2547" draw:name="TextBox 1" svg:x="3.02586in" svg:y="1.71552in" svg:width="2.74138in" svg:height="0.40391in">
          <draw:text-box>
            <text:p text:style-name="a2546" text:class-names="" text:cond-style-name=""><text:span text:style-name="a2545" text:class-names="">Show prototype</text:span></text:p>
          </draw:text-box>
          <svg:title/>
          <svg:desc/>
        </draw:frame>
      </draw:page>
      <draw:page draw:name="Slide9" draw:style-name="a2548" draw:master-page-name="Master3-Layout7-blank-Blank" presentation:presentation-page-layout-name="Master3-PPL7" draw:id="Slide-264">
        <draw:frame draw:id="id455" draw:style-name="a2586" draw:name="TextBox 1" svg:x="2.09483in" svg:y="0.60345in" svg:width="6.16379in" svg:height="2.22148in">
          <draw:text-box>
            <text:p text:style-name="a2563" text:class-names="" text:cond-style-name=""><text:span text:style-name="a2549" text:class-names="">What</text:span><text:span text:style-name="a2550" text:class-names=""><text:s text:c="1"/></text:span><text:span text:style-name="a2551" text:class-names="">we</text:span><text:span text:style-name="a2552" text:class-names=""><text:s text:c="1"/></text:span><text:span text:style-name="a2553" text:class-names="">are</text:span><text:span text:style-name="a2554" text:class-names=""><text:s text:c="1"/></text:span><text:span text:style-name="a2555" text:class-names="">working</text:span><text:span text:style-name="a2556" text:class-names=""><text:s text:c="1"/>on in<text:s text:c="1"/></text:span><text:span text:style-name="a2557" text:class-names="">the</text:span><text:span text:style-name="a2558" text:class-names=""><text:s text:c="1"/></text:span><text:span text:style-name="a2559" text:class-names="">next</text:span><text:span text:style-name="a2560" text:class-names=""><text:s text:c="1"/></text:span><text:span text:style-name="a2561" text:class-names="">weeks</text:span><text:span text:style-name="a2562" text:class-names=""/></text:p>
            <text:p text:style-name="a2565" text:class-names="" text:cond-style-name=""><text:span text:style-name="a2564" text:class-names=""/></text:p>
            <text:p text:style-name="a2567" text:class-names="" text:cond-style-name=""><text:span text:style-name="a2566" text:class-names="">Refactoring</text:span></text:p>
            <text:p text:style-name="a2569" text:class-names="" text:cond-style-name=""><text:span text:style-name="a2568" text:class-names="">Tests</text:span></text:p>
            <text:p text:style-name="a2578" text:class-names="" text:cond-style-name=""><text:span text:style-name="a2570" text:class-names="">Implement</text:span><text:span text:style-name="a2571" text:class-names=""><text:s text:c="1"/></text:span><text:span text:style-name="a2572" text:class-names="">more</text:span><text:span text:style-name="a2573" text:class-names=""><text:s text:c="1"/>CLI<text:s text:c="1"/></text:span><text:span text:style-name="a2574" text:class-names="">commands</text:span><text:span text:style-name="a2575" text:class-names=""><text:s text:c="1"/>(</text:span><text:span text:style-name="a2576" text:class-names="">reset</text:span><text:span text:style-name="a2577" text:class-names="">)</text:span></text:p>
            <text:p text:style-name="a2582" text:class-names="" text:cond-style-name=""><text:span text:style-name="a2579" text:class-names="">Add<text:s text:c="1"/></text:span><text:span text:style-name="a2580" text:class-names="">config</text:span><text:span text:style-name="a2581" text:class-names=""/></text:p>
            <text:p text:style-name="a2585" text:class-names="" text:cond-style-name=""><text:span text:style-name="a2583" text:class-names="">Documentation</text:span><text:span text:style-name="a2584" text:class-names=""/></text:p>
          </draw:text-box>
          <svg:title/>
          <svg:desc/>
        </draw:frame>
      </draw:page>
      <draw:page draw:name="page7" draw:style-name="a2587" draw:master-page-name="Master1-Layout7-blank-Blank" presentation:presentation-page-layout-name="Master1-PPL7" draw:id="Slide-262">
        <draw:frame draw:id="id456" presentation:style-name="a2590" draw:name="Subtitle 1" svg:x="4.09606in" svg:y="2.09016in" svg:width="2.80157in" svg:height="2.02717in" presentation:class="subtitle" presentation:placeholder="false">
          <draw:text-box>
            <text:p text:style-name="a2589" text:class-names="" text:cond-style-name=""><text:span text:style-name="a2588" text:class-names="">Thank you</text:span></text:p>
          </draw:text-box>
          <svg:title/>
          <svg:desc/>
        </draw:frame>
        <presentation:notes draw:style-name="a2596">
          <draw:frame draw:id="id457" draw:style-name="a2593" draw:name="Slide Number Placeholder 6" svg:x="4.81102in" svg:y="10.45in" svg:width="3.68858in" svg:height="0.54961in">
            <draw:text-box>
              <text:p text:style-name="a2592" text:class-names="" text:cond-style-name=""><text:span text:style-name="a2591" text:class-names=""><text:page-number style:num-format="1" text:fixed="false"/></text:span></text:p>
            </draw:text-box>
            <svg:title/>
            <svg:desc/>
          </draw:frame>
          <draw:page-thumbnail draw:page-number="9" svg:x="0.58507in" svg:y="0.83507in" svg:width="7.32986in" svg:height="4.125in" presentation:class="page" draw:id="id458" presentation:style-name="a2594" draw:name="Slide Image Placeholder 1">
            <svg:title/>
            <svg:desc/>
          </draw:page-thumbnail>
          <draw:frame draw:id="id459" presentation:style-name="a25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.59055in" svg:y="0.19685in" svg:width="4.33071in" svg:height="0.98425in"/>
      <presentation:placeholder presentation:object="object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.59055in" svg:y="0.19685in" svg:width="4.33071in" svg:height="0.98425in"/>
      <presentation:placeholder presentation:object="object" svg:x="4.13368in" svg:y="2.16493in" svg:width="1.29514in" svg:height="1.96875in"/>
      <presentation:placeholder presentation:object="object" svg:x="5.59549in" svg:y="2.16493in" svg:width="1.29514in" svg:height="1.968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.59055in" svg:y="0.19685in" svg:width="4.3307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.59055in" svg:y="0.19685in" svg:width="4.33071in" svg:height="0.98425in"/>
      <presentation:placeholder presentation:object="outline" svg:x="4.13386in" svg:y="2.16535in" svg:width="2.75591in" svg:height="1.968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5.31597in" svg:y="0.19618in" svg:width="1.57465in" svg:height="3.9375in"/>
      <presentation:placeholder presentation:object="outline" svg:x="0.59028in" svg:y="0.19618in" svg:width="4.55903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3.14961in" svg:y="0.98425in" svg:width="4.72441in" svg:height="1.1811in"/>
      <presentation:placeholder presentation:object="object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3.14961in" svg:y="0.98425in" svg:width="4.72441in" svg:height="1.1811in"/>
      <presentation:placeholder presentation:object="object" svg:x="3.14931in" svg:y="2.36285in" svg:width="2.27778in" svg:height="2.75521in"/>
      <presentation:placeholder presentation:object="object" svg:x="5.59375in" svg:y="2.36285in" svg:width="2.27951in" svg:height="2.7552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3.14961in" svg:y="0.98425in" svg:width="4.72441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3.14961in" svg:y="0.98425in" svg:width="4.72441in" svg:height="1.1811in"/>
      <presentation:placeholder presentation:object="outline" svg:x="3.14961in" svg:y="2.3622in" svg:width="4.72441in" svg:height="2.7559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6.69271in" svg:y="0.98438in" svg:width="1.18056in" svg:height="4.13368in"/>
      <presentation:placeholder presentation:object="outline" svg:x="3.14931in" svg:y="0.98438in" svg:width="3.37674in" svg:height="4.1336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Title and Content">
      <presentation:placeholder presentation:object="title" svg:x="1.9685in" svg:y="0.3937in" svg:width="7.08661in" svg:height="0.98425in"/>
      <presentation:placeholder presentation:object="object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Two Content">
      <presentation:placeholder presentation:object="title" svg:x="1.9685in" svg:y="0.3937in" svg:width="7.08661in" svg:height="0.98425in"/>
      <presentation:placeholder presentation:object="object" svg:x="1.96875in" svg:y="1.57465in" svg:width="3.46007in" svg:height="3.9375in"/>
      <presentation:placeholder presentation:object="object" svg:x="5.59549in" svg:y="1.57465in" svg:width="3.46007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Title Only">
      <presentation:placeholder presentation:object="title" svg:x="1.9685in" svg:y="0.3937in" svg:width="7.08661in" svg:height="0.9842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Title and Vertical Text">
      <presentation:placeholder presentation:object="title" svg:x="1.9685in" svg:y="0.3937in" svg:width="7.08661in" svg:height="0.98425in"/>
      <presentation:placeholder presentation:object="outline" svg:x="1.9685in" svg:y="1.5748in" svg:width="7.08661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Vertical Title and Text">
      <presentation:placeholder presentation:object="title" svg:x="7.28472in" svg:y="0.3941in" svg:width="1.77083in" svg:height="5.11806in"/>
      <presentation:placeholder presentation:object="outline" svg:x="1.96875in" svg:y="0.3941in" svg:width="5.14931in" svg:height="5.1180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404" svg:viewBox="0 0 20 30" svg:d="m10 0-10 30h20z"/>
    <draw:marker draw:name="a2411" svg:viewBox="0 0 20 30" svg:d="m10 0-10 30h20z"/>
    <draw:marker draw:name="a2440" svg:viewBox="0 0 20 30" svg:d="m10 0-10 30h20z"/>
    <draw:marker draw:name="a2435" svg:viewBox="0 0 20 30" svg:d="m10 0-10 30h20z"/>
    <draw:marker draw:name="a2418" svg:viewBox="0 0 20 30" svg:d="m10 0-10 30h20z"/>
    <draw:marker draw:name="a2430" svg:viewBox="0 0 20 30" svg:d="m10 0-10 30h20z"/>
    <draw:marker draw:name="a2420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draw:fill="none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draw:fill="none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draw:fill="none" draw:stroke="non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71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text" style:name="a1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draw:fill="none" draw:stroke="non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none" draw:stroke="non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draw:fill="none" draw:stroke="non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draw:fill="none" draw:stroke="non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7">
      <style:graphic-properties draw:fill="none" draw:stroke="non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draw:fill="none" draw:stroke="non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draw:fill="none" draw:stroke="none"/>
    </style:style>
    <style:style style:family="graphic" style:name="a172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draw:fill="none" draw:stroke="none"/>
    </style:style>
    <style:style style:family="graphic" style:name="a783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8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none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draw:fill="none" draw:stroke="none"/>
    </style:style>
    <style:style style:family="graphic" style:name="a128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1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none" draw:stroke="non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draw:fill="none" draw:stroke="non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0">
      <style:graphic-properties draw:fill="none" draw:stroke="none"/>
    </style:style>
    <style:style style:family="drawing-page" style:name="a153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1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draw:fill="none" draw:stroke="non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draw:fill="none" draw:stroke="non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draw:fill="none" draw:stroke="non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draw:fill="none" draw:stroke="none"/>
    </style:style>
    <style:style style:family="presentation" style:name="a1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draw:fill="none" draw:stroke="none"/>
    </style:style>
    <style:style style:family="graphic" style:name="a2128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3">
      <style:graphic-properties draw:fill="none" draw:stroke="non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6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2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middle" draw:textarea-horizontal-align="left" draw:fill="solid" draw:fill-color="#ea75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middle" draw:textarea-horizontal-align="left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wrap" fo:padding-top="0in" fo:padding-bottom="0in" fo:padding-left="0in" fo:padding-right="0in" draw:textarea-vertical-align="middle" draw:textarea-horizontal-align="left" draw:fill="solid" draw:fill-color="#16825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pitch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middle" draw:textarea-horizontal-align="left" draw:fill="solid" draw:fill-color="#78037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in" fo:padding-bottom="0in" fo:padding-left="0in" fo:padding-right="0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draw:fill="none" draw:stroke="none"/>
    </style: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Focus" style:page-layout-name="pageLayout1" draw:style-name="a0">
      <draw:custom-shape svg:x="0in" svg:y="0in" svg:width="5.31457in" svg:height="3.14921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4" draw:style-name="a15" draw:name="Freeform: Shape 5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5" draw:style-name="a18" draw:name="Freeform: Shape 6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" presentation:style-name="a21" draw:name="Date Placeholder 7" svg:x="0.3937in" svg:y="5.70866in" svg:width="2.55906in" svg:height="0.3937in" presentation:class="date-tim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7" presentation:style-name="a24" draw:name="Footer Placeholder 8" svg:x="3.74016in" svg:y="5.70866in" svg:width="3.54331in" svg:height="0.3937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8" presentation:style-name="a27" draw:name="Slide Number Placeholder 9" svg:x="8.07087in" svg:y="5.70866in" svg:width="2.55906in" svg:height="0.3937in" presentation:class="page-number" presentation:placeholder="false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frame draw:id="id9" presentation:style-name="a44" draw:name="Text Placeholder 10" svg:x="4.13386in" svg:y="2.16535in" svg:width="2.75591in" svg:height="1.9685in" presentation:class="outline" presentation:placeholder="false">
        <draw:text-box>
          <text:list text:style-name="a30">
            <text:list-item>
              <text:p text:style-name="a29" text:class-names="" text:cond-style-name=""><text:span text:style-name="a28" text:class-names="">Click to edit Master text styles</text:span></text:p>
            </text:list-item>
          </text:list>
          <text:list text:style-name="a33">
            <text:list-item>
              <text:list text:style-name="a33">
                <text:list-item>
                  <text:p text:style-name="a32" text:class-names="" text:cond-style-name=""><text:span text:style-name="a31" text:class-names="">Second level</text:span></text:p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p text:style-name="a35" text:class-names="" text:cond-style-name=""><text:span text:style-name="a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p text:style-name="a38" text:class-names="" text:cond-style-name=""><text:span text:style-name="a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><text:span text:style-name="a40" text:class-names="">Fifth level</text:span><text:span text:style-name="a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47" draw:name="Title Placeholder 11" svg:x="0.59055in" svg:y="0.19685in" svg:width="4.33071in" svg:height="0.98425in" presentation:class="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presentation:notes style:page-layout-name="pageLayout2" draw:style-name="a64">
        <draw:page-thumbnail svg:x="1.5in" svg:y="0.83583in" svg:width="5.49921in" svg:height="4.12441in" presentation:class="page" draw:id="id11" presentation:style-name="a48" draw:name="Slide Image Placeholder 1">
          <svg:title/>
          <svg:desc/>
        </draw:page-thumbnail>
        <draw:frame draw:id="id12" presentation:style-name="a51" draw:name="Notes Placeholder 2" svg:x="0.85in" svg:y="5.2248in" svg:width="6.79961in" svg:height="4.94961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Header Placeholder 3" svg:x="0in" svg:y="0in" svg:width="3.68858in" svg:height="0.54961in" presentation:class="head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Date Placeholder 4" svg:x="4.81102in" svg:y="0in" svg:width="3.68858in" svg:height="0.54961in" presentation:class="date-time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5" presentation:style-name="a60" draw:name="Footer Placeholder 5" svg:x="0in" svg:y="10.45in" svg:width="3.68858in" svg:height="0.54961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6" presentation:style-name="a63" draw:name="Slide Number Placeholder 6" svg:x="4.81102in" svg:y="10.45in" svg:width="3.68858in" svg:height="0.54961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in" svg:y="0in" svg:width="5.31457in" svg:height="3.14921in" draw:id="id17" draw:layer="Master1-bg" draw:style-name="a68" draw:name="Freeform: Shap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18" draw:layer="Master1-bg" draw:style-name="a71" draw:name="Freeform: Shape 7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19" draw:layer="Master1-bg" draw:style-name="a74" draw:name="Freeform: Shap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20" draw:layer="Master1-bg" draw:style-name="a77" draw:name="Freeform: Shape 9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21" draw:layer="Master1-bg" draw:style-name="a80" draw:name="Freeform: Shape 10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22" draw:layer="Master1-bg" draw:style-name="a83" draw:name="Freeform: Shape 11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" presentation:style-name="a87" draw:name="Title 1" svg:x="1.37847in" svg:y="1.01563in" svg:width="8.26736in" svg:height="2.1579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24" presentation:style-name="a91" draw:name="Subtitle 2" svg:x="1.37847in" svg:y="3.25694in" svg:width="8.26736in" svg:height="1.49826in" presentation:class="subtitle" presentation:placeholder="false">
        <draw:text-box>
          <text:p text:style-name="a90" text:class-names="" text:cond-style-name=""><text:span text:style-name="a88" text:class-names="">Click to edit Master subtitle style</text:span><text:span text:style-name="a89" text:class-names=""/></text:p>
        </draw:text-box>
        <svg:title/>
        <svg:desc/>
      </draw:frame>
      <draw:frame draw:id="id25" presentation:style-name="a94" draw:name="Date Placeholder 3" svg:x="0.3937in" svg:y="5.70866in" svg:width="2.55906in" svg:height="0.3937in" presentation:class="date-time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6" presentation:style-name="a97" draw:name="Footer Placeholder 4" svg:x="3.74016in" svg:y="5.70866in" svg:width="3.54331in" svg:height="0.3937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8.07087in" svg:y="5.70866in" svg:width="2.55906in" svg:height="0.3937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  <presentation:notes style:page-layout-name="pageLayout2" draw:style-name="a118">
        <draw:page-thumbnail svg:x="1.5in" svg:y="0.83583in" svg:width="5.49921in" svg:height="4.12441in" presentation:class="page" draw:id="id11" presentation:style-name="a102" draw:name="Slide Image Placeholder 1">
          <svg:title/>
          <svg:desc/>
        </draw:page-thumbnail>
        <draw:frame draw:id="id12" presentation:style-name="a105" draw:name="Notes Placeholder 2" svg:x="0.85in" svg:y="5.2248in" svg:width="6.79961in" svg:height="4.94961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3" presentation:style-name="a108" draw:name="Header Placeholder 3" svg:x="0in" svg:y="0in" svg:width="3.68858in" svg:height="0.54961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4" presentation:style-name="a111" draw:name="Date Placeholder 4" svg:x="4.81102in" svg:y="0in" svg:width="3.68858in" svg:height="0.54961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5" presentation:style-name="a114" draw:name="Footer Placeholder 5" svg:x="0in" svg:y="10.45in" svg:width="3.68858in" svg:height="0.54961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6" presentation:style-name="a117" draw:name="Slide Number Placeholder 6" svg:x="4.81102in" svg:y="10.45in" svg:width="3.68858in" svg:height="0.54961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0in" svg:y="0in" svg:width="5.31457in" svg:height="3.14921in" draw:id="id28" draw:layer="Master1-bg" draw:style-name="a122" draw:name="Freeform: Shap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29" draw:layer="Master1-bg" draw:style-name="a125" draw:name="Freeform: Shape 7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30" draw:layer="Master1-bg" draw:style-name="a128" draw:name="Freeform: Shape 8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31" draw:layer="Master1-bg" draw:style-name="a131" draw:name="Freeform: Shape 9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32" draw:layer="Master1-bg" draw:style-name="a134" draw:name="Freeform: Shape 10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33" draw:layer="Master1-bg" draw:style-name="a137" draw:name="Freeform: Shape 11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4" presentation:style-name="a141" draw:name="Title 1" svg:x="0.59055in" svg:y="0.19685in" svg:width="4.33071in" svg:height="0.98425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5" presentation:style-name="a157" draw:name="Content Placeholder 2" svg:x="4.13386in" svg:y="2.16535in" svg:width="2.75591in" svg:height="1.9685in" presentation:class="object" presentation:placeholder="false">
        <draw:text-box>
          <text:p text:style-name="a143" text:class-names="" text:cond-style-name=""><text:span text:style-name="a142" text:class-names="">Click to edit Master text styles</text:span></text:p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0" draw:name="Date Placeholder 3" svg:x="0.3937in" svg:y="5.70866in" svg:width="2.55906in" svg:height="0.3937in" presentation:class="date-time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37" presentation:style-name="a163" draw:name="Footer Placeholder 4" svg:x="3.74016in" svg:y="5.70866in" svg:width="3.54331in" svg:height="0.3937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8" presentation:style-name="a167" draw:name="Slide Number Placeholder 5" svg:x="8.07087in" svg:y="5.70866in" svg:width="2.55906in" svg:height="0.3937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/></text:span><text:span text:style-name="a165" text:class-names=""/></text:p>
        </draw:text-box>
        <svg:title/>
        <svg:desc/>
      </draw:frame>
      <presentation:notes style:page-layout-name="pageLayout2" draw:style-name="a184">
        <draw:page-thumbnail svg:x="1.5in" svg:y="0.83583in" svg:width="5.49921in" svg:height="4.12441in" presentation:class="page" draw:id="id11" presentation:style-name="a168" draw:name="Slide Image Placeholder 1">
          <svg:title/>
          <svg:desc/>
        </draw:page-thumbnail>
        <draw:frame draw:id="id12" presentation:style-name="a171" draw:name="Notes Placeholder 2" svg:x="0.85in" svg:y="5.2248in" svg:width="6.79961in" svg:height="4.94961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3" presentation:style-name="a174" draw:name="Header Placeholder 3" svg:x="0in" svg:y="0in" svg:width="3.68858in" svg:height="0.54961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4" presentation:style-name="a177" draw:name="Date Placeholder 4" svg:x="4.81102in" svg:y="0in" svg:width="3.68858in" svg:height="0.54961in" presentation:class="date-time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5" presentation:style-name="a180" draw:name="Footer Placeholder 5" svg:x="0in" svg:y="10.45in" svg:width="3.68858in" svg:height="0.54961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6" presentation:style-name="a183" draw:name="Slide Number Placeholder 6" svg:x="4.81102in" svg:y="10.45in" svg:width="3.68858in" svg:height="0.54961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custom-shape svg:x="0in" svg:y="0in" svg:width="5.31457in" svg:height="3.14921in" draw:id="id39" draw:layer="Master1-bg" draw:style-name="a188" draw:name="Freeform: Shap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40" draw:layer="Master1-bg" draw:style-name="a191" draw:name="Freeform: Shape 7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41" draw:layer="Master1-bg" draw:style-name="a194" draw:name="Freeform: Shape 8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42" draw:layer="Master1-bg" draw:style-name="a197" draw:name="Freeform: Shape 9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43" draw:layer="Master1-bg" draw:style-name="a200" draw:name="Freeform: Shape 10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44" draw:layer="Master1-bg" draw:style-name="a203" draw:name="Freeform: Shape 11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5" presentation:style-name="a207" draw:name="Title 1" svg:x="0.75174in" svg:y="1.54688in" svg:width="9.50868in" svg:height="2.57812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46" presentation:style-name="a211" draw:name="Text Placeholder 2" svg:x="0.75174in" svg:y="4.14931in" svg:width="9.50868in" svg:height="1.35764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</draw:text-box>
        <svg:title/>
        <svg:desc/>
      </draw:frame>
      <draw:frame draw:id="id47" presentation:style-name="a214" draw:name="Date Placeholder 3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8" presentation:style-name="a217" draw:name="Footer Placeholder 4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9" presentation:style-name="a221" draw:name="Slide Number Placeholder 5" svg:x="8.07087in" svg:y="5.70866in" svg:width="2.55906in" svg:height="0.393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5in" svg:y="0.83583in" svg:width="5.49921in" svg:height="4.12441in" presentation:class="page" draw:id="id11" presentation:style-name="a222" draw:name="Slide Image Placeholder 1">
          <svg:title/>
          <svg:desc/>
        </draw:page-thumbnail>
        <draw:frame draw:id="id12" presentation:style-name="a225" draw:name="Notes Placeholder 2" svg:x="0.85in" svg:y="5.2248in" svg:width="6.79961in" svg:height="4.94961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3" presentation:style-name="a228" draw:name="Header Placeholder 3" svg:x="0in" svg:y="0in" svg:width="3.68858in" svg:height="0.54961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4" presentation:style-name="a231" draw:name="Date Placeholder 4" svg:x="4.81102in" svg:y="0in" svg:width="3.68858in" svg:height="0.54961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5" presentation:style-name="a234" draw:name="Footer Placeholder 5" svg:x="0in" svg:y="10.45in" svg:width="3.68858in" svg:height="0.54961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6" presentation:style-name="a237" draw:name="Slide Number Placeholder 6" svg:x="4.81102in" svg:y="10.45in" svg:width="3.68858in" svg:height="0.54961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custom-shape svg:x="0in" svg:y="0in" svg:width="5.31457in" svg:height="3.14921in" draw:id="id50" draw:layer="Master1-bg" draw:style-name="a242" draw:name="Freeform: Shap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51" draw:layer="Master1-bg" draw:style-name="a245" draw:name="Freeform: Shap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52" draw:layer="Master1-bg" draw:style-name="a248" draw:name="Freeform: Shape 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53" draw:layer="Master1-bg" draw:style-name="a251" draw:name="Freeform: Shape 10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54" draw:layer="Master1-bg" draw:style-name="a254" draw:name="Freeform: Shape 11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55" draw:layer="Master1-bg" draw:style-name="a257" draw:name="Freeform: Shape 12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6" presentation:style-name="a261" draw:name="Title 1" svg:x="0.59055in" svg:y="0.19685in" svg:width="4.33071in" svg:height="0.98425in" presentation:class="title" presentation:placeholder="false">
        <draw:text-box>
          <text:p text:style-name="a260" text:class-names="" text:cond-style-name=""><text:span text:style-name="a258" text:class-names="">Click to edit Master title style</text:span><text:span text:style-name="a259" text:class-names=""/></text:p>
        </draw:text-box>
        <svg:title/>
        <svg:desc/>
      </draw:frame>
      <draw:frame draw:id="id57" presentation:style-name="a277" draw:name="Content Placeholder 2" svg:x="4.13368in" svg:y="2.16493in" svg:width="1.29514in" svg:height="1.96875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3" draw:name="Content Placeholder 3" svg:x="5.59549in" svg:y="2.16493in" svg:width="1.29514in" svg:height="1.96875in" presentation:class="object" presentation:placeholder="false">
        <draw:text-box>
          <text:p text:style-name="a279" text:class-names="" text:cond-style-name=""><text:span text:style-name="a278" text:class-names="">Click to edit Master text styles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ifth le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6" draw:name="Date Placeholder 4" svg:x="0.3937in" svg:y="5.70866in" svg:width="2.55906in" svg:height="0.3937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60" presentation:style-name="a299" draw:name="Footer Placeholder 5" svg:x="3.74016in" svg:y="5.70866in" svg:width="3.54331in" svg:height="0.3937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1" presentation:style-name="a303" draw:name="Slide Number Placeholder 6" svg:x="8.07087in" svg:y="5.70866in" svg:width="2.55906in" svg:height="0.3937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  <presentation:notes style:page-layout-name="pageLayout2" draw:style-name="a320">
        <draw:page-thumbnail svg:x="1.5in" svg:y="0.83583in" svg:width="5.49921in" svg:height="4.12441in" presentation:class="page" draw:id="id11" presentation:style-name="a304" draw:name="Slide Image Placeholder 1">
          <svg:title/>
          <svg:desc/>
        </draw:page-thumbnail>
        <draw:frame draw:id="id12" presentation:style-name="a307" draw:name="Notes Placeholder 2" svg:x="0.85in" svg:y="5.2248in" svg:width="6.79961in" svg:height="4.9496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3" presentation:style-name="a310" draw:name="Header Placeholder 3" svg:x="0in" svg:y="0in" svg:width="3.68858in" svg:height="0.54961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4" presentation:style-name="a313" draw:name="Date Placeholder 4" svg:x="4.81102in" svg:y="0in" svg:width="3.68858in" svg:height="0.54961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5" presentation:style-name="a316" draw:name="Footer Placeholder 5" svg:x="0in" svg:y="10.45in" svg:width="3.68858in" svg:height="0.54961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6" presentation:style-name="a319" draw:name="Slide Number Placeholder 6" svg:x="4.81102in" svg:y="10.45in" svg:width="3.68858in" svg:height="0.54961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custom-shape svg:x="0in" svg:y="0in" svg:width="5.31457in" svg:height="3.14921in" draw:id="id62" draw:layer="Master1-bg" draw:style-name="a324" draw:name="Freeform: Shape 9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63" draw:layer="Master1-bg" draw:style-name="a327" draw:name="Freeform: Shape 10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64" draw:layer="Master1-bg" draw:style-name="a330" draw:name="Freeform: Shape 11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65" draw:layer="Master1-bg" draw:style-name="a333" draw:name="Freeform: Shape 12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66" draw:layer="Master1-bg" draw:style-name="a336" draw:name="Freeform: Shape 13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67" draw:layer="Master1-bg" draw:style-name="a339" draw:name="Freeform: Shape 14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8" presentation:style-name="a343" draw:name="Title 1" svg:x="0.75868in" svg:y="0.32986in" svg:width="9.50868in" svg:height="1.19965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69" presentation:style-name="a347" draw:name="Text Placeholder 2" svg:x="0.75868in" svg:y="1.52083in" svg:width="4.66493in" svg:height="0.7447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70" presentation:style-name="a363" draw:name="Content Placeholder 3" svg:x="0.75868in" svg:y="2.26563in" svg:width="4.66493in" svg:height="3.3316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7" draw:name="Text Placeholder 4" svg:x="5.5816in" svg:y="1.52083in" svg:width="4.68576in" svg:height="0.74479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72" presentation:style-name="a383" draw:name="Content Placeholder 5" svg:x="5.5816in" svg:y="2.26563in" svg:width="4.68576in" svg:height="3.3316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86" draw:name="Date Placeholder 6" svg:x="0.3937in" svg:y="5.70866in" svg:width="2.55906in" svg:height="0.3937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4" presentation:style-name="a389" draw:name="Footer Placeholder 7" svg:x="3.74016in" svg:y="5.70866in" svg:width="3.54331in" svg:height="0.3937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5" presentation:style-name="a393" draw:name="Slide Number Placeholder 8" svg:x="8.07087in" svg:y="5.70866in" svg:width="2.55906in" svg:height="0.3937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/></text:span><text:span text:style-name="a391" text:class-names=""/></text:p>
        </draw:text-box>
        <svg:title/>
        <svg:desc/>
      </draw:frame>
      <presentation:notes style:page-layout-name="pageLayout2" draw:style-name="a410">
        <draw:page-thumbnail svg:x="1.5in" svg:y="0.83583in" svg:width="5.49921in" svg:height="4.12441in" presentation:class="page" draw:id="id11" presentation:style-name="a394" draw:name="Slide Image Placeholder 1">
          <svg:title/>
          <svg:desc/>
        </draw:page-thumbnail>
        <draw:frame draw:id="id12" presentation:style-name="a397" draw:name="Notes Placeholder 2" svg:x="0.85in" svg:y="5.2248in" svg:width="6.79961in" svg:height="4.94961in" presentation:class="notes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3" presentation:style-name="a400" draw:name="Header Placeholder 3" svg:x="0in" svg:y="0in" svg:width="3.68858in" svg:height="0.54961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4" presentation:style-name="a403" draw:name="Date Placeholder 4" svg:x="4.81102in" svg:y="0in" svg:width="3.68858in" svg:height="0.54961in" presentation:class="date-time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5" presentation:style-name="a406" draw:name="Footer Placeholder 5" svg:x="0in" svg:y="10.45in" svg:width="3.68858in" svg:height="0.54961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6" presentation:style-name="a409" draw:name="Slide Number Placeholder 6" svg:x="4.81102in" svg:y="10.45in" svg:width="3.68858in" svg:height="0.54961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1">
      <draw:custom-shape svg:x="0in" svg:y="0in" svg:width="5.31457in" svg:height="3.14921in" draw:id="id76" draw:layer="Master1-bg" draw:style-name="a414" draw:name="Freeform: Shape 5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77" draw:layer="Master1-bg" draw:style-name="a417" draw:name="Freeform: Shap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78" draw:layer="Master1-bg" draw:style-name="a420" draw:name="Freeform: Shape 7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79" draw:layer="Master1-bg" draw:style-name="a423" draw:name="Freeform: Shape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80" draw:layer="Master1-bg" draw:style-name="a426" draw:name="Freeform: Shape 9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81" draw:layer="Master1-bg" draw:style-name="a429" draw:name="Freeform: Shape 10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2" presentation:style-name="a433" draw:name="Title 1" svg:x="0.59055in" svg:y="0.19685in" svg:width="4.33071in" svg:height="0.98425in" presentation:class="title" presentation:placeholder="false">
        <draw:text-box>
          <text:p text:style-name="a432" text:class-names="" text:cond-style-name=""><text:span text:style-name="a430" text:class-names="">Click to edit Master title style</text:span><text:span text:style-name="a431" text:class-names=""/></text:p>
        </draw:text-box>
        <svg:title/>
        <svg:desc/>
      </draw:frame>
      <draw:frame draw:id="id83" presentation:style-name="a436" draw:name="Date Placeholder 2" svg:x="0.3937in" svg:y="5.70866in" svg:width="2.55906in" svg:height="0.3937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84" presentation:style-name="a439" draw:name="Footer Placeholder 3" svg:x="3.74016in" svg:y="5.70866in" svg:width="3.54331in" svg:height="0.3937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85" presentation:style-name="a443" draw:name="Slide Number Placeholder 4" svg:x="8.07087in" svg:y="5.70866in" svg:width="2.55906in" svg:height="0.3937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/></text:span><text:span text:style-name="a441" text:class-names=""/></text:p>
        </draw:text-box>
        <svg:title/>
        <svg:desc/>
      </draw:frame>
      <presentation:notes style:page-layout-name="pageLayout2" draw:style-name="a460">
        <draw:page-thumbnail svg:x="1.5in" svg:y="0.83583in" svg:width="5.49921in" svg:height="4.12441in" presentation:class="page" draw:id="id11" presentation:style-name="a444" draw:name="Slide Image Placeholder 1">
          <svg:title/>
          <svg:desc/>
        </draw:page-thumbnail>
        <draw:frame draw:id="id12" presentation:style-name="a447" draw:name="Notes Placeholder 2" svg:x="0.85in" svg:y="5.2248in" svg:width="6.79961in" svg:height="4.94961in" presentation:class="notes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3" presentation:style-name="a450" draw:name="Header Placeholder 3" svg:x="0in" svg:y="0in" svg:width="3.68858in" svg:height="0.54961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4" presentation:style-name="a453" draw:name="Date Placeholder 4" svg:x="4.81102in" svg:y="0in" svg:width="3.68858in" svg:height="0.54961in" presentation:class="date-time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5" presentation:style-name="a456" draw:name="Footer Placeholder 5" svg:x="0in" svg:y="10.45in" svg:width="3.68858in" svg:height="0.54961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6" presentation:style-name="a459" draw:name="Slide Number Placeholder 6" svg:x="4.81102in" svg:y="10.45in" svg:width="3.68858in" svg:height="0.54961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1">
      <draw:custom-shape svg:x="0in" svg:y="0in" svg:width="5.31457in" svg:height="3.14921in" draw:id="id86" draw:layer="Master1-bg" draw:style-name="a464" draw:name="Freeform: Shape 4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87" draw:layer="Master1-bg" draw:style-name="a467" draw:name="Freeform: Shape 5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88" draw:layer="Master1-bg" draw:style-name="a470" draw:name="Freeform: Shape 6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89" draw:layer="Master1-bg" draw:style-name="a473" draw:name="Freeform: Shape 7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90" draw:layer="Master1-bg" draw:style-name="a476" draw:name="Freeform: Shape 8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91" draw:layer="Master1-bg" draw:style-name="a479" draw:name="Freeform: Shape 9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2" presentation:style-name="a482" draw:name="Date Placeholder 1" svg:x="0.3937in" svg:y="5.70866in" svg:width="2.55906in" svg:height="0.3937in" presentation:class="date-time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93" presentation:style-name="a485" draw:name="Footer Placeholder 2" svg:x="3.74016in" svg:y="5.70866in" svg:width="3.54331in" svg:height="0.3937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94" presentation:style-name="a489" draw:name="Slide Number Placeholder 3" svg:x="8.07087in" svg:y="5.70866in" svg:width="2.55906in" svg:height="0.3937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  <presentation:notes style:page-layout-name="pageLayout2" draw:style-name="a506">
        <draw:page-thumbnail svg:x="1.5in" svg:y="0.83583in" svg:width="5.49921in" svg:height="4.12441in" presentation:class="page" draw:id="id11" presentation:style-name="a490" draw:name="Slide Image Placeholder 1">
          <svg:title/>
          <svg:desc/>
        </draw:page-thumbnail>
        <draw:frame draw:id="id12" presentation:style-name="a493" draw:name="Notes Placeholder 2" svg:x="0.85in" svg:y="5.2248in" svg:width="6.79961in" svg:height="4.94961in" presentation:class="notes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Header Placeholder 3" svg:x="0in" svg:y="0in" svg:width="3.68858in" svg:height="0.54961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Date Placeholder 4" svg:x="4.81102in" svg:y="0in" svg:width="3.68858in" svg:height="0.54961in" presentation:class="date-time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5" presentation:style-name="a502" draw:name="Footer Placeholder 5" svg:x="0in" svg:y="10.45in" svg:width="3.68858in" svg:height="0.54961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6" presentation:style-name="a505" draw:name="Slide Number Placeholder 6" svg:x="4.81102in" svg:y="10.45in" svg:width="3.68858in" svg:height="0.54961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custom-shape svg:x="0in" svg:y="0in" svg:width="5.31457in" svg:height="3.14921in" draw:id="id95" draw:layer="Master1-bg" draw:style-name="a510" draw:name="Freeform: Shape 7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96" draw:layer="Master1-bg" draw:style-name="a513" draw:name="Freeform: Shape 8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97" draw:layer="Master1-bg" draw:style-name="a516" draw:name="Freeform: Shape 9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98" draw:layer="Master1-bg" draw:style-name="a519" draw:name="Freeform: Shape 10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99" draw:layer="Master1-bg" draw:style-name="a522" draw:name="Freeform: Shape 11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100" draw:layer="Master1-bg" draw:style-name="a525" draw:name="Freeform: Shape 12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01" presentation:style-name="a529" draw:name="Title 1" svg:x="0.75868in" svg:y="0.41319in" svg:width="3.55556in" svg:height="1.44792in" presentation:class="title" presentation:placeholder="false">
        <draw:text-box>
          <text:p text:style-name="a528" text:class-names="" text:cond-style-name=""><text:span text:style-name="a526" text:class-names="">Click to edit Master title style</text:span><text:span text:style-name="a527" text:class-names=""/></text:p>
        </draw:text-box>
        <svg:title/>
        <svg:desc/>
      </draw:frame>
      <draw:frame draw:id="id102" presentation:style-name="a545" draw:name="Content Placeholder 2" svg:x="4.6875in" svg:y="0.89236in" svg:width="5.57986in" svg:height="4.40799in" presentation:class="object" presentation:placeholder="false">
        <draw:text-box>
          <text:p text:style-name="a531" text:class-names="" text:cond-style-name=""><text:span text:style-name="a530" text:class-names="">Click to edit Master text styles</text:span></text:p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 le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Fifth level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49" draw:name="Text Placeholder 3" svg:x="0.75868in" svg:y="1.86111in" svg:width="3.55556in" svg:height="3.4461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</draw:text-box>
        <svg:title/>
        <svg:desc/>
      </draw:frame>
      <draw:frame draw:id="id104" presentation:style-name="a552" draw:name="Date Placeholder 4" svg:x="0.3937in" svg:y="5.70866in" svg:width="2.55906in" svg:height="0.3937in" presentation:class="date-time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05" presentation:style-name="a555" draw:name="Footer Placeholder 5" svg:x="3.74016in" svg:y="5.70866in" svg:width="3.54331in" svg:height="0.3937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06" presentation:style-name="a559" draw:name="Slide Number Placeholder 6" svg:x="8.07087in" svg:y="5.70866in" svg:width="2.55906in" svg:height="0.3937in" presentation:class="page-number" presentation:placeholder="false">
        <draw:text-box>
          <text:p text:style-name="a558" text:class-names="" text:cond-style-name=""><text:span text:style-name="a556" text:class-names=""><text:page-number style:num-format="1" text:fixed="false"/></text:span><text:span text:style-name="a557" text:class-names=""/></text:p>
        </draw:text-box>
        <svg:title/>
        <svg:desc/>
      </draw:frame>
      <presentation:notes style:page-layout-name="pageLayout2" draw:style-name="a576">
        <draw:page-thumbnail svg:x="1.5in" svg:y="0.83583in" svg:width="5.49921in" svg:height="4.12441in" presentation:class="page" draw:id="id11" presentation:style-name="a560" draw:name="Slide Image Placeholder 1">
          <svg:title/>
          <svg:desc/>
        </draw:page-thumbnail>
        <draw:frame draw:id="id12" presentation:style-name="a563" draw:name="Notes Placeholder 2" svg:x="0.85in" svg:y="5.2248in" svg:width="6.79961in" svg:height="4.94961in" presentation:class="notes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3" presentation:style-name="a566" draw:name="Header Placeholder 3" svg:x="0in" svg:y="0in" svg:width="3.68858in" svg:height="0.54961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4" presentation:style-name="a569" draw:name="Date Placeholder 4" svg:x="4.81102in" svg:y="0in" svg:width="3.68858in" svg:height="0.54961in" presentation:class="date-time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5" presentation:style-name="a572" draw:name="Footer Placeholder 5" svg:x="0in" svg:y="10.45in" svg:width="3.68858in" svg:height="0.54961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6" presentation:style-name="a575" draw:name="Slide Number Placeholder 6" svg:x="4.81102in" svg:y="10.45in" svg:width="3.68858in" svg:height="0.54961in" presentation:class="page-number" presentation:placeholder="false">
          <draw:text-box>
            <text:p text:style-name="a574" text:class-names="" text:cond-style-name=""><text:span text:style-name="a5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7">
      <draw:custom-shape svg:x="0in" svg:y="0in" svg:width="5.31457in" svg:height="3.14921in" draw:id="id107" draw:layer="Master1-bg" draw:style-name="a580" draw:name="Freeform: Shap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108" draw:layer="Master1-bg" draw:style-name="a583" draw:name="Freeform: Shap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109" draw:layer="Master1-bg" draw:style-name="a586" draw:name="Freeform: Shap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110" draw:layer="Master1-bg" draw:style-name="a589" draw:name="Freeform: Shape 10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111" draw:layer="Master1-bg" draw:style-name="a592" draw:name="Freeform: Shape 11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112" draw:layer="Master1-bg" draw:style-name="a595" draw:name="Freeform: Shape 12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3" presentation:style-name="a599" draw:name="Title 1" svg:x="0.75868in" svg:y="0.41319in" svg:width="3.55556in" svg:height="1.44792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114" presentation:style-name="a602" draw:name="Picture Placeholder 2" svg:x="4.6875in" svg:y="0.89236in" svg:width="5.57986in" svg:height="4.40799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115" presentation:style-name="a606" draw:name="Text Placeholder 3" svg:x="0.75868in" svg:y="1.86111in" svg:width="3.55556in" svg:height="3.44618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16" presentation:style-name="a609" draw:name="Date Placeholder 4" svg:x="0.3937in" svg:y="5.70866in" svg:width="2.55906in" svg:height="0.3937in" presentation:class="date-time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117" presentation:style-name="a612" draw:name="Footer Placeholder 5" svg:x="3.74016in" svg:y="5.70866in" svg:width="3.54331in" svg:height="0.3937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118" presentation:style-name="a616" draw:name="Slide Number Placeholder 6" svg:x="8.07087in" svg:y="5.70866in" svg:width="2.55906in" svg:height="0.3937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/></text:span><text:span text:style-name="a614" text:class-names=""/></text:p>
        </draw:text-box>
        <svg:title/>
        <svg:desc/>
      </draw:frame>
      <presentation:notes style:page-layout-name="pageLayout2" draw:style-name="a633">
        <draw:page-thumbnail svg:x="1.5in" svg:y="0.83583in" svg:width="5.49921in" svg:height="4.12441in" presentation:class="page" draw:id="id11" presentation:style-name="a617" draw:name="Slide Image Placeholder 1">
          <svg:title/>
          <svg:desc/>
        </draw:page-thumbnail>
        <draw:frame draw:id="id12" presentation:style-name="a620" draw:name="Notes Placeholder 2" svg:x="0.85in" svg:y="5.2248in" svg:width="6.79961in" svg:height="4.94961in" presentation:class="notes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3" presentation:style-name="a623" draw:name="Header Placeholder 3" svg:x="0in" svg:y="0in" svg:width="3.68858in" svg:height="0.54961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4" presentation:style-name="a626" draw:name="Date Placeholder 4" svg:x="4.81102in" svg:y="0in" svg:width="3.68858in" svg:height="0.54961in" presentation:class="date-time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5" presentation:style-name="a629" draw:name="Footer Placeholder 5" svg:x="0in" svg:y="10.45in" svg:width="3.68858in" svg:height="0.54961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6" presentation:style-name="a632" draw:name="Slide Number Placeholder 6" svg:x="4.81102in" svg:y="10.45in" svg:width="3.68858in" svg:height="0.54961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4">
      <draw:custom-shape svg:x="0in" svg:y="0in" svg:width="5.31457in" svg:height="3.14921in" draw:id="id119" draw:layer="Master1-bg" draw:style-name="a637" draw:name="Freeform: Shape 6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120" draw:layer="Master1-bg" draw:style-name="a640" draw:name="Freeform: Shape 7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121" draw:layer="Master1-bg" draw:style-name="a643" draw:name="Freeform: Shape 8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122" draw:layer="Master1-bg" draw:style-name="a646" draw:name="Freeform: Shape 9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123" draw:layer="Master1-bg" draw:style-name="a649" draw:name="Freeform: Shape 10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124" draw:layer="Master1-bg" draw:style-name="a652" draw:name="Freeform: Shape 11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25" presentation:style-name="a656" draw:name="Title 1" svg:x="0.59055in" svg:y="0.19685in" svg:width="4.33071in" svg:height="0.98425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126" presentation:style-name="a673" draw:name="Vertical Text Placeholder 2" svg:x="4.13386in" svg:y="2.16535in" svg:width="2.75591in" svg:height="1.9685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676" draw:name="Date Placeholder 3" svg:x="0.3937in" svg:y="5.70866in" svg:width="2.55906in" svg:height="0.3937in" presentation:class="date-time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28" presentation:style-name="a679" draw:name="Footer Placeholder 4" svg:x="3.74016in" svg:y="5.70866in" svg:width="3.54331in" svg:height="0.3937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29" presentation:style-name="a683" draw:name="Slide Number Placeholder 5" svg:x="8.07087in" svg:y="5.70866in" svg:width="2.55906in" svg:height="0.3937in" presentation:class="page-number" presentation:placeholder="false">
        <draw:text-box>
          <text:p text:style-name="a682" text:class-names="" text:cond-style-name=""><text:span text:style-name="a680" text:class-names=""><text:page-number style:num-format="1" text:fixed="false"/></text:span><text:span text:style-name="a681" text:class-names=""/></text:p>
        </draw:text-box>
        <svg:title/>
        <svg:desc/>
      </draw:frame>
      <presentation:notes style:page-layout-name="pageLayout2" draw:style-name="a700">
        <draw:page-thumbnail svg:x="1.5in" svg:y="0.83583in" svg:width="5.49921in" svg:height="4.12441in" presentation:class="page" draw:id="id11" presentation:style-name="a684" draw:name="Slide Image Placeholder 1">
          <svg:title/>
          <svg:desc/>
        </draw:page-thumbnail>
        <draw:frame draw:id="id12" presentation:style-name="a687" draw:name="Notes Placeholder 2" svg:x="0.85in" svg:y="5.2248in" svg:width="6.79961in" svg:height="4.94961in" presentation:class="notes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3" presentation:style-name="a690" draw:name="Header Placeholder 3" svg:x="0in" svg:y="0in" svg:width="3.68858in" svg:height="0.54961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4" presentation:style-name="a693" draw:name="Date Placeholder 4" svg:x="4.81102in" svg:y="0in" svg:width="3.68858in" svg:height="0.54961in" presentation:class="date-time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5" presentation:style-name="a696" draw:name="Footer Placeholder 5" svg:x="0in" svg:y="10.45in" svg:width="3.68858in" svg:height="0.54961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6" presentation:style-name="a699" draw:name="Slide Number Placeholder 6" svg:x="4.81102in" svg:y="10.45in" svg:width="3.68858in" svg:height="0.54961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1">
      <draw:custom-shape svg:x="0in" svg:y="0in" svg:width="5.31457in" svg:height="3.14921in" draw:id="id130" draw:layer="Master1-bg" draw:style-name="a704" draw:name="Freeform: Shape 6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13500 8000" draw:enhanced-path="M 0 0 L 0 500 10404 8000 13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3500"/>
          <draw:equation draw:name="f7" draw:formula="?f4 / 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4.72441in" svg:y="0in" svg:width="6.29882in" svg:height="2.36181in" draw:id="id131" draw:layer="Master1-bg" draw:style-name="a707" draw:name="Freeform: Shape 7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16000 6000" draw:enhanced-path="M 16000 0 L 2500 0 0 6000 1600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1.37795in" svg:width="4.92087in" svg:height="4.13346in" draw:id="id132" draw:layer="Master1-bg" draw:style-name="a710" draw:name="Freeform: Shape 8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12500 10500" draw:enhanced-path="M 12500 10500 L 12500 0 0 2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10236in" svg:y="3.34646in" svg:width="4.92087in" svg:height="2.85394in" draw:id="id133" draw:layer="Master1-bg" draw:style-name="a713" draw:name="Freeform: Shape 9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12500 7250" draw:enhanced-path="M 12500 7250 L 12500 6500 2000 0 0 7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500"/>
          <draw:equation draw:name="f7" draw:formula="?f4 / 7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11732in" svg:width="6.29882in" svg:height="2.08307in" draw:id="id134" draw:layer="Master1-bg" draw:style-name="a716" draw:name="Freeform: Shape 10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16000 5292" draw:enhanced-path="M 0 5292 L 14500 5292 16000 0 0 2542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000"/>
          <draw:equation draw:name="f7" draw:formula="?f4 / 5292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.59055in" svg:width="4.72402in" svg:height="4.13346in" draw:id="id135" draw:layer="Master1-bg" draw:style-name="a719" draw:name="Freeform: Shape 11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12000 10500" draw:enhanced-path="M 0 0 L 0 10500 12000 8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6" presentation:style-name="a723" draw:name="Vertical Title 1" svg:x="5.31597in" svg:y="0.19618in" svg:width="1.57465in" svg:height="3.9375in" presentation:class="title" presentation:placeholder="false">
        <draw:text-box>
          <text:p text:style-name="a722" text:class-names="" text:cond-style-name=""><text:span text:style-name="a720" text:class-names="">Click to edit Master title style</text:span><text:span text:style-name="a721" text:class-names=""/></text:p>
        </draw:text-box>
        <svg:title/>
        <svg:desc/>
      </draw:frame>
      <draw:frame draw:id="id137" presentation:style-name="a740" draw:name="Vertical Text Placeholder 2" svg:x="0.59028in" svg:y="0.19618in" svg:width="4.55903in" svg:height="3.9375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cond le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hird le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list text:style-name="a739">
                            <text:list-item>
                              <text:p text:style-name="a738" text:class-names="" text:cond-style-name=""><text:span text:style-name="a736" text:class-names="">Fifth level</text:span><text:span text:style-name="a7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43" draw:name="Date Placeholder 3" svg:x="0.3937in" svg:y="5.70866in" svg:width="2.55906in" svg:height="0.3937in" presentation:class="date-tim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139" presentation:style-name="a746" draw:name="Footer Placeholder 4" svg:x="3.74016in" svg:y="5.70866in" svg:width="3.54331in" svg:height="0.3937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40" presentation:style-name="a750" draw:name="Slide Number Placeholder 5" svg:x="8.07087in" svg:y="5.70866in" svg:width="2.55906in" svg:height="0.3937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</draw:text-box>
        <svg:title/>
        <svg:desc/>
      </draw:frame>
      <presentation:notes style:page-layout-name="pageLayout2" draw:style-name="a767">
        <draw:page-thumbnail svg:x="1.5in" svg:y="0.83583in" svg:width="5.49921in" svg:height="4.12441in" presentation:class="page" draw:id="id11" presentation:style-name="a751" draw:name="Slide Image Placeholder 1">
          <svg:title/>
          <svg:desc/>
        </draw:page-thumbnail>
        <draw:frame draw:id="id12" presentation:style-name="a754" draw:name="Notes Placeholder 2" svg:x="0.85in" svg:y="5.2248in" svg:width="6.79961in" svg:height="4.94961in" presentation:class="notes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3" presentation:style-name="a757" draw:name="Header Placeholder 3" svg:x="0in" svg:y="0in" svg:width="3.68858in" svg:height="0.54961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4" presentation:style-name="a760" draw:name="Date Placeholder 4" svg:x="4.81102in" svg:y="0in" svg:width="3.68858in" svg:height="0.54961in" presentation:class="date-time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15" presentation:style-name="a763" draw:name="Footer Placeholder 5" svg:x="0in" svg:y="10.45in" svg:width="3.68858in" svg:height="0.54961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6" presentation:style-name="a766" draw:name="Slide Number Placeholder 6" svg:x="4.81102in" svg:y="10.45in" svg:width="3.68858in" svg:height="0.54961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cus1" style:page-layout-name="pageLayout1" draw:style-name="a768">
      <draw:custom-shape svg:x="-0.04016in" svg:y="0in" svg:width="3.58307in" svg:height="3.54291in" draw:id="id141" draw:style-name="a771" draw:name="Freeform: Shape 1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42" draw:style-name="a774" draw:name="Freeform: Shape 2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43" draw:style-name="a777" draw:name="Freeform: Shape 3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144" draw:style-name="a780" draw:name="Freeform: Shape 4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145" draw:style-name="a783" draw:name="Freeform: Shape 5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146" draw:style-name="a786" draw:name="Freeform: Shape 6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7" presentation:style-name="a789" draw:name="Date Placeholder 7" svg:x="0.3937in" svg:y="5.70866in" svg:width="2.55906in" svg:height="0.3937in" presentation:class="date-tim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48" presentation:style-name="a792" draw:name="Footer Placeholder 8" svg:x="3.74016in" svg:y="5.70866in" svg:width="3.54331in" svg:height="0.3937in" presentation:class="foot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149" presentation:style-name="a795" draw:name="Slide Number Placeholder 9" svg:x="8.07087in" svg:y="5.70866in" svg:width="2.55906in" svg:height="0.3937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draw:frame draw:id="id150" presentation:style-name="a798" draw:name="Title Placeholder 10" svg:x="3.14961in" svg:y="0.98425in" svg:width="4.72441in" svg:height="1.1811in" presentation:class="titl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51" presentation:style-name="a815" draw:name="Text Placeholder 11" svg:x="3.14961in" svg:y="2.3622in" svg:width="4.72441in" svg:height="2.7559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Click to edit Master text styles</text:span></text:p>
            </text:list-item>
          </text:list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list text:style-name="a814">
                            <text:list-item>
                              <text:p text:style-name="a813" text:class-names="" text:cond-style-name=""><text:span text:style-name="a811" text:class-names="">Fifth level</text:span><text:span text:style-name="a8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2">
        <draw:page-thumbnail svg:x="1.5in" svg:y="0.83583in" svg:width="5.49921in" svg:height="4.12441in" presentation:class="page" draw:id="id11" presentation:style-name="a816" draw:name="Slide Image Placeholder 1">
          <svg:title/>
          <svg:desc/>
        </draw:page-thumbnail>
        <draw:frame draw:id="id12" presentation:style-name="a819" draw:name="Notes Placeholder 2" svg:x="0.85in" svg:y="5.2248in" svg:width="6.79961in" svg:height="4.94961in" presentation:class="notes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3" presentation:style-name="a822" draw:name="Header Placeholder 3" svg:x="0in" svg:y="0in" svg:width="3.68858in" svg:height="0.54961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4" presentation:style-name="a825" draw:name="Date Placeholder 4" svg:x="4.81102in" svg:y="0in" svg:width="3.68858in" svg:height="0.54961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5" presentation:style-name="a828" draw:name="Footer Placeholder 5" svg:x="0in" svg:y="10.45in" svg:width="3.68858in" svg:height="0.5496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6" presentation:style-name="a831" draw:name="Slide Number Placeholder 6" svg:x="4.81102in" svg:y="10.45in" svg:width="3.68858in" svg:height="0.5496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833">
      <draw:custom-shape svg:x="-0.04016in" svg:y="0in" svg:width="3.58307in" svg:height="3.54291in" draw:id="id152" draw:layer="Master2-bg" draw:style-name="a836" draw:name="Freeform: Shape 6">
        <svg:title/>
        <svg:desc/>
        <text:p text:style-name="a835" text:class-names="" text:cond-style-name=""><text:span text:style-name="a834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53" draw:layer="Master2-bg" draw:style-name="a839" draw:name="Freeform: Shape 7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54" draw:layer="Master2-bg" draw:style-name="a842" draw:name="Freeform: Shape 8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155" draw:layer="Master2-bg" draw:style-name="a845" draw:name="Freeform: Shape 9">
        <svg:title/>
        <svg:desc/>
        <text:p text:style-name="a844" text:class-names="" text:cond-style-name=""><text:span text:style-name="a843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156" draw:layer="Master2-bg" draw:style-name="a848" draw:name="Freeform: Shape 10">
        <svg:title/>
        <svg:desc/>
        <text:p text:style-name="a847" text:class-names="" text:cond-style-name=""><text:span text:style-name="a846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157" draw:layer="Master2-bg" draw:style-name="a851" draw:name="Freeform: Shape 11">
        <svg:title/>
        <svg:desc/>
        <text:p text:style-name="a850" text:class-names="" text:cond-style-name=""><text:span text:style-name="a849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8" presentation:style-name="a855" draw:name="Title 1" svg:x="1.37847in" svg:y="1.01563in" svg:width="8.26736in" svg:height="2.15799in" presentation:class="title" presentation:placeholder="false">
        <draw:text-box>
          <text:p text:style-name="a854" text:class-names="" text:cond-style-name=""><text:span text:style-name="a852" text:class-names="">Click to edit Master title style</text:span><text:span text:style-name="a853" text:class-names=""/></text:p>
        </draw:text-box>
        <svg:title/>
        <svg:desc/>
      </draw:frame>
      <draw:frame draw:id="id159" presentation:style-name="a859" draw:name="Subtitle 2" svg:x="1.37847in" svg:y="3.25694in" svg:width="8.26736in" svg:height="1.49826in" presentation:class="subtitle" presentation:placeholder="false">
        <draw:text-box>
          <text:p text:style-name="a858" text:class-names="" text:cond-style-name=""><text:span text:style-name="a856" text:class-names="">Click to edit Master subtitle style</text:span><text:span text:style-name="a857" text:class-names=""/></text:p>
        </draw:text-box>
        <svg:title/>
        <svg:desc/>
      </draw:frame>
      <draw:frame draw:id="id160" presentation:style-name="a862" draw:name="Date Placeholder 3" svg:x="0.3937in" svg:y="5.70866in" svg:width="2.55906in" svg:height="0.3937in" presentation:class="date-time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61" presentation:style-name="a865" draw:name="Footer Placeholder 4" svg:x="3.74016in" svg:y="5.70866in" svg:width="3.54331in" svg:height="0.3937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62" presentation:style-name="a869" draw:name="Slide Number Placeholder 5" svg:x="8.07087in" svg:y="5.70866in" svg:width="2.55906in" svg:height="0.3937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/></text:span><text:span text:style-name="a867" text:class-names=""/></text:p>
        </draw:text-box>
        <svg:title/>
        <svg:desc/>
      </draw:frame>
      <presentation:notes style:page-layout-name="pageLayout2" draw:style-name="a886">
        <draw:page-thumbnail svg:x="1.5in" svg:y="0.83583in" svg:width="5.49921in" svg:height="4.12441in" presentation:class="page" draw:id="id11" presentation:style-name="a870" draw:name="Slide Image Placeholder 1">
          <svg:title/>
          <svg:desc/>
        </draw:page-thumbnail>
        <draw:frame draw:id="id12" presentation:style-name="a873" draw:name="Notes Placeholder 2" svg:x="0.85in" svg:y="5.2248in" svg:width="6.79961in" svg:height="4.94961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3" presentation:style-name="a876" draw:name="Header Placeholder 3" svg:x="0in" svg:y="0in" svg:width="3.68858in" svg:height="0.54961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4" presentation:style-name="a879" draw:name="Date Placeholder 4" svg:x="4.81102in" svg:y="0in" svg:width="3.68858in" svg:height="0.54961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5" presentation:style-name="a882" draw:name="Footer Placeholder 5" svg:x="0in" svg:y="10.45in" svg:width="3.68858in" svg:height="0.54961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6" presentation:style-name="a885" draw:name="Slide Number Placeholder 6" svg:x="4.81102in" svg:y="10.45in" svg:width="3.68858in" svg:height="0.54961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87">
      <draw:custom-shape svg:x="-0.04016in" svg:y="0in" svg:width="3.58307in" svg:height="3.54291in" draw:id="id163" draw:layer="Master2-bg" draw:style-name="a890" draw:name="Freeform: Shape 6">
        <svg:title/>
        <svg:desc/>
        <text:p text:style-name="a889" text:class-names="" text:cond-style-name=""><text:span text:style-name="a888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64" draw:layer="Master2-bg" draw:style-name="a893" draw:name="Freeform: Shape 7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65" draw:layer="Master2-bg" draw:style-name="a896" draw:name="Freeform: Shape 8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166" draw:layer="Master2-bg" draw:style-name="a899" draw:name="Freeform: Shape 9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167" draw:layer="Master2-bg" draw:style-name="a902" draw:name="Freeform: Shape 10">
        <svg:title/>
        <svg:desc/>
        <text:p text:style-name="a901" text:class-names="" text:cond-style-name=""><text:span text:style-name="a900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168" draw:layer="Master2-bg" draw:style-name="a905" draw:name="Freeform: Shape 11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9" presentation:style-name="a909" draw:name="Title 1" svg:x="3.14961in" svg:y="0.98425in" svg:width="4.72441in" svg:height="1.1811in" presentation:class="title" presentation:placeholder="false">
        <draw:text-box>
          <text:p text:style-name="a908" text:class-names="" text:cond-style-name=""><text:span text:style-name="a906" text:class-names="">Click to edit Master title style</text:span><text:span text:style-name="a907" text:class-names=""/></text:p>
        </draw:text-box>
        <svg:title/>
        <svg:desc/>
      </draw:frame>
      <draw:frame draw:id="id170" presentation:style-name="a925" draw:name="Content Placeholder 2" svg:x="3.14961in" svg:y="2.3622in" svg:width="4.72441in" svg:height="2.75591in" presentation:class="object" presentation:placeholder="false">
        <draw:text-box>
          <text:p text:style-name="a911" text:class-names="" text:cond-style-name=""><text:span text:style-name="a910" text:class-names="">Click to edit Master text styles</text:span></text:p>
          <text:list text:style-name="a914">
            <text:list-item>
              <text:list text:style-name="a914">
                <text:list-item>
                  <text:p text:style-name="a913" text:class-names="" text:cond-style-name=""><text:span text:style-name="a912" text:class-names="">Second level</text:span></text:p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p text:style-name="a916" text:class-names="" text:cond-style-name=""><text:span text:style-name="a915" text:class-names="">Third level</text:span></text:p>
                    </text:list-item>
                  </text:list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list text:style-name="a920">
                        <text:list-item>
                          <text:p text:style-name="a919" text:class-names="" text:cond-style-name=""><text:span text:style-name="a9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1" text:class-names="">Fifth level</text:span><text:span text:style-name="a9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928" draw:name="Date Placeholder 3" svg:x="0.3937in" svg:y="5.70866in" svg:width="2.55906in" svg:height="0.3937in" presentation:class="date-time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72" presentation:style-name="a931" draw:name="Footer Placeholder 4" svg:x="3.74016in" svg:y="5.70866in" svg:width="3.54331in" svg:height="0.3937in" presentation:class="footer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173" presentation:style-name="a935" draw:name="Slide Number Placeholder 5" svg:x="8.07087in" svg:y="5.70866in" svg:width="2.55906in" svg:height="0.3937in" presentation:class="page-number" presentation:placeholder="false">
        <draw:text-box>
          <text:p text:style-name="a934" text:class-names="" text:cond-style-name=""><text:span text:style-name="a932" text:class-names=""><text:page-number style:num-format="1" text:fixed="false"/></text:span><text:span text:style-name="a933" text:class-names=""/></text:p>
        </draw:text-box>
        <svg:title/>
        <svg:desc/>
      </draw:frame>
      <presentation:notes style:page-layout-name="pageLayout2" draw:style-name="a952">
        <draw:page-thumbnail svg:x="1.5in" svg:y="0.83583in" svg:width="5.49921in" svg:height="4.12441in" presentation:class="page" draw:id="id11" presentation:style-name="a936" draw:name="Slide Image Placeholder 1">
          <svg:title/>
          <svg:desc/>
        </draw:page-thumbnail>
        <draw:frame draw:id="id12" presentation:style-name="a939" draw:name="Notes Placeholder 2" svg:x="0.85in" svg:y="5.2248in" svg:width="6.79961in" svg:height="4.94961in" presentation:class="notes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3" presentation:style-name="a942" draw:name="Header Placeholder 3" svg:x="0in" svg:y="0in" svg:width="3.68858in" svg:height="0.54961in" presentation:class="head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4" presentation:style-name="a945" draw:name="Date Placeholder 4" svg:x="4.81102in" svg:y="0in" svg:width="3.68858in" svg:height="0.54961in" presentation:class="date-time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5" presentation:style-name="a948" draw:name="Footer Placeholder 5" svg:x="0in" svg:y="10.45in" svg:width="3.68858in" svg:height="0.54961in" presentation:class="footer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6" presentation:style-name="a951" draw:name="Slide Number Placeholder 6" svg:x="4.81102in" svg:y="10.45in" svg:width="3.68858in" svg:height="0.54961in" presentation:class="page-number" presentation:placeholder="false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53">
      <draw:custom-shape svg:x="-0.04016in" svg:y="0in" svg:width="3.58307in" svg:height="3.54291in" draw:id="id174" draw:layer="Master2-bg" draw:style-name="a956" draw:name="Freeform: 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75" draw:layer="Master2-bg" draw:style-name="a959" draw:name="Freeform: Shape 7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76" draw:layer="Master2-bg" draw:style-name="a962" draw:name="Freeform: Shape 8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177" draw:layer="Master2-bg" draw:style-name="a965" draw:name="Freeform: Shape 9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178" draw:layer="Master2-bg" draw:style-name="a968" draw:name="Freeform: Shape 10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179" draw:layer="Master2-bg" draw:style-name="a971" draw:name="Freeform: Shape 11">
        <svg:title/>
        <svg:desc/>
        <text:p text:style-name="a970" text:class-names="" text:cond-style-name=""><text:span text:style-name="a969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0" presentation:style-name="a975" draw:name="Title 1" svg:x="0.75174in" svg:y="1.54688in" svg:width="9.50868in" svg:height="2.57812in" presentation:class="title" presentation:placeholder="false">
        <draw:text-box>
          <text:p text:style-name="a974" text:class-names="" text:cond-style-name=""><text:span text:style-name="a972" text:class-names="">Click to edit Master title style</text:span><text:span text:style-name="a973" text:class-names=""/></text:p>
        </draw:text-box>
        <svg:title/>
        <svg:desc/>
      </draw:frame>
      <draw:frame draw:id="id181" presentation:style-name="a979" draw:name="Text Placeholder 2" svg:x="0.75174in" svg:y="4.14931in" svg:width="9.50868in" svg:height="1.35764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Click to edit Master text styles</text:span></text:p>
            </text:list-item>
          </text:list>
        </draw:text-box>
        <svg:title/>
        <svg:desc/>
      </draw:frame>
      <draw:frame draw:id="id182" presentation:style-name="a982" draw:name="Date Placeholder 3" svg:x="0.3937in" svg:y="5.70866in" svg:width="2.55906in" svg:height="0.3937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83" presentation:style-name="a985" draw:name="Footer Placeholder 4" svg:x="3.74016in" svg:y="5.70866in" svg:width="3.54331in" svg:height="0.3937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84" presentation:style-name="a989" draw:name="Slide Number Placeholder 5" svg:x="8.07087in" svg:y="5.70866in" svg:width="2.55906in" svg:height="0.3937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title/>
        <svg:desc/>
      </draw:frame>
      <presentation:notes style:page-layout-name="pageLayout2" draw:style-name="a1006">
        <draw:page-thumbnail svg:x="1.5in" svg:y="0.83583in" svg:width="5.49921in" svg:height="4.12441in" presentation:class="page" draw:id="id11" presentation:style-name="a990" draw:name="Slide Image Placeholder 1">
          <svg:title/>
          <svg:desc/>
        </draw:page-thumbnail>
        <draw:frame draw:id="id12" presentation:style-name="a993" draw:name="Notes Placeholder 2" svg:x="0.85in" svg:y="5.2248in" svg:width="6.79961in" svg:height="4.94961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3" presentation:style-name="a996" draw:name="Header Placeholder 3" svg:x="0in" svg:y="0in" svg:width="3.68858in" svg:height="0.54961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4" presentation:style-name="a999" draw:name="Date Placeholder 4" svg:x="4.81102in" svg:y="0in" svg:width="3.68858in" svg:height="0.54961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5" presentation:style-name="a1002" draw:name="Footer Placeholder 5" svg:x="0in" svg:y="10.45in" svg:width="3.68858in" svg:height="0.54961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6" presentation:style-name="a1005" draw:name="Slide Number Placeholder 6" svg:x="4.81102in" svg:y="10.45in" svg:width="3.68858in" svg:height="0.54961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007">
      <draw:custom-shape svg:x="-0.04016in" svg:y="0in" svg:width="3.58307in" svg:height="3.54291in" draw:id="id185" draw:layer="Master2-bg" draw:style-name="a1010" draw:name="Freeform: Shape 7">
        <svg:title/>
        <svg:desc/>
        <text:p text:style-name="a1009" text:class-names="" text:cond-style-name=""><text:span text:style-name="a1008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86" draw:layer="Master2-bg" draw:style-name="a1013" draw:name="Freeform: Shape 8">
        <svg:title/>
        <svg:desc/>
        <text:p text:style-name="a1012" text:class-names="" text:cond-style-name=""><text:span text:style-name="a1011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87" draw:layer="Master2-bg" draw:style-name="a1016" draw:name="Freeform: Shape 9">
        <svg:title/>
        <svg:desc/>
        <text:p text:style-name="a1015" text:class-names="" text:cond-style-name=""><text:span text:style-name="a1014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188" draw:layer="Master2-bg" draw:style-name="a1019" draw:name="Freeform: Shape 10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189" draw:layer="Master2-bg" draw:style-name="a1022" draw:name="Freeform: Shape 11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190" draw:layer="Master2-bg" draw:style-name="a1025" draw:name="Freeform: Shape 12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1" presentation:style-name="a1029" draw:name="Title 1" svg:x="3.14961in" svg:y="0.98425in" svg:width="4.72441in" svg:height="1.1811in" presentation:class="title" presentation:placeholder="false">
        <draw:text-box>
          <text:p text:style-name="a1028" text:class-names="" text:cond-style-name=""><text:span text:style-name="a1026" text:class-names="">Click to edit Master title style</text:span><text:span text:style-name="a1027" text:class-names=""/></text:p>
        </draw:text-box>
        <svg:title/>
        <svg:desc/>
      </draw:frame>
      <draw:frame draw:id="id192" presentation:style-name="a1045" draw:name="Content Placeholder 2" svg:x="3.14931in" svg:y="2.36285in" svg:width="2.27778in" svg:height="2.75521in" presentation:class="object" presentation:placeholder="false">
        <draw:text-box>
          <text:p text:style-name="a1031" text:class-names="" text:cond-style-name=""><text:span text:style-name="a1030" text:class-names="">Click to edit Master text styles</text:span></text:p>
          <text:list text:style-name="a1034">
            <text:list-item>
              <text:list text:style-name="a1034">
                <text:list-item>
                  <text:p text:style-name="a1033" text:class-names="" text:cond-style-name=""><text:span text:style-name="a1032" text:class-names="">Second level</text:span></text:p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p text:style-name="a1036" text:class-names="" text:cond-style-name=""><text:span text:style-name="a10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p text:style-name="a1039" text:class-names="" text:cond-style-name=""><text:span text:style-name="a10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list text:style-name="a1044">
                            <text:list-item>
                              <text:p text:style-name="a1043" text:class-names="" text:cond-style-name=""><text:span text:style-name="a1041" text:class-names="">Fifth level</text:span><text:span text:style-name="a10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061" draw:name="Content Placeholder 3" svg:x="5.59375in" svg:y="2.36285in" svg:width="2.27951in" svg:height="2.75521in" presentation:class="object" presentation:placeholder="false">
        <draw:text-box>
          <text:p text:style-name="a1047" text:class-names="" text:cond-style-name=""><text:span text:style-name="a1046" text:class-names="">Click to edit Master text styles</text:span></text:p>
          <text:list text:style-name="a1050">
            <text:list-item>
              <text:list text:style-name="a1050">
                <text:list-item>
                  <text:p text:style-name="a1049" text:class-names="" text:cond-style-name=""><text:span text:style-name="a1048" text:class-names="">Second level</text:span></text:p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p text:style-name="a1052" text:class-names="" text:cond-style-name=""><text:span text:style-name="a10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p text:style-name="a1055" text:class-names="" text:cond-style-name=""><text:span text:style-name="a10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list text:style-name="a1060">
                        <text:list-item>
                          <text:list text:style-name="a1060">
                            <text:list-item>
                              <text:p text:style-name="a1059" text:class-names="" text:cond-style-name=""><text:span text:style-name="a1057" text:class-names="">Fifth level</text:span><text:span text:style-name="a10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064" draw:name="Date Placeholder 4" svg:x="0.3937in" svg:y="5.70866in" svg:width="2.55906in" svg:height="0.3937in" presentation:class="date-time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95" presentation:style-name="a1067" draw:name="Footer Placeholder 5" svg:x="3.74016in" svg:y="5.70866in" svg:width="3.54331in" svg:height="0.3937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96" presentation:style-name="a1071" draw:name="Slide Number Placeholder 6" svg:x="8.07087in" svg:y="5.70866in" svg:width="2.55906in" svg:height="0.3937in" presentation:class="page-number" presentation:placeholder="false">
        <draw:text-box>
          <text:p text:style-name="a1070" text:class-names="" text:cond-style-name=""><text:span text:style-name="a1068" text:class-names=""><text:page-number style:num-format="1" text:fixed="false"/></text:span><text:span text:style-name="a1069" text:class-names=""/></text:p>
        </draw:text-box>
        <svg:title/>
        <svg:desc/>
      </draw:frame>
      <presentation:notes style:page-layout-name="pageLayout2" draw:style-name="a1088">
        <draw:page-thumbnail svg:x="1.5in" svg:y="0.83583in" svg:width="5.49921in" svg:height="4.12441in" presentation:class="page" draw:id="id11" presentation:style-name="a1072" draw:name="Slide Image Placeholder 1">
          <svg:title/>
          <svg:desc/>
        </draw:page-thumbnail>
        <draw:frame draw:id="id12" presentation:style-name="a1075" draw:name="Notes Placeholder 2" svg:x="0.85in" svg:y="5.2248in" svg:width="6.79961in" svg:height="4.94961in" presentation:class="notes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Header Placeholder 3" svg:x="0in" svg:y="0in" svg:width="3.68858in" svg:height="0.54961in" presentation:class="head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Date Placeholder 4" svg:x="4.81102in" svg:y="0in" svg:width="3.68858in" svg:height="0.54961in" presentation:class="date-time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5" presentation:style-name="a1084" draw:name="Footer Placeholder 5" svg:x="0in" svg:y="10.45in" svg:width="3.68858in" svg:height="0.54961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16" presentation:style-name="a1087" draw:name="Slide Number Placeholder 6" svg:x="4.81102in" svg:y="10.45in" svg:width="3.68858in" svg:height="0.54961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089">
      <draw:custom-shape svg:x="-0.04016in" svg:y="0in" svg:width="3.58307in" svg:height="3.54291in" draw:id="id197" draw:layer="Master2-bg" draw:style-name="a1092" draw:name="Freeform: Shape 9">
        <svg:title/>
        <svg:desc/>
        <text:p text:style-name="a1091" text:class-names="" text:cond-style-name=""><text:span text:style-name="a1090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198" draw:layer="Master2-bg" draw:style-name="a1095" draw:name="Freeform: Shape 10">
        <svg:title/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199" draw:layer="Master2-bg" draw:style-name="a1098" draw:name="Freeform: Shape 11">
        <svg:title/>
        <svg:desc/>
        <text:p text:style-name="a1097" text:class-names="" text:cond-style-name=""><text:span text:style-name="a1096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00" draw:layer="Master2-bg" draw:style-name="a1101" draw:name="Freeform: Shape 12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01" draw:layer="Master2-bg" draw:style-name="a1104" draw:name="Freeform: Shape 13">
        <svg:title/>
        <svg:desc/>
        <text:p text:style-name="a1103" text:class-names="" text:cond-style-name=""><text:span text:style-name="a1102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02" draw:layer="Master2-bg" draw:style-name="a1107" draw:name="Freeform: Shape 14">
        <svg:title/>
        <svg:desc/>
        <text:p text:style-name="a1106" text:class-names="" text:cond-style-name=""><text:span text:style-name="a1105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3" presentation:style-name="a1111" draw:name="Title 1" svg:x="0.75868in" svg:y="0.32986in" svg:width="9.50868in" svg:height="1.19965in" presentation:class="title" presentation:placeholder="false">
        <draw:text-box>
          <text:p text:style-name="a1110" text:class-names="" text:cond-style-name=""><text:span text:style-name="a1108" text:class-names="">Click to edit Master title style</text:span><text:span text:style-name="a1109" text:class-names=""/></text:p>
        </draw:text-box>
        <svg:title/>
        <svg:desc/>
      </draw:frame>
      <draw:frame draw:id="id204" presentation:style-name="a1115" draw:name="Text Placeholder 2" svg:x="0.75868in" svg:y="1.52083in" svg:width="4.66493in" svg:height="0.74479in" presentation:class="outline" presentation:placeholder="false">
        <draw:text-box>
          <text:list text:style-name="a1114">
            <text:list-item>
              <text:p text:style-name="a1113" text:class-names="" text:cond-style-name=""><text:span text:style-name="a1112" text:class-names="">Click to edit Master text styles</text:span></text:p>
            </text:list-item>
          </text:list>
        </draw:text-box>
        <svg:title/>
        <svg:desc/>
      </draw:frame>
      <draw:frame draw:id="id205" presentation:style-name="a1131" draw:name="Content Placeholder 3" svg:x="0.75868in" svg:y="2.26563in" svg:width="4.66493in" svg:height="3.3316in" presentation:class="object" presentation:placeholder="false">
        <draw:text-box>
          <text:p text:style-name="a1117" text:class-names="" text:cond-style-name=""><text:span text:style-name="a1116" text:class-names="">Click to edit Master text styles</text:span></text:p>
          <text:list text:style-name="a1120">
            <text:list-item>
              <text:list text:style-name="a1120">
                <text:list-item>
                  <text:p text:style-name="a1119" text:class-names="" text:cond-style-name=""><text:span text:style-name="a1118" text:class-names="">Second level</text:span></text:p>
                </text:list-item>
              </text:list>
            </text:list-item>
          </text:list>
          <text:list text:style-name="a1123">
            <text:list-item>
              <text:list text:style-name="a1123">
                <text:list-item>
                  <text:list text:style-name="a1123">
                    <text:list-item>
                      <text:p text:style-name="a1122" text:class-names="" text:cond-style-name=""><text:span text:style-name="a1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p text:style-name="a1125" text:class-names="" text:cond-style-name=""><text:span text:style-name="a1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list text:style-name="a1130">
                            <text:list-item>
                              <text:p text:style-name="a1129" text:class-names="" text:cond-style-name=""><text:span text:style-name="a1127" text:class-names="">Fifth level</text:span><text:span text:style-name="a1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135" draw:name="Text Placeholder 4" svg:x="5.5816in" svg:y="1.52083in" svg:width="4.68576in" svg:height="0.74479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Click to edit Master text styles</text:span></text:p>
            </text:list-item>
          </text:list>
        </draw:text-box>
        <svg:title/>
        <svg:desc/>
      </draw:frame>
      <draw:frame draw:id="id207" presentation:style-name="a1151" draw:name="Content Placeholder 5" svg:x="5.5816in" svg:y="2.26563in" svg:width="4.68576in" svg:height="3.3316in" presentation:class="object" presentation:placeholder="false">
        <draw:text-box>
          <text:p text:style-name="a1137" text:class-names="" text:cond-style-name=""><text:span text:style-name="a1136" text:class-names="">Click to edit Master text styles</text:span></text:p>
          <text:list text:style-name="a1140">
            <text:list-item>
              <text:list text:style-name="a1140">
                <text:list-item>
                  <text:p text:style-name="a1139" text:class-names="" text:cond-style-name=""><text:span text:style-name="a1138" text:class-names="">Second level</text:span></text:p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p text:style-name="a1142" text:class-names="" text:cond-style-name=""><text:span text:style-name="a1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list text:style-name="a1146">
                        <text:list-item>
                          <text:p text:style-name="a1145" text:class-names="" text:cond-style-name=""><text:span text:style-name="a1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0">
            <text:list-item>
              <text:list text:style-name="a1150">
                <text:list-item>
                  <text:list text:style-name="a1150">
                    <text:list-item>
                      <text:list text:style-name="a1150">
                        <text:list-item>
                          <text:list text:style-name="a1150">
                            <text:list-item>
                              <text:p text:style-name="a1149" text:class-names="" text:cond-style-name=""><text:span text:style-name="a1147" text:class-names="">Fifth level</text:span><text:span text:style-name="a1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154" draw:name="Date Placeholder 6" svg:x="0.3937in" svg:y="5.70866in" svg:width="2.55906in" svg:height="0.3937in" presentation:class="date-time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209" presentation:style-name="a1157" draw:name="Footer Placeholder 7" svg:x="3.74016in" svg:y="5.70866in" svg:width="3.54331in" svg:height="0.3937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210" presentation:style-name="a1161" draw:name="Slide Number Placeholder 8" svg:x="8.07087in" svg:y="5.70866in" svg:width="2.55906in" svg:height="0.3937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1.5in" svg:y="0.83583in" svg:width="5.49921in" svg:height="4.12441in" presentation:class="page" draw:id="id11" presentation:style-name="a1162" draw:name="Slide Image Placeholder 1">
          <svg:title/>
          <svg:desc/>
        </draw:page-thumbnail>
        <draw:frame draw:id="id12" presentation:style-name="a1165" draw:name="Notes Placeholder 2" svg:x="0.85in" svg:y="5.2248in" svg:width="6.79961in" svg:height="4.94961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3" presentation:style-name="a1168" draw:name="Header Placeholder 3" svg:x="0in" svg:y="0in" svg:width="3.68858in" svg:height="0.54961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4" presentation:style-name="a1171" draw:name="Date Placeholder 4" svg:x="4.81102in" svg:y="0in" svg:width="3.68858in" svg:height="0.54961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5" presentation:style-name="a1174" draw:name="Footer Placeholder 5" svg:x="0in" svg:y="10.45in" svg:width="3.68858in" svg:height="0.54961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6" presentation:style-name="a1177" draw:name="Slide Number Placeholder 6" svg:x="4.81102in" svg:y="10.45in" svg:width="3.68858in" svg:height="0.54961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179">
      <draw:custom-shape svg:x="-0.04016in" svg:y="0in" svg:width="3.58307in" svg:height="3.54291in" draw:id="id211" draw:layer="Master2-bg" draw:style-name="a1182" draw:name="Freeform: Shape 5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12" draw:layer="Master2-bg" draw:style-name="a1185" draw:name="Freeform: Shape 6">
        <svg:title/>
        <svg:desc/>
        <text:p text:style-name="a1184" text:class-names="" text:cond-style-name=""><text:span text:style-name="a1183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13" draw:layer="Master2-bg" draw:style-name="a1188" draw:name="Freeform: Shape 7">
        <svg:title/>
        <svg:desc/>
        <text:p text:style-name="a1187" text:class-names="" text:cond-style-name=""><text:span text:style-name="a1186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14" draw:layer="Master2-bg" draw:style-name="a1191" draw:name="Freeform: Shape 8">
        <svg:title/>
        <svg:desc/>
        <text:p text:style-name="a1190" text:class-names="" text:cond-style-name=""><text:span text:style-name="a1189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15" draw:layer="Master2-bg" draw:style-name="a1194" draw:name="Freeform: Shape 9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16" draw:layer="Master2-bg" draw:style-name="a1197" draw:name="Freeform: Shape 10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7" presentation:style-name="a1201" draw:name="Title 1" svg:x="3.14961in" svg:y="0.98425in" svg:width="4.72441in" svg:height="1.1811in" presentation:class="title" presentation:placeholder="false">
        <draw:text-box>
          <text:p text:style-name="a1200" text:class-names="" text:cond-style-name=""><text:span text:style-name="a1198" text:class-names="">Click to edit Master title style</text:span><text:span text:style-name="a1199" text:class-names=""/></text:p>
        </draw:text-box>
        <svg:title/>
        <svg:desc/>
      </draw:frame>
      <draw:frame draw:id="id218" presentation:style-name="a1204" draw:name="Date Placeholder 2" svg:x="0.3937in" svg:y="5.70866in" svg:width="2.55906in" svg:height="0.3937in" presentation:class="date-time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219" presentation:style-name="a1207" draw:name="Footer Placeholder 3" svg:x="3.74016in" svg:y="5.70866in" svg:width="3.54331in" svg:height="0.3937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220" presentation:style-name="a1211" draw:name="Slide Number Placeholder 4" svg:x="8.07087in" svg:y="5.70866in" svg:width="2.55906in" svg:height="0.3937in" presentation:class="page-number" presentation:placeholder="false">
        <draw:text-box>
          <text:p text:style-name="a1210" text:class-names="" text:cond-style-name=""><text:span text:style-name="a1208" text:class-names=""><text:page-number style:num-format="1" text:fixed="false"/></text:span><text:span text:style-name="a1209" text:class-names=""/></text:p>
        </draw:text-box>
        <svg:title/>
        <svg:desc/>
      </draw:frame>
      <presentation:notes style:page-layout-name="pageLayout2" draw:style-name="a1228">
        <draw:page-thumbnail svg:x="1.5in" svg:y="0.83583in" svg:width="5.49921in" svg:height="4.12441in" presentation:class="page" draw:id="id11" presentation:style-name="a1212" draw:name="Slide Image Placeholder 1">
          <svg:title/>
          <svg:desc/>
        </draw:page-thumbnail>
        <draw:frame draw:id="id12" presentation:style-name="a1215" draw:name="Notes Placeholder 2" svg:x="0.85in" svg:y="5.2248in" svg:width="6.79961in" svg:height="4.94961in" presentation:class="notes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13" presentation:style-name="a1218" draw:name="Header Placeholder 3" svg:x="0in" svg:y="0in" svg:width="3.68858in" svg:height="0.54961in" presentation:class="head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4" presentation:style-name="a1221" draw:name="Date Placeholder 4" svg:x="4.81102in" svg:y="0in" svg:width="3.68858in" svg:height="0.54961in" presentation:class="date-time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5" presentation:style-name="a1224" draw:name="Footer Placeholder 5" svg:x="0in" svg:y="10.45in" svg:width="3.68858in" svg:height="0.54961in" presentation:class="foot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6" presentation:style-name="a1227" draw:name="Slide Number Placeholder 6" svg:x="4.81102in" svg:y="10.45in" svg:width="3.68858in" svg:height="0.54961in" presentation:class="page-number" presentation:placeholder="false">
          <draw:text-box>
            <text:p text:style-name="a1226" text:class-names="" text:cond-style-name=""><text:span text:style-name="a1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229">
      <draw:custom-shape svg:x="-0.04016in" svg:y="0in" svg:width="3.58307in" svg:height="3.54291in" draw:id="id221" draw:layer="Master2-bg" draw:style-name="a1232" draw:name="Freeform: Shape 4">
        <svg:title/>
        <svg:desc/>
        <text:p text:style-name="a1231" text:class-names="" text:cond-style-name=""><text:span text:style-name="a1230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22" draw:layer="Master2-bg" draw:style-name="a1235" draw:name="Freeform: Shape 5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23" draw:layer="Master2-bg" draw:style-name="a1238" draw:name="Freeform: Shape 6">
        <svg:title/>
        <svg:desc/>
        <text:p text:style-name="a1237" text:class-names="" text:cond-style-name=""><text:span text:style-name="a1236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24" draw:layer="Master2-bg" draw:style-name="a1241" draw:name="Freeform: Shape 7">
        <svg:title/>
        <svg:desc/>
        <text:p text:style-name="a1240" text:class-names="" text:cond-style-name=""><text:span text:style-name="a1239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25" draw:layer="Master2-bg" draw:style-name="a1244" draw:name="Freeform: Shape 8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26" draw:layer="Master2-bg" draw:style-name="a1247" draw:name="Freeform: Shape 9">
        <svg:title/>
        <svg:desc/>
        <text:p text:style-name="a1246" text:class-names="" text:cond-style-name=""><text:span text:style-name="a1245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7" presentation:style-name="a1250" draw:name="Date Placeholder 1" svg:x="0.3937in" svg:y="5.70866in" svg:width="2.55906in" svg:height="0.393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228" presentation:style-name="a1253" draw:name="Footer Placeholder 2" svg:x="3.74016in" svg:y="5.70866in" svg:width="3.54331in" svg:height="0.393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229" presentation:style-name="a1257" draw:name="Slide Number Placeholder 3" svg:x="8.07087in" svg:y="5.70866in" svg:width="2.55906in" svg:height="0.3937in" presentation:class="page-number" presentation:placeholder="false">
        <draw:text-box>
          <text:p text:style-name="a1256" text:class-names="" text:cond-style-name=""><text:span text:style-name="a1254" text:class-names=""><text:page-number style:num-format="1" text:fixed="false"/></text:span><text:span text:style-name="a1255" text:class-names=""/></text:p>
        </draw:text-box>
        <svg:title/>
        <svg:desc/>
      </draw:frame>
      <presentation:notes style:page-layout-name="pageLayout2" draw:style-name="a1274">
        <draw:page-thumbnail svg:x="1.5in" svg:y="0.83583in" svg:width="5.49921in" svg:height="4.12441in" presentation:class="page" draw:id="id11" presentation:style-name="a1258" draw:name="Slide Image Placeholder 1">
          <svg:title/>
          <svg:desc/>
        </draw:page-thumbnail>
        <draw:frame draw:id="id12" presentation:style-name="a1261" draw:name="Notes Placeholder 2" svg:x="0.85in" svg:y="5.2248in" svg:width="6.79961in" svg:height="4.94961in" presentation:class="notes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3" presentation:style-name="a1264" draw:name="Header Placeholder 3" svg:x="0in" svg:y="0in" svg:width="3.68858in" svg:height="0.54961in" presentation:class="header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14" presentation:style-name="a1267" draw:name="Date Placeholder 4" svg:x="4.81102in" svg:y="0in" svg:width="3.68858in" svg:height="0.54961in" presentation:class="date-time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15" presentation:style-name="a1270" draw:name="Footer Placeholder 5" svg:x="0in" svg:y="10.45in" svg:width="3.68858in" svg:height="0.54961in" presentation:class="foot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6" presentation:style-name="a1273" draw:name="Slide Number Placeholder 6" svg:x="4.81102in" svg:y="10.45in" svg:width="3.68858in" svg:height="0.54961in" presentation:class="page-number" presentation:placeholder="false">
          <draw:text-box>
            <text:p text:style-name="a1272" text:class-names="" text:cond-style-name=""><text:span text:style-name="a1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275">
      <draw:custom-shape svg:x="-0.04016in" svg:y="0in" svg:width="3.58307in" svg:height="3.54291in" draw:id="id230" draw:layer="Master2-bg" draw:style-name="a1278" draw:name="Freeform: Shape 7">
        <svg:title/>
        <svg:desc/>
        <text:p text:style-name="a1277" text:class-names="" text:cond-style-name=""><text:span text:style-name="a1276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31" draw:layer="Master2-bg" draw:style-name="a1281" draw:name="Freeform: Shape 8">
        <svg:title/>
        <svg:desc/>
        <text:p text:style-name="a1280" text:class-names="" text:cond-style-name=""><text:span text:style-name="a1279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32" draw:layer="Master2-bg" draw:style-name="a1284" draw:name="Freeform: Shape 9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33" draw:layer="Master2-bg" draw:style-name="a1287" draw:name="Freeform: Shape 10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34" draw:layer="Master2-bg" draw:style-name="a1290" draw:name="Freeform: Shape 11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35" draw:layer="Master2-bg" draw:style-name="a1293" draw:name="Freeform: Shape 12">
        <svg:title/>
        <svg:desc/>
        <text:p text:style-name="a1292" text:class-names="" text:cond-style-name=""><text:span text:style-name="a1291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6" presentation:style-name="a1297" draw:name="Title 1" svg:x="0.75868in" svg:y="0.41319in" svg:width="3.55556in" svg:height="1.44792in" presentation:class="title" presentation:placeholder="false">
        <draw:text-box>
          <text:p text:style-name="a1296" text:class-names="" text:cond-style-name=""><text:span text:style-name="a1294" text:class-names="">Click to edit Master title style</text:span><text:span text:style-name="a1295" text:class-names=""/></text:p>
        </draw:text-box>
        <svg:title/>
        <svg:desc/>
      </draw:frame>
      <draw:frame draw:id="id237" presentation:style-name="a1313" draw:name="Content Placeholder 2" svg:x="4.6875in" svg:y="0.89236in" svg:width="5.57986in" svg:height="4.40799in" presentation:class="object" presentation:placeholder="false">
        <draw:text-box>
          <text:p text:style-name="a1299" text:class-names="" text:cond-style-name=""><text:span text:style-name="a1298" text:class-names="">Click to edit Master text styles</text:span></text:p>
          <text:list text:style-name="a1302">
            <text:list-item>
              <text:list text:style-name="a1302">
                <text:list-item>
                  <text:p text:style-name="a1301" text:class-names="" text:cond-style-name=""><text:span text:style-name="a1300" text:class-names="">Second level</text:span></text:p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p text:style-name="a1304" text:class-names="" text:cond-style-name=""><text:span text:style-name="a1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p text:style-name="a1307" text:class-names="" text:cond-style-name=""><text:span text:style-name="a1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list text:style-name="a1312">
                        <text:list-item>
                          <text:list text:style-name="a1312">
                            <text:list-item>
                              <text:p text:style-name="a1311" text:class-names="" text:cond-style-name=""><text:span text:style-name="a1309" text:class-names="">Fifth level</text:span><text:span text:style-name="a1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317" draw:name="Text Placeholder 3" svg:x="0.75868in" svg:y="1.86111in" svg:width="3.55556in" svg:height="3.44618in" presentation:class="outline" presentation:placeholder="false">
        <draw:text-box>
          <text:list text:style-name="a1316">
            <text:list-item>
              <text:p text:style-name="a1315" text:class-names="" text:cond-style-name=""><text:span text:style-name="a1314" text:class-names="">Click to edit Master text styles</text:span></text:p>
            </text:list-item>
          </text:list>
        </draw:text-box>
        <svg:title/>
        <svg:desc/>
      </draw:frame>
      <draw:frame draw:id="id239" presentation:style-name="a1320" draw:name="Date Placeholder 4" svg:x="0.3937in" svg:y="5.70866in" svg:width="2.55906in" svg:height="0.3937in" presentation:class="date-time" presentation:placeholder="false">
        <draw:text-box>
          <text:p text:style-name="a1319" text:class-names="" text:cond-style-name=""><text:span text:style-name="a1318" text:class-names=""/></text:p>
        </draw:text-box>
        <svg:title/>
        <svg:desc/>
      </draw:frame>
      <draw:frame draw:id="id240" presentation:style-name="a1323" draw:name="Footer Placeholder 5" svg:x="3.74016in" svg:y="5.70866in" svg:width="3.54331in" svg:height="0.3937in" presentation:class="footer" presentation:placeholder="false">
        <draw:text-box>
          <text:p text:style-name="a1322" text:class-names="" text:cond-style-name=""><text:span text:style-name="a1321" text:class-names=""/></text:p>
        </draw:text-box>
        <svg:title/>
        <svg:desc/>
      </draw:frame>
      <draw:frame draw:id="id241" presentation:style-name="a1327" draw:name="Slide Number Placeholder 6" svg:x="8.07087in" svg:y="5.70866in" svg:width="2.55906in" svg:height="0.3937in" presentation:class="page-number" presentation:placeholder="false">
        <draw:text-box>
          <text:p text:style-name="a1326" text:class-names="" text:cond-style-name=""><text:span text:style-name="a1324" text:class-names=""><text:page-number style:num-format="1" text:fixed="false"/></text:span><text:span text:style-name="a1325" text:class-names=""/></text:p>
        </draw:text-box>
        <svg:title/>
        <svg:desc/>
      </draw:frame>
      <presentation:notes style:page-layout-name="pageLayout2" draw:style-name="a1344">
        <draw:page-thumbnail svg:x="1.5in" svg:y="0.83583in" svg:width="5.49921in" svg:height="4.12441in" presentation:class="page" draw:id="id11" presentation:style-name="a1328" draw:name="Slide Image Placeholder 1">
          <svg:title/>
          <svg:desc/>
        </draw:page-thumbnail>
        <draw:frame draw:id="id12" presentation:style-name="a1331" draw:name="Notes Placeholder 2" svg:x="0.85in" svg:y="5.2248in" svg:width="6.79961in" svg:height="4.94961in" presentation:class="notes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13" presentation:style-name="a1334" draw:name="Header Placeholder 3" svg:x="0in" svg:y="0in" svg:width="3.68858in" svg:height="0.54961in" presentation:class="header" presentation:placeholder="false">
          <draw:text-box>
            <text:p text:style-name="a1333" text:class-names="" text:cond-style-name=""><text:span text:style-name="a1332" text:class-names=""/></text:p>
          </draw:text-box>
          <svg:title/>
          <svg:desc/>
        </draw:frame>
        <draw:frame draw:id="id14" presentation:style-name="a1337" draw:name="Date Placeholder 4" svg:x="4.81102in" svg:y="0in" svg:width="3.68858in" svg:height="0.54961in" presentation:class="date-time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15" presentation:style-name="a1340" draw:name="Footer Placeholder 5" svg:x="0in" svg:y="10.45in" svg:width="3.68858in" svg:height="0.54961in" presentation:class="footer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16" presentation:style-name="a1343" draw:name="Slide Number Placeholder 6" svg:x="4.81102in" svg:y="10.45in" svg:width="3.68858in" svg:height="0.54961in" presentation:class="page-number" presentation:placeholder="false">
          <draw:text-box>
            <text:p text:style-name="a1342" text:class-names="" text:cond-style-name=""><text:span text:style-name="a1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345">
      <draw:custom-shape svg:x="-0.04016in" svg:y="0in" svg:width="3.58307in" svg:height="3.54291in" draw:id="id242" draw:layer="Master2-bg" draw:style-name="a1348" draw:name="Freeform: Shape 7">
        <svg:title/>
        <svg:desc/>
        <text:p text:style-name="a1347" text:class-names="" text:cond-style-name=""><text:span text:style-name="a1346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43" draw:layer="Master2-bg" draw:style-name="a1351" draw:name="Freeform: Shape 8">
        <svg:title/>
        <svg:desc/>
        <text:p text:style-name="a1350" text:class-names="" text:cond-style-name=""><text:span text:style-name="a1349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44" draw:layer="Master2-bg" draw:style-name="a1354" draw:name="Freeform: Shape 9">
        <svg:title/>
        <svg:desc/>
        <text:p text:style-name="a1353" text:class-names="" text:cond-style-name=""><text:span text:style-name="a1352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45" draw:layer="Master2-bg" draw:style-name="a1357" draw:name="Freeform: Shape 10">
        <svg:title/>
        <svg:desc/>
        <text:p text:style-name="a1356" text:class-names="" text:cond-style-name=""><text:span text:style-name="a1355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46" draw:layer="Master2-bg" draw:style-name="a1360" draw:name="Freeform: Shape 11">
        <svg:title/>
        <svg:desc/>
        <text:p text:style-name="a1359" text:class-names="" text:cond-style-name=""><text:span text:style-name="a1358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47" draw:layer="Master2-bg" draw:style-name="a1363" draw:name="Freeform: Shape 12">
        <svg:title/>
        <svg:desc/>
        <text:p text:style-name="a1362" text:class-names="" text:cond-style-name=""><text:span text:style-name="a1361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48" presentation:style-name="a1367" draw:name="Title 1" svg:x="0.75868in" svg:y="0.41319in" svg:width="3.55556in" svg:height="1.44792in" presentation:class="title" presentation:placeholder="false">
        <draw:text-box>
          <text:p text:style-name="a1366" text:class-names="" text:cond-style-name=""><text:span text:style-name="a1364" text:class-names="">Click to edit Master title style</text:span><text:span text:style-name="a1365" text:class-names=""/></text:p>
        </draw:text-box>
        <svg:title/>
        <svg:desc/>
      </draw:frame>
      <draw:frame draw:id="id249" presentation:style-name="a1370" draw:name="Picture Placeholder 2" svg:x="4.6875in" svg:y="0.89236in" svg:width="5.57986in" svg:height="4.40799in" presentation:class="graphic" presentation:placeholder="false">
        <draw:text-box>
          <text:p text:style-name="a1369" text:class-names="" text:cond-style-name=""><text:span text:style-name="a1368" text:class-names=""/></text:p>
        </draw:text-box>
        <svg:title/>
        <svg:desc/>
      </draw:frame>
      <draw:frame draw:id="id250" presentation:style-name="a1374" draw:name="Text Placeholder 3" svg:x="0.75868in" svg:y="1.86111in" svg:width="3.55556in" svg:height="3.44618in" presentation:class="outline" presentation:placeholder="false">
        <draw:text-box>
          <text:list text:style-name="a1373">
            <text:list-item>
              <text:p text:style-name="a1372" text:class-names="" text:cond-style-name=""><text:span text:style-name="a1371" text:class-names="">Click to edit Master text styles</text:span></text:p>
            </text:list-item>
          </text:list>
        </draw:text-box>
        <svg:title/>
        <svg:desc/>
      </draw:frame>
      <draw:frame draw:id="id251" presentation:style-name="a1377" draw:name="Date Placeholder 4" svg:x="0.3937in" svg:y="5.70866in" svg:width="2.55906in" svg:height="0.3937in" presentation:class="date-time" presentation:placeholder="false">
        <draw:text-box>
          <text:p text:style-name="a1376" text:class-names="" text:cond-style-name=""><text:span text:style-name="a1375" text:class-names=""/></text:p>
        </draw:text-box>
        <svg:title/>
        <svg:desc/>
      </draw:frame>
      <draw:frame draw:id="id252" presentation:style-name="a1380" draw:name="Footer Placeholder 5" svg:x="3.74016in" svg:y="5.70866in" svg:width="3.54331in" svg:height="0.3937in" presentation:class="footer" presentation:placeholder="false">
        <draw:text-box>
          <text:p text:style-name="a1379" text:class-names="" text:cond-style-name=""><text:span text:style-name="a1378" text:class-names=""/></text:p>
        </draw:text-box>
        <svg:title/>
        <svg:desc/>
      </draw:frame>
      <draw:frame draw:id="id253" presentation:style-name="a1384" draw:name="Slide Number Placeholder 6" svg:x="8.07087in" svg:y="5.70866in" svg:width="2.55906in" svg:height="0.3937in" presentation:class="page-number" presentation:placeholder="false">
        <draw:text-box>
          <text:p text:style-name="a1383" text:class-names="" text:cond-style-name=""><text:span text:style-name="a1381" text:class-names=""><text:page-number style:num-format="1" text:fixed="false"/></text:span><text:span text:style-name="a1382" text:class-names=""/></text:p>
        </draw:text-box>
        <svg:title/>
        <svg:desc/>
      </draw:frame>
      <presentation:notes style:page-layout-name="pageLayout2" draw:style-name="a1401">
        <draw:page-thumbnail svg:x="1.5in" svg:y="0.83583in" svg:width="5.49921in" svg:height="4.12441in" presentation:class="page" draw:id="id11" presentation:style-name="a1385" draw:name="Slide Image Placeholder 1">
          <svg:title/>
          <svg:desc/>
        </draw:page-thumbnail>
        <draw:frame draw:id="id12" presentation:style-name="a1388" draw:name="Notes Placeholder 2" svg:x="0.85in" svg:y="5.2248in" svg:width="6.79961in" svg:height="4.94961in" presentation:class="notes" presentation:placeholder="false">
          <draw:text-box>
            <text:p text:style-name="a1387" text:class-names="" text:cond-style-name=""><text:span text:style-name="a1386" text:class-names=""/></text:p>
          </draw:text-box>
          <svg:title/>
          <svg:desc/>
        </draw:frame>
        <draw:frame draw:id="id13" presentation:style-name="a1391" draw:name="Header Placeholder 3" svg:x="0in" svg:y="0in" svg:width="3.68858in" svg:height="0.54961in" presentation:class="header" presentation:placeholder="false">
          <draw:text-box>
            <text:p text:style-name="a1390" text:class-names="" text:cond-style-name=""><text:span text:style-name="a1389" text:class-names=""/></text:p>
          </draw:text-box>
          <svg:title/>
          <svg:desc/>
        </draw:frame>
        <draw:frame draw:id="id14" presentation:style-name="a1394" draw:name="Date Placeholder 4" svg:x="4.81102in" svg:y="0in" svg:width="3.68858in" svg:height="0.54961in" presentation:class="date-time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15" presentation:style-name="a1397" draw:name="Footer Placeholder 5" svg:x="0in" svg:y="10.45in" svg:width="3.68858in" svg:height="0.54961in" presentation:class="footer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16" presentation:style-name="a1400" draw:name="Slide Number Placeholder 6" svg:x="4.81102in" svg:y="10.45in" svg:width="3.68858in" svg:height="0.54961in" presentation:class="page-number" presentation:placeholder="false">
          <draw:text-box>
            <text:p text:style-name="a1399" text:class-names="" text:cond-style-name=""><text:span text:style-name="a1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402">
      <draw:custom-shape svg:x="-0.04016in" svg:y="0in" svg:width="3.58307in" svg:height="3.54291in" draw:id="id254" draw:layer="Master2-bg" draw:style-name="a1405" draw:name="Freeform: Shape 6">
        <svg:title/>
        <svg:desc/>
        <text:p text:style-name="a1404" text:class-names="" text:cond-style-name=""><text:span text:style-name="a1403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55" draw:layer="Master2-bg" draw:style-name="a1408" draw:name="Freeform: Shape 7">
        <svg:title/>
        <svg:desc/>
        <text:p text:style-name="a1407" text:class-names="" text:cond-style-name=""><text:span text:style-name="a1406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56" draw:layer="Master2-bg" draw:style-name="a1411" draw:name="Freeform: Shape 8">
        <svg:title/>
        <svg:desc/>
        <text:p text:style-name="a1410" text:class-names="" text:cond-style-name=""><text:span text:style-name="a1409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57" draw:layer="Master2-bg" draw:style-name="a1414" draw:name="Freeform: Shape 9">
        <svg:title/>
        <svg:desc/>
        <text:p text:style-name="a1413" text:class-names="" text:cond-style-name=""><text:span text:style-name="a1412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58" draw:layer="Master2-bg" draw:style-name="a1417" draw:name="Freeform: Shape 10">
        <svg:title/>
        <svg:desc/>
        <text:p text:style-name="a1416" text:class-names="" text:cond-style-name=""><text:span text:style-name="a1415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59" draw:layer="Master2-bg" draw:style-name="a1420" draw:name="Freeform: Shape 11">
        <svg:title/>
        <svg:desc/>
        <text:p text:style-name="a1419" text:class-names="" text:cond-style-name=""><text:span text:style-name="a1418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0" presentation:style-name="a1424" draw:name="Title 1" svg:x="3.14961in" svg:y="0.98425in" svg:width="4.72441in" svg:height="1.1811in" presentation:class="title" presentation:placeholder="false">
        <draw:text-box>
          <text:p text:style-name="a1423" text:class-names="" text:cond-style-name=""><text:span text:style-name="a1421" text:class-names="">Click to edit Master title style</text:span><text:span text:style-name="a1422" text:class-names=""/></text:p>
        </draw:text-box>
        <svg:title/>
        <svg:desc/>
      </draw:frame>
      <draw:frame draw:id="id261" presentation:style-name="a1441" draw:name="Vertical Text Placeholder 2" svg:x="3.14961in" svg:y="2.3622in" svg:width="4.72441in" svg:height="2.75591in" presentation:class="outline" presentation:placeholder="false">
        <draw:text-box>
          <text:list text:style-name="a1427">
            <text:list-item>
              <text:p text:style-name="a1426" text:class-names="" text:cond-style-name=""><text:span text:style-name="a1425" text:class-names="">Click to edit Master text styles</text:span></text:p>
            </text:list-item>
          </text:list>
          <text:list text:style-name="a1430">
            <text:list-item>
              <text:list text:style-name="a1430">
                <text:list-item>
                  <text:p text:style-name="a1429" text:class-names="" text:cond-style-name=""><text:span text:style-name="a1428" text:class-names="">Second level</text:span></text:p>
                </text:list-item>
              </text:list>
            </text:list-item>
          </text:list>
          <text:list text:style-name="a1433">
            <text:list-item>
              <text:list text:style-name="a1433">
                <text:list-item>
                  <text:list text:style-name="a1433">
                    <text:list-item>
                      <text:p text:style-name="a1432" text:class-names="" text:cond-style-name=""><text:span text:style-name="a1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p text:style-name="a1435" text:class-names="" text:cond-style-name=""><text:span text:style-name="a1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0">
            <text:list-item>
              <text:list text:style-name="a1440">
                <text:list-item>
                  <text:list text:style-name="a1440">
                    <text:list-item>
                      <text:list text:style-name="a1440">
                        <text:list-item>
                          <text:list text:style-name="a1440">
                            <text:list-item>
                              <text:p text:style-name="a1439" text:class-names="" text:cond-style-name=""><text:span text:style-name="a1437" text:class-names="">Fifth level</text:span><text:span text:style-name="a1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1444" draw:name="Date Placeholder 3" svg:x="0.3937in" svg:y="5.70866in" svg:width="2.55906in" svg:height="0.3937in" presentation:class="date-time" presentation:placeholder="false">
        <draw:text-box>
          <text:p text:style-name="a1443" text:class-names="" text:cond-style-name=""><text:span text:style-name="a1442" text:class-names=""/></text:p>
        </draw:text-box>
        <svg:title/>
        <svg:desc/>
      </draw:frame>
      <draw:frame draw:id="id263" presentation:style-name="a1447" draw:name="Footer Placeholder 4" svg:x="3.74016in" svg:y="5.70866in" svg:width="3.54331in" svg:height="0.3937in" presentation:class="footer" presentation:placeholder="false">
        <draw:text-box>
          <text:p text:style-name="a1446" text:class-names="" text:cond-style-name=""><text:span text:style-name="a1445" text:class-names=""/></text:p>
        </draw:text-box>
        <svg:title/>
        <svg:desc/>
      </draw:frame>
      <draw:frame draw:id="id264" presentation:style-name="a1451" draw:name="Slide Number Placeholder 5" svg:x="8.07087in" svg:y="5.70866in" svg:width="2.55906in" svg:height="0.3937in" presentation:class="page-number" presentation:placeholder="false">
        <draw:text-box>
          <text:p text:style-name="a1450" text:class-names="" text:cond-style-name=""><text:span text:style-name="a1448" text:class-names=""><text:page-number style:num-format="1" text:fixed="false"/></text:span><text:span text:style-name="a1449" text:class-names=""/></text:p>
        </draw:text-box>
        <svg:title/>
        <svg:desc/>
      </draw:frame>
      <presentation:notes style:page-layout-name="pageLayout2" draw:style-name="a1468">
        <draw:page-thumbnail svg:x="1.5in" svg:y="0.83583in" svg:width="5.49921in" svg:height="4.12441in" presentation:class="page" draw:id="id11" presentation:style-name="a1452" draw:name="Slide Image Placeholder 1">
          <svg:title/>
          <svg:desc/>
        </draw:page-thumbnail>
        <draw:frame draw:id="id12" presentation:style-name="a1455" draw:name="Notes Placeholder 2" svg:x="0.85in" svg:y="5.2248in" svg:width="6.79961in" svg:height="4.94961in" presentation:class="notes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13" presentation:style-name="a1458" draw:name="Header Placeholder 3" svg:x="0in" svg:y="0in" svg:width="3.68858in" svg:height="0.54961in" presentation:class="head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14" presentation:style-name="a1461" draw:name="Date Placeholder 4" svg:x="4.81102in" svg:y="0in" svg:width="3.68858in" svg:height="0.54961in" presentation:class="date-time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15" presentation:style-name="a1464" draw:name="Footer Placeholder 5" svg:x="0in" svg:y="10.45in" svg:width="3.68858in" svg:height="0.54961in" presentation:class="footer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16" presentation:style-name="a1467" draw:name="Slide Number Placeholder 6" svg:x="4.81102in" svg:y="10.45in" svg:width="3.68858in" svg:height="0.54961in" presentation:class="page-number" presentation:placeholder="false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469">
      <draw:custom-shape svg:x="-0.04016in" svg:y="0in" svg:width="3.58307in" svg:height="3.54291in" draw:id="id265" draw:layer="Master2-bg" draw:style-name="a1472" draw:name="Freeform: Shape 6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9102 9000" draw:enhanced-path="M 0 0 L 9102 0 6102 9000 102 4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02"/>
          <draw:equation draw:name="f7" draw:formula="?f4 / 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3.54331in" svg:y="0in" svg:width="5.90512in" svg:height="1.18071in" draw:id="id266" draw:layer="Master2-bg" draw:style-name="a1475" draw:name="Freeform: Shape 7">
        <svg:title/>
        <svg:desc/>
        <text:p text:style-name="a1474" text:class-names="" text:cond-style-name=""><text:span text:style-name="a1473" text:class-names=""/></text:p>
        <draw:enhanced-geometry xmlns:dr3d="urn:oasis:names:tc:opendocument:xmlns:dr3d:1.0" draw:type="non-primitive" svg:viewBox="0 0 15000 3000" draw:enhanced-path="M 1000 0 L 0 3000 15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69291in" svg:y="0in" svg:width="4.33031in" svg:height="4.13346in" draw:id="id267" draw:layer="Master2-bg" draw:style-name="a1478" draw:name="Freeform: Shape 8">
        <svg:title/>
        <svg:desc/>
        <text:p text:style-name="a1477" text:class-names="" text:cond-style-name=""><text:span text:style-name="a1476" text:class-names=""/></text:p>
        <draw:enhanced-geometry xmlns:dr3d="urn:oasis:names:tc:opendocument:xmlns:dr3d:1.0" draw:type="non-primitive" svg:viewBox="0 0 11000 10500" draw:enhanced-path="M 11000 0 L 0 2500 11000 10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48031in" svg:y="2.75591in" svg:width="3.54291in" svg:height="3.44449in" draw:id="id268" draw:layer="Master2-bg" draw:style-name="a1481" draw:name="Freeform: Shape 9">
        <svg:title/>
        <svg:desc/>
        <text:p text:style-name="a1480" text:class-names="" text:cond-style-name=""><text:span text:style-name="a1479" text:class-names=""/></text:p>
        <draw:enhanced-geometry xmlns:dr3d="urn:oasis:names:tc:opendocument:xmlns:dr3d:1.0" draw:type="non-primitive" svg:viewBox="0 0 9000 8750" draw:enhanced-path="M 9000 4500 L 3000 0 0 8750 9000 8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8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9685in" svg:y="4.92126in" svg:width="5.51142in" svg:height="1.27913in" draw:id="id269" draw:layer="Master2-bg" draw:style-name="a1484" draw:name="Freeform: Shape 10">
        <svg:title/>
        <svg:desc/>
        <text:p text:style-name="a1483" text:class-names="" text:cond-style-name=""><text:span text:style-name="a1482" text:class-names=""/></text:p>
        <draw:enhanced-geometry xmlns:dr3d="urn:oasis:names:tc:opendocument:xmlns:dr3d:1.0" draw:type="non-primitive" svg:viewBox="0 0 14000 3250" draw:enhanced-path="M 0 3250 L 13000 3250 14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-0.04016in" svg:y="2.3622in" svg:width="4.37047in" svg:height="3.86969in" draw:id="id270" draw:layer="Master2-bg" draw:style-name="a1487" draw:name="Freeform: Shape 11">
        <svg:title/>
        <svg:desc/>
        <text:p text:style-name="a1486" text:class-names="" text:cond-style-name=""><text:span text:style-name="a1485" text:class-names=""/></text:p>
        <draw:enhanced-geometry xmlns:dr3d="urn:oasis:names:tc:opendocument:xmlns:dr3d:1.0" draw:type="non-primitive" svg:viewBox="0 0 11102 9830" draw:enhanced-path="M 0 9830 L 1602 9830 11102 7500 102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102"/>
          <draw:equation draw:name="f7" draw:formula="?f4 / 983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71" presentation:style-name="a1491" draw:name="Vertical Title 1" svg:x="6.69271in" svg:y="0.98438in" svg:width="1.18056in" svg:height="4.13368in" presentation:class="title" presentation:placeholder="false">
        <draw:text-box>
          <text:p text:style-name="a1490" text:class-names="" text:cond-style-name=""><text:span text:style-name="a1488" text:class-names="">Click to edit Master title style</text:span><text:span text:style-name="a1489" text:class-names=""/></text:p>
        </draw:text-box>
        <svg:title/>
        <svg:desc/>
      </draw:frame>
      <draw:frame draw:id="id272" presentation:style-name="a1508" draw:name="Vertical Text Placeholder 2" svg:x="3.14931in" svg:y="0.98438in" svg:width="3.37674in" svg:height="4.1336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  <text:list text:style-name="a1497">
            <text:list-item>
              <text:list text:style-name="a1497">
                <text:list-item>
                  <text:p text:style-name="a1496" text:class-names="" text:cond-style-name=""><text:span text:style-name="a1495" text:class-names="">Second level</text:span></text:p>
                </text:list-item>
              </text:list>
            </text:list-item>
          </text:list>
          <text:list text:style-name="a1500">
            <text:list-item>
              <text:list text:style-name="a1500">
                <text:list-item>
                  <text:list text:style-name="a1500">
                    <text:list-item>
                      <text:p text:style-name="a1499" text:class-names="" text:cond-style-name=""><text:span text:style-name="a1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list text:style-name="a1503">
                        <text:list-item>
                          <text:p text:style-name="a1502" text:class-names="" text:cond-style-name=""><text:span text:style-name="a1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list text:style-name="a1507">
                        <text:list-item>
                          <text:list text:style-name="a1507">
                            <text:list-item>
                              <text:p text:style-name="a1506" text:class-names="" text:cond-style-name=""><text:span text:style-name="a1504" text:class-names="">Fifth level</text:span><text:span text:style-name="a1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1511" draw:name="Date Placeholder 3" svg:x="0.3937in" svg:y="5.70866in" svg:width="2.55906in" svg:height="0.3937in" presentation:class="date-time" presentation:placeholder="false">
        <draw:text-box>
          <text:p text:style-name="a1510" text:class-names="" text:cond-style-name=""><text:span text:style-name="a1509" text:class-names=""/></text:p>
        </draw:text-box>
        <svg:title/>
        <svg:desc/>
      </draw:frame>
      <draw:frame draw:id="id274" presentation:style-name="a1514" draw:name="Footer Placeholder 4" svg:x="3.74016in" svg:y="5.70866in" svg:width="3.54331in" svg:height="0.3937in" presentation:class="footer" presentation:placeholder="false">
        <draw:text-box>
          <text:p text:style-name="a1513" text:class-names="" text:cond-style-name=""><text:span text:style-name="a1512" text:class-names=""/></text:p>
        </draw:text-box>
        <svg:title/>
        <svg:desc/>
      </draw:frame>
      <draw:frame draw:id="id275" presentation:style-name="a1518" draw:name="Slide Number Placeholder 5" svg:x="8.07087in" svg:y="5.70866in" svg:width="2.55906in" svg:height="0.3937in" presentation:class="page-number" presentation:placeholder="false">
        <draw:text-box>
          <text:p text:style-name="a1517" text:class-names="" text:cond-style-name=""><text:span text:style-name="a1515" text:class-names=""><text:page-number style:num-format="1" text:fixed="false"/></text:span><text:span text:style-name="a1516" text:class-names=""/></text:p>
        </draw:text-box>
        <svg:title/>
        <svg:desc/>
      </draw:frame>
      <presentation:notes style:page-layout-name="pageLayout2" draw:style-name="a1535">
        <draw:page-thumbnail svg:x="1.5in" svg:y="0.83583in" svg:width="5.49921in" svg:height="4.12441in" presentation:class="page" draw:id="id11" presentation:style-name="a1519" draw:name="Slide Image Placeholder 1">
          <svg:title/>
          <svg:desc/>
        </draw:page-thumbnail>
        <draw:frame draw:id="id12" presentation:style-name="a1522" draw:name="Notes Placeholder 2" svg:x="0.85in" svg:y="5.2248in" svg:width="6.79961in" svg:height="4.94961in" presentation:class="notes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13" presentation:style-name="a1525" draw:name="Header Placeholder 3" svg:x="0in" svg:y="0in" svg:width="3.68858in" svg:height="0.54961in" presentation:class="header" presentation:placeholder="false">
          <draw:text-box>
            <text:p text:style-name="a1524" text:class-names="" text:cond-style-name=""><text:span text:style-name="a1523" text:class-names=""/></text:p>
          </draw:text-box>
          <svg:title/>
          <svg:desc/>
        </draw:frame>
        <draw:frame draw:id="id14" presentation:style-name="a1528" draw:name="Date Placeholder 4" svg:x="4.81102in" svg:y="0in" svg:width="3.68858in" svg:height="0.54961in" presentation:class="date-time" presentation:placeholder="false">
          <draw:text-box>
            <text:p text:style-name="a1527" text:class-names="" text:cond-style-name=""><text:span text:style-name="a1526" text:class-names=""/></text:p>
          </draw:text-box>
          <svg:title/>
          <svg:desc/>
        </draw:frame>
        <draw:frame draw:id="id15" presentation:style-name="a1531" draw:name="Footer Placeholder 5" svg:x="0in" svg:y="10.45in" svg:width="3.68858in" svg:height="0.54961in" presentation:class="footer" presentation:placeholder="false">
          <draw:text-box>
            <text:p text:style-name="a1530" text:class-names="" text:cond-style-name=""><text:span text:style-name="a1529" text:class-names=""/></text:p>
          </draw:text-box>
          <svg:title/>
          <svg:desc/>
        </draw:frame>
        <draw:frame draw:id="id16" presentation:style-name="a1534" draw:name="Slide Number Placeholder 6" svg:x="4.81102in" svg:y="10.45in" svg:width="3.68858in" svg:height="0.54961in" presentation:class="page-number" presentation:placeholder="false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cus2" style:page-layout-name="pageLayout1" draw:style-name="a1536">
      <draw:custom-shape svg:x="0in" svg:y="0in" svg:width="2.16496in" svg:height="3.73976in" draw:id="id276" draw:style-name="a1539" draw:name="Freeform: Shape 1">
        <svg:title/>
        <svg:desc/>
        <text:p text:style-name="a1538" text:class-names="" text:cond-style-name=""><text:span text:style-name="a1537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277" draw:style-name="a1542" draw:name="Freeform: Shape 2">
        <svg:title/>
        <svg:desc/>
        <text:p text:style-name="a1541" text:class-names="" text:cond-style-name=""><text:span text:style-name="a1540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278" draw:style-name="a1545" draw:name="Freeform: Shape 3">
        <svg:title/>
        <svg:desc/>
        <text:p text:style-name="a1544" text:class-names="" text:cond-style-name=""><text:span text:style-name="a1543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279" draw:style-name="a1548" draw:name="Freeform: Shape 4">
        <svg:title/>
        <svg:desc/>
        <text:p text:style-name="a1547" text:class-names="" text:cond-style-name=""><text:span text:style-name="a1546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280" draw:style-name="a1551" draw:name="Freeform: Shape 5">
        <svg:title/>
        <svg:desc/>
        <text:p text:style-name="a1550" text:class-names="" text:cond-style-name=""><text:span text:style-name="a1549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281" draw:style-name="a1554" draw:name="Freeform: Shape 6">
        <svg:title/>
        <svg:desc/>
        <text:p text:style-name="a1553" text:class-names="" text:cond-style-name=""><text:span text:style-name="a1552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82" presentation:style-name="a1557" draw:name="Title Placeholder 7" svg:x="1.9685in" svg:y="0.3937in" svg:width="7.08661in" svg:height="0.98425in" presentation:class="title" presentation:placeholder="false">
        <draw:text-box>
          <text:p text:style-name="a1556" text:class-names="" text:cond-style-name=""><text:span text:style-name="a1555" text:class-names=""/></text:p>
        </draw:text-box>
        <svg:title/>
        <svg:desc/>
      </draw:frame>
      <draw:frame draw:id="id283" presentation:style-name="a1574" draw:name="Text Placeholder 8" svg:x="1.9685in" svg:y="1.5748in" svg:width="7.08661in" svg:height="3.93701in" presentation:class="outline" presentation:placeholder="false">
        <draw:text-box>
          <text:list text:style-name="a1560">
            <text:list-item>
              <text:p text:style-name="a1559" text:class-names="" text:cond-style-name=""><text:span text:style-name="a1558" text:class-names="">Click to edit Master text styles</text:span></text:p>
            </text:list-item>
          </text:list>
          <text:list text:style-name="a1563">
            <text:list-item>
              <text:list text:style-name="a1563">
                <text:list-item>
                  <text:p text:style-name="a1562" text:class-names="" text:cond-style-name=""><text:span text:style-name="a1561" text:class-names="">Second level</text:span></text:p>
                </text:list-item>
              </text:list>
            </text:list-item>
          </text:list>
          <text:list text:style-name="a1566">
            <text:list-item>
              <text:list text:style-name="a1566">
                <text:list-item>
                  <text:list text:style-name="a1566">
                    <text:list-item>
                      <text:p text:style-name="a1565" text:class-names="" text:cond-style-name=""><text:span text:style-name="a1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9">
            <text:list-item>
              <text:list text:style-name="a1569">
                <text:list-item>
                  <text:list text:style-name="a1569">
                    <text:list-item>
                      <text:list text:style-name="a1569">
                        <text:list-item>
                          <text:p text:style-name="a1568" text:class-names="" text:cond-style-name=""><text:span text:style-name="a1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3">
            <text:list-item>
              <text:list text:style-name="a1573">
                <text:list-item>
                  <text:list text:style-name="a1573">
                    <text:list-item>
                      <text:list text:style-name="a1573">
                        <text:list-item>
                          <text:list text:style-name="a1573">
                            <text:list-item>
                              <text:p text:style-name="a1572" text:class-names="" text:cond-style-name=""><text:span text:style-name="a1570" text:class-names="">Fifth level</text:span><text:span text:style-name="a1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4" presentation:style-name="a1577" draw:name="Date Placeholder 9" svg:x="0.3937in" svg:y="5.70866in" svg:width="2.55906in" svg:height="0.3937in" presentation:class="date-time" presentation:placeholder="false">
        <draw:text-box>
          <text:p text:style-name="a1576" text:class-names="" text:cond-style-name=""><text:span text:style-name="a1575" text:class-names=""/></text:p>
        </draw:text-box>
        <svg:title/>
        <svg:desc/>
      </draw:frame>
      <draw:frame draw:id="id285" presentation:style-name="a1580" draw:name="Footer Placeholder 10" svg:x="3.74016in" svg:y="5.70866in" svg:width="3.54331in" svg:height="0.3937in" presentation:class="footer" presentation:placeholder="false">
        <draw:text-box>
          <text:p text:style-name="a1579" text:class-names="" text:cond-style-name=""><text:span text:style-name="a1578" text:class-names=""/></text:p>
        </draw:text-box>
        <svg:title/>
        <svg:desc/>
      </draw:frame>
      <draw:frame draw:id="id286" presentation:style-name="a1583" draw:name="Slide Number Placeholder 11" svg:x="8.07087in" svg:y="5.70866in" svg:width="2.55906in" svg:height="0.3937in" presentation:class="page-number" presentation:placeholder="false">
        <draw:text-box>
          <text:p text:style-name="a1582" text:class-names="" text:cond-style-name=""><text:span text:style-name="a1581" text:class-names=""><text:page-number style:num-format="1" text:fixed="false"/></text:span></text:p>
        </draw:text-box>
        <svg:title/>
        <svg:desc/>
      </draw:frame>
      <presentation:notes style:page-layout-name="pageLayout2" draw:style-name="a1600">
        <draw:page-thumbnail svg:x="1.5in" svg:y="0.83583in" svg:width="5.49921in" svg:height="4.12441in" presentation:class="page" draw:id="id11" presentation:style-name="a1584" draw:name="Slide Image Placeholder 1">
          <svg:title/>
          <svg:desc/>
        </draw:page-thumbnail>
        <draw:frame draw:id="id12" presentation:style-name="a1587" draw:name="Notes Placeholder 2" svg:x="0.85in" svg:y="5.2248in" svg:width="6.79961in" svg:height="4.94961in" presentation:class="notes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3" presentation:style-name="a1590" draw:name="Header Placeholder 3" svg:x="0in" svg:y="0in" svg:width="3.68858in" svg:height="0.54961in" presentation:class="head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14" presentation:style-name="a1593" draw:name="Date Placeholder 4" svg:x="4.81102in" svg:y="0in" svg:width="3.68858in" svg:height="0.54961in" presentation:class="date-time" presentation:placeholder="false">
          <draw:text-box>
            <text:p text:style-name="a1592" text:class-names="" text:cond-style-name=""><text:span text:style-name="a1591" text:class-names=""/></text:p>
          </draw:text-box>
          <svg:title/>
          <svg:desc/>
        </draw:frame>
        <draw:frame draw:id="id15" presentation:style-name="a1596" draw:name="Footer Placeholder 5" svg:x="0in" svg:y="10.45in" svg:width="3.68858in" svg:height="0.54961in" presentation:class="footer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16" presentation:style-name="a1599" draw:name="Slide Number Placeholder 6" svg:x="4.81102in" svg:y="10.45in" svg:width="3.68858in" svg:height="0.54961in" presentation:class="page-number" presentation:placeholder="false">
          <draw:text-box>
            <text:p text:style-name="a1598" text:class-names="" text:cond-style-name=""><text:span text:style-name="a1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601">
      <draw:custom-shape svg:x="0in" svg:y="0in" svg:width="2.16496in" svg:height="3.73976in" draw:id="id287" draw:layer="Master3-bg" draw:style-name="a1604" draw:name="Freeform: Shape 6">
        <svg:title/>
        <svg:desc/>
        <text:p text:style-name="a1603" text:class-names="" text:cond-style-name=""><text:span text:style-name="a1602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288" draw:layer="Master3-bg" draw:style-name="a1607" draw:name="Freeform: Shape 7">
        <svg:title/>
        <svg:desc/>
        <text:p text:style-name="a1606" text:class-names="" text:cond-style-name=""><text:span text:style-name="a1605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289" draw:layer="Master3-bg" draw:style-name="a1610" draw:name="Freeform: Shape 8">
        <svg:title/>
        <svg:desc/>
        <text:p text:style-name="a1609" text:class-names="" text:cond-style-name=""><text:span text:style-name="a1608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290" draw:layer="Master3-bg" draw:style-name="a1613" draw:name="Freeform: Shape 9">
        <svg:title/>
        <svg:desc/>
        <text:p text:style-name="a1612" text:class-names="" text:cond-style-name=""><text:span text:style-name="a1611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291" draw:layer="Master3-bg" draw:style-name="a1616" draw:name="Freeform: Shape 10">
        <svg:title/>
        <svg:desc/>
        <text:p text:style-name="a1615" text:class-names="" text:cond-style-name=""><text:span text:style-name="a1614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292" draw:layer="Master3-bg" draw:style-name="a1619" draw:name="Freeform: Shape 11">
        <svg:title/>
        <svg:desc/>
        <text:p text:style-name="a1618" text:class-names="" text:cond-style-name=""><text:span text:style-name="a1617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3" presentation:style-name="a1623" draw:name="Title 1" svg:x="1.37847in" svg:y="1.01563in" svg:width="8.26736in" svg:height="2.15799in" presentation:class="title" presentation:placeholder="false">
        <draw:text-box>
          <text:p text:style-name="a1622" text:class-names="" text:cond-style-name=""><text:span text:style-name="a1620" text:class-names="">Click to edit Master title style</text:span><text:span text:style-name="a1621" text:class-names=""/></text:p>
        </draw:text-box>
        <svg:title/>
        <svg:desc/>
      </draw:frame>
      <draw:frame draw:id="id294" presentation:style-name="a1627" draw:name="Subtitle 2" svg:x="1.37847in" svg:y="3.25694in" svg:width="8.26736in" svg:height="1.49826in" presentation:class="subtitle" presentation:placeholder="false">
        <draw:text-box>
          <text:p text:style-name="a1626" text:class-names="" text:cond-style-name=""><text:span text:style-name="a1624" text:class-names="">Click to edit Master subtitle style</text:span><text:span text:style-name="a1625" text:class-names=""/></text:p>
        </draw:text-box>
        <svg:title/>
        <svg:desc/>
      </draw:frame>
      <draw:frame draw:id="id295" presentation:style-name="a1630" draw:name="Date Placeholder 3" svg:x="0.3937in" svg:y="5.70866in" svg:width="2.55906in" svg:height="0.3937in" presentation:class="date-time" presentation:placeholder="false">
        <draw:text-box>
          <text:p text:style-name="a1629" text:class-names="" text:cond-style-name=""><text:span text:style-name="a1628" text:class-names=""/></text:p>
        </draw:text-box>
        <svg:title/>
        <svg:desc/>
      </draw:frame>
      <draw:frame draw:id="id296" presentation:style-name="a1633" draw:name="Footer Placeholder 4" svg:x="3.74016in" svg:y="5.70866in" svg:width="3.54331in" svg:height="0.3937in" presentation:class="footer" presentation:placeholder="false">
        <draw:text-box>
          <text:p text:style-name="a1632" text:class-names="" text:cond-style-name=""><text:span text:style-name="a1631" text:class-names=""/></text:p>
        </draw:text-box>
        <svg:title/>
        <svg:desc/>
      </draw:frame>
      <draw:frame draw:id="id297" presentation:style-name="a1637" draw:name="Slide Number Placeholder 5" svg:x="8.07087in" svg:y="5.70866in" svg:width="2.55906in" svg:height="0.3937in" presentation:class="page-number" presentation:placeholder="false">
        <draw:text-box>
          <text:p text:style-name="a1636" text:class-names="" text:cond-style-name=""><text:span text:style-name="a1634" text:class-names=""><text:page-number style:num-format="1" text:fixed="false"/></text:span><text:span text:style-name="a1635" text:class-names=""/></text:p>
        </draw:text-box>
        <svg:title/>
        <svg:desc/>
      </draw:frame>
      <presentation:notes style:page-layout-name="pageLayout2" draw:style-name="a1654">
        <draw:page-thumbnail svg:x="1.5in" svg:y="0.83583in" svg:width="5.49921in" svg:height="4.12441in" presentation:class="page" draw:id="id11" presentation:style-name="a1638" draw:name="Slide Image Placeholder 1">
          <svg:title/>
          <svg:desc/>
        </draw:page-thumbnail>
        <draw:frame draw:id="id12" presentation:style-name="a1641" draw:name="Notes Placeholder 2" svg:x="0.85in" svg:y="5.2248in" svg:width="6.79961in" svg:height="4.94961in" presentation:class="notes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Header Placeholder 3" svg:x="0in" svg:y="0in" svg:width="3.68858in" svg:height="0.54961in" presentation:class="header" presentation:placeholder="false">
          <draw:text-box>
            <text:p text:style-name="a1643" text:class-names="" text:cond-style-name=""><text:span text:style-name="a1642" text:class-names=""/></text:p>
          </draw:text-box>
          <svg:title/>
          <svg:desc/>
        </draw:frame>
        <draw:frame draw:id="id14" presentation:style-name="a1647" draw:name="Date Placeholder 4" svg:x="4.81102in" svg:y="0in" svg:width="3.68858in" svg:height="0.54961in" presentation:class="date-time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Footer Placeholder 5" svg:x="0in" svg:y="10.45in" svg:width="3.68858in" svg:height="0.54961in" presentation:class="footer" presentation:placeholder="false">
          <draw:text-box>
            <text:p text:style-name="a1649" text:class-names="" text:cond-style-name=""><text:span text:style-name="a1648" text:class-names=""/></text:p>
          </draw:text-box>
          <svg:title/>
          <svg:desc/>
        </draw:frame>
        <draw:frame draw:id="id16" presentation:style-name="a1653" draw:name="Slide Number Placeholder 6" svg:x="4.81102in" svg:y="10.45in" svg:width="3.68858in" svg:height="0.54961in" presentation:class="page-number" presentation:placeholder="false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655">
      <draw:custom-shape svg:x="0in" svg:y="0in" svg:width="2.16496in" svg:height="3.73976in" draw:id="id298" draw:layer="Master3-bg" draw:style-name="a1658" draw:name="Freeform: Shape 6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299" draw:layer="Master3-bg" draw:style-name="a1661" draw:name="Freeform: Shape 7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00" draw:layer="Master3-bg" draw:style-name="a1664" draw:name="Freeform: Shape 8">
        <svg:title/>
        <svg:desc/>
        <text:p text:style-name="a1663" text:class-names="" text:cond-style-name=""><text:span text:style-name="a1662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01" draw:layer="Master3-bg" draw:style-name="a1667" draw:name="Freeform: Shape 9">
        <svg:title/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02" draw:layer="Master3-bg" draw:style-name="a1670" draw:name="Freeform: Shape 10">
        <svg:title/>
        <svg:desc/>
        <text:p text:style-name="a1669" text:class-names="" text:cond-style-name=""><text:span text:style-name="a1668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03" draw:layer="Master3-bg" draw:style-name="a1673" draw:name="Freeform: Shape 11">
        <svg:title/>
        <svg:desc/>
        <text:p text:style-name="a1672" text:class-names="" text:cond-style-name=""><text:span text:style-name="a1671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4" presentation:style-name="a1677" draw:name="Title 1" svg:x="1.9685in" svg:y="0.3937in" svg:width="7.08661in" svg:height="0.98425in" presentation:class="title" presentation:placeholder="false">
        <draw:text-box>
          <text:p text:style-name="a1676" text:class-names="" text:cond-style-name=""><text:span text:style-name="a1674" text:class-names="">Click to edit Master title style</text:span><text:span text:style-name="a1675" text:class-names=""/></text:p>
        </draw:text-box>
        <svg:title/>
        <svg:desc/>
      </draw:frame>
      <draw:frame draw:id="id305" presentation:style-name="a1693" draw:name="Content Placeholder 2" svg:x="1.9685in" svg:y="1.5748in" svg:width="7.08661in" svg:height="3.93701in" presentation:class="object" presentation:placeholder="false">
        <draw:text-box>
          <text:p text:style-name="a1679" text:class-names="" text:cond-style-name=""><text:span text:style-name="a1678" text:class-names="">Click to edit Master text styles</text:span></text:p>
          <text:list text:style-name="a1682">
            <text:list-item>
              <text:list text:style-name="a1682">
                <text:list-item>
                  <text:p text:style-name="a1681" text:class-names="" text:cond-style-name=""><text:span text:style-name="a1680" text:class-names="">Second level</text:span></text:p>
                </text:list-item>
              </text:list>
            </text:list-item>
          </text:list>
          <text:list text:style-name="a1685">
            <text:list-item>
              <text:list text:style-name="a1685">
                <text:list-item>
                  <text:list text:style-name="a1685">
                    <text:list-item>
                      <text:p text:style-name="a1684" text:class-names="" text:cond-style-name=""><text:span text:style-name="a16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8">
            <text:list-item>
              <text:list text:style-name="a1688">
                <text:list-item>
                  <text:list text:style-name="a1688">
                    <text:list-item>
                      <text:list text:style-name="a1688">
                        <text:list-item>
                          <text:p text:style-name="a1687" text:class-names="" text:cond-style-name=""><text:span text:style-name="a16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2">
            <text:list-item>
              <text:list text:style-name="a1692">
                <text:list-item>
                  <text:list text:style-name="a1692">
                    <text:list-item>
                      <text:list text:style-name="a1692">
                        <text:list-item>
                          <text:list text:style-name="a1692">
                            <text:list-item>
                              <text:p text:style-name="a1691" text:class-names="" text:cond-style-name=""><text:span text:style-name="a1689" text:class-names="">Fifth level</text:span><text:span text:style-name="a16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6" presentation:style-name="a1696" draw:name="Date Placeholder 3" svg:x="0.3937in" svg:y="5.70866in" svg:width="2.55906in" svg:height="0.3937in" presentation:class="date-tim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307" presentation:style-name="a1699" draw:name="Footer Placeholder 4" svg:x="3.74016in" svg:y="5.70866in" svg:width="3.54331in" svg:height="0.3937in" presentation:class="footer" presentation:placeholder="false">
        <draw:text-box>
          <text:p text:style-name="a1698" text:class-names="" text:cond-style-name=""><text:span text:style-name="a1697" text:class-names=""/></text:p>
        </draw:text-box>
        <svg:title/>
        <svg:desc/>
      </draw:frame>
      <draw:frame draw:id="id308" presentation:style-name="a1703" draw:name="Slide Number Placeholder 5" svg:x="8.07087in" svg:y="5.70866in" svg:width="2.55906in" svg:height="0.3937in" presentation:class="page-number" presentation:placeholder="false">
        <draw:text-box>
          <text:p text:style-name="a1702" text:class-names="" text:cond-style-name=""><text:span text:style-name="a1700" text:class-names=""><text:page-number style:num-format="1" text:fixed="false"/></text:span><text:span text:style-name="a1701" text:class-names=""/></text:p>
        </draw:text-box>
        <svg:title/>
        <svg:desc/>
      </draw:frame>
      <presentation:notes style:page-layout-name="pageLayout2" draw:style-name="a1720">
        <draw:page-thumbnail svg:x="1.5in" svg:y="0.83583in" svg:width="5.49921in" svg:height="4.12441in" presentation:class="page" draw:id="id11" presentation:style-name="a1704" draw:name="Slide Image Placeholder 1">
          <svg:title/>
          <svg:desc/>
        </draw:page-thumbnail>
        <draw:frame draw:id="id12" presentation:style-name="a1707" draw:name="Notes Placeholder 2" svg:x="0.85in" svg:y="5.2248in" svg:width="6.79961in" svg:height="4.94961in" presentation:class="notes" presentation:placeholder="false">
          <draw:text-box>
            <text:p text:style-name="a1706" text:class-names="" text:cond-style-name=""><text:span text:style-name="a1705" text:class-names=""/></text:p>
          </draw:text-box>
          <svg:title/>
          <svg:desc/>
        </draw:frame>
        <draw:frame draw:id="id13" presentation:style-name="a1710" draw:name="Header Placeholder 3" svg:x="0in" svg:y="0in" svg:width="3.68858in" svg:height="0.54961in" presentation:class="header" presentation:placeholder="false">
          <draw:text-box>
            <text:p text:style-name="a1709" text:class-names="" text:cond-style-name=""><text:span text:style-name="a1708" text:class-names=""/></text:p>
          </draw:text-box>
          <svg:title/>
          <svg:desc/>
        </draw:frame>
        <draw:frame draw:id="id14" presentation:style-name="a1713" draw:name="Date Placeholder 4" svg:x="4.81102in" svg:y="0in" svg:width="3.68858in" svg:height="0.54961in" presentation:class="date-time" presentation:placeholder="false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15" presentation:style-name="a1716" draw:name="Footer Placeholder 5" svg:x="0in" svg:y="10.45in" svg:width="3.68858in" svg:height="0.54961in" presentation:class="footer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16" presentation:style-name="a1719" draw:name="Slide Number Placeholder 6" svg:x="4.81102in" svg:y="10.45in" svg:width="3.68858in" svg:height="0.54961in" presentation:class="page-number" presentation:placeholder="false">
          <draw:text-box>
            <text:p text:style-name="a1718" text:class-names="" text:cond-style-name=""><text:span text:style-name="a1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721">
      <draw:custom-shape svg:x="0in" svg:y="0in" svg:width="2.16496in" svg:height="3.73976in" draw:id="id309" draw:layer="Master3-bg" draw:style-name="a1724" draw:name="Freeform: Shape 6">
        <svg:title/>
        <svg:desc/>
        <text:p text:style-name="a1723" text:class-names="" text:cond-style-name=""><text:span text:style-name="a1722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10" draw:layer="Master3-bg" draw:style-name="a1727" draw:name="Freeform: Shape 7">
        <svg:title/>
        <svg:desc/>
        <text:p text:style-name="a1726" text:class-names="" text:cond-style-name=""><text:span text:style-name="a1725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11" draw:layer="Master3-bg" draw:style-name="a1730" draw:name="Freeform: Shape 8">
        <svg:title/>
        <svg:desc/>
        <text:p text:style-name="a1729" text:class-names="" text:cond-style-name=""><text:span text:style-name="a1728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12" draw:layer="Master3-bg" draw:style-name="a1733" draw:name="Freeform: Shape 9">
        <svg:title/>
        <svg:desc/>
        <text:p text:style-name="a1732" text:class-names="" text:cond-style-name=""><text:span text:style-name="a1731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13" draw:layer="Master3-bg" draw:style-name="a1736" draw:name="Freeform: Shape 10">
        <svg:title/>
        <svg:desc/>
        <text:p text:style-name="a1735" text:class-names="" text:cond-style-name=""><text:span text:style-name="a1734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14" draw:layer="Master3-bg" draw:style-name="a1739" draw:name="Freeform: Shape 11">
        <svg:title/>
        <svg:desc/>
        <text:p text:style-name="a1738" text:class-names="" text:cond-style-name=""><text:span text:style-name="a1737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5" presentation:style-name="a1743" draw:name="Title 1" svg:x="0.75174in" svg:y="1.54688in" svg:width="9.50868in" svg:height="2.57812in" presentation:class="title" presentation:placeholder="false">
        <draw:text-box>
          <text:p text:style-name="a1742" text:class-names="" text:cond-style-name=""><text:span text:style-name="a1740" text:class-names="">Click to edit Master title style</text:span><text:span text:style-name="a1741" text:class-names=""/></text:p>
        </draw:text-box>
        <svg:title/>
        <svg:desc/>
      </draw:frame>
      <draw:frame draw:id="id316" presentation:style-name="a1747" draw:name="Text Placeholder 2" svg:x="0.75174in" svg:y="4.14931in" svg:width="9.50868in" svg:height="1.35764in" presentation:class="outline" presentation:placeholder="false">
        <draw:text-box>
          <text:list text:style-name="a1746">
            <text:list-item>
              <text:p text:style-name="a1745" text:class-names="" text:cond-style-name=""><text:span text:style-name="a1744" text:class-names="">Click to edit Master text styles</text:span></text:p>
            </text:list-item>
          </text:list>
        </draw:text-box>
        <svg:title/>
        <svg:desc/>
      </draw:frame>
      <draw:frame draw:id="id317" presentation:style-name="a1750" draw:name="Date Placeholder 3" svg:x="0.3937in" svg:y="5.70866in" svg:width="2.55906in" svg:height="0.3937in" presentation:class="date-time" presentation:placeholder="false">
        <draw:text-box>
          <text:p text:style-name="a1749" text:class-names="" text:cond-style-name=""><text:span text:style-name="a1748" text:class-names=""/></text:p>
        </draw:text-box>
        <svg:title/>
        <svg:desc/>
      </draw:frame>
      <draw:frame draw:id="id318" presentation:style-name="a1753" draw:name="Footer Placeholder 4" svg:x="3.74016in" svg:y="5.70866in" svg:width="3.54331in" svg:height="0.3937in" presentation:class="footer" presentation:placeholder="false">
        <draw:text-box>
          <text:p text:style-name="a1752" text:class-names="" text:cond-style-name=""><text:span text:style-name="a1751" text:class-names=""/></text:p>
        </draw:text-box>
        <svg:title/>
        <svg:desc/>
      </draw:frame>
      <draw:frame draw:id="id319" presentation:style-name="a1757" draw:name="Slide Number Placeholder 5" svg:x="8.07087in" svg:y="5.70866in" svg:width="2.55906in" svg:height="0.3937in" presentation:class="page-number" presentation:placeholder="false">
        <draw:text-box>
          <text:p text:style-name="a1756" text:class-names="" text:cond-style-name=""><text:span text:style-name="a1754" text:class-names=""><text:page-number style:num-format="1" text:fixed="false"/></text:span><text:span text:style-name="a1755" text:class-names=""/></text:p>
        </draw:text-box>
        <svg:title/>
        <svg:desc/>
      </draw:frame>
      <presentation:notes style:page-layout-name="pageLayout2" draw:style-name="a1774">
        <draw:page-thumbnail svg:x="1.5in" svg:y="0.83583in" svg:width="5.49921in" svg:height="4.12441in" presentation:class="page" draw:id="id11" presentation:style-name="a1758" draw:name="Slide Image Placeholder 1">
          <svg:title/>
          <svg:desc/>
        </draw:page-thumbnail>
        <draw:frame draw:id="id12" presentation:style-name="a1761" draw:name="Notes Placeholder 2" svg:x="0.85in" svg:y="5.2248in" svg:width="6.79961in" svg:height="4.94961in" presentation:class="notes" presentation:placeholder="false">
          <draw:text-box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13" presentation:style-name="a1764" draw:name="Header Placeholder 3" svg:x="0in" svg:y="0in" svg:width="3.68858in" svg:height="0.54961in" presentation:class="header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14" presentation:style-name="a1767" draw:name="Date Placeholder 4" svg:x="4.81102in" svg:y="0in" svg:width="3.68858in" svg:height="0.54961in" presentation:class="date-time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15" presentation:style-name="a1770" draw:name="Footer Placeholder 5" svg:x="0in" svg:y="10.45in" svg:width="3.68858in" svg:height="0.54961in" presentation:class="footer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16" presentation:style-name="a1773" draw:name="Slide Number Placeholder 6" svg:x="4.81102in" svg:y="10.45in" svg:width="3.68858in" svg:height="0.54961in" presentation:class="page-number" presentation:placeholder="false">
          <draw:text-box>
            <text:p text:style-name="a1772" text:class-names="" text:cond-style-name=""><text:span text:style-name="a17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775">
      <draw:custom-shape svg:x="0in" svg:y="0in" svg:width="2.16496in" svg:height="3.73976in" draw:id="id320" draw:layer="Master3-bg" draw:style-name="a1778" draw:name="Freeform: Shape 7">
        <svg:title/>
        <svg:desc/>
        <text:p text:style-name="a1777" text:class-names="" text:cond-style-name=""><text:span text:style-name="a1776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21" draw:layer="Master3-bg" draw:style-name="a1781" draw:name="Freeform: Shape 8">
        <svg:title/>
        <svg:desc/>
        <text:p text:style-name="a1780" text:class-names="" text:cond-style-name=""><text:span text:style-name="a1779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22" draw:layer="Master3-bg" draw:style-name="a1784" draw:name="Freeform: Shape 9">
        <svg:title/>
        <svg:desc/>
        <text:p text:style-name="a1783" text:class-names="" text:cond-style-name=""><text:span text:style-name="a1782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23" draw:layer="Master3-bg" draw:style-name="a1787" draw:name="Freeform: Shape 10">
        <svg:title/>
        <svg:desc/>
        <text:p text:style-name="a1786" text:class-names="" text:cond-style-name=""><text:span text:style-name="a1785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24" draw:layer="Master3-bg" draw:style-name="a1790" draw:name="Freeform: Shape 11">
        <svg:title/>
        <svg:desc/>
        <text:p text:style-name="a1789" text:class-names="" text:cond-style-name=""><text:span text:style-name="a1788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25" draw:layer="Master3-bg" draw:style-name="a1793" draw:name="Freeform: Shape 12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26" presentation:style-name="a1797" draw:name="Title 1" svg:x="1.9685in" svg:y="0.3937in" svg:width="7.08661in" svg:height="0.98425in" presentation:class="title" presentation:placeholder="false">
        <draw:text-box>
          <text:p text:style-name="a1796" text:class-names="" text:cond-style-name=""><text:span text:style-name="a1794" text:class-names="">Click to edit Master title style</text:span><text:span text:style-name="a1795" text:class-names=""/></text:p>
        </draw:text-box>
        <svg:title/>
        <svg:desc/>
      </draw:frame>
      <draw:frame draw:id="id327" presentation:style-name="a1813" draw:name="Content Placeholder 2" svg:x="1.96875in" svg:y="1.57465in" svg:width="3.46007in" svg:height="3.9375in" presentation:class="object" presentation:placeholder="false">
        <draw:text-box>
          <text:p text:style-name="a1799" text:class-names="" text:cond-style-name=""><text:span text:style-name="a1798" text:class-names="">Click to edit Master text styles</text:span></text:p>
          <text:list text:style-name="a1802">
            <text:list-item>
              <text:list text:style-name="a1802">
                <text:list-item>
                  <text:p text:style-name="a1801" text:class-names="" text:cond-style-name=""><text:span text:style-name="a1800" text:class-names="">Second level</text:span></text:p>
                </text:list-item>
              </text:list>
            </text:list-item>
          </text:list>
          <text:list text:style-name="a1805">
            <text:list-item>
              <text:list text:style-name="a1805">
                <text:list-item>
                  <text:list text:style-name="a1805">
                    <text:list-item>
                      <text:p text:style-name="a1804" text:class-names="" text:cond-style-name=""><text:span text:style-name="a1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8">
            <text:list-item>
              <text:list text:style-name="a1808">
                <text:list-item>
                  <text:list text:style-name="a1808">
                    <text:list-item>
                      <text:list text:style-name="a1808">
                        <text:list-item>
                          <text:p text:style-name="a1807" text:class-names="" text:cond-style-name=""><text:span text:style-name="a1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2">
            <text:list-item>
              <text:list text:style-name="a1812">
                <text:list-item>
                  <text:list text:style-name="a1812">
                    <text:list-item>
                      <text:list text:style-name="a1812">
                        <text:list-item>
                          <text:list text:style-name="a1812">
                            <text:list-item>
                              <text:p text:style-name="a1811" text:class-names="" text:cond-style-name=""><text:span text:style-name="a1809" text:class-names="">Fifth level</text:span><text:span text:style-name="a1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8" presentation:style-name="a1829" draw:name="Content Placeholder 3" svg:x="5.59549in" svg:y="1.57465in" svg:width="3.46007in" svg:height="3.9375in" presentation:class="object" presentation:placeholder="false">
        <draw:text-box>
          <text:p text:style-name="a1815" text:class-names="" text:cond-style-name=""><text:span text:style-name="a1814" text:class-names="">Click to edit Master text styles</text:span></text:p>
          <text:list text:style-name="a1818">
            <text:list-item>
              <text:list text:style-name="a1818">
                <text:list-item>
                  <text:p text:style-name="a1817" text:class-names="" text:cond-style-name=""><text:span text:style-name="a1816" text:class-names="">Second level</text:span></text:p>
                </text:list-item>
              </text:list>
            </text:list-item>
          </text:list>
          <text:list text:style-name="a1821">
            <text:list-item>
              <text:list text:style-name="a1821">
                <text:list-item>
                  <text:list text:style-name="a1821">
                    <text:list-item>
                      <text:p text:style-name="a1820" text:class-names="" text:cond-style-name=""><text:span text:style-name="a18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4">
            <text:list-item>
              <text:list text:style-name="a1824">
                <text:list-item>
                  <text:list text:style-name="a1824">
                    <text:list-item>
                      <text:list text:style-name="a1824">
                        <text:list-item>
                          <text:p text:style-name="a1823" text:class-names="" text:cond-style-name=""><text:span text:style-name="a18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8">
            <text:list-item>
              <text:list text:style-name="a1828">
                <text:list-item>
                  <text:list text:style-name="a1828">
                    <text:list-item>
                      <text:list text:style-name="a1828">
                        <text:list-item>
                          <text:list text:style-name="a1828">
                            <text:list-item>
                              <text:p text:style-name="a1827" text:class-names="" text:cond-style-name=""><text:span text:style-name="a1825" text:class-names="">Fifth level</text:span><text:span text:style-name="a18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9" presentation:style-name="a1832" draw:name="Date Placeholder 4" svg:x="0.3937in" svg:y="5.70866in" svg:width="2.55906in" svg:height="0.3937in" presentation:class="date-time" presentation:placeholder="false">
        <draw:text-box>
          <text:p text:style-name="a1831" text:class-names="" text:cond-style-name=""><text:span text:style-name="a1830" text:class-names=""/></text:p>
        </draw:text-box>
        <svg:title/>
        <svg:desc/>
      </draw:frame>
      <draw:frame draw:id="id330" presentation:style-name="a1835" draw:name="Footer Placeholder 5" svg:x="3.74016in" svg:y="5.70866in" svg:width="3.54331in" svg:height="0.3937in" presentation:class="footer" presentation:placeholder="false">
        <draw:text-box>
          <text:p text:style-name="a1834" text:class-names="" text:cond-style-name=""><text:span text:style-name="a1833" text:class-names=""/></text:p>
        </draw:text-box>
        <svg:title/>
        <svg:desc/>
      </draw:frame>
      <draw:frame draw:id="id331" presentation:style-name="a1839" draw:name="Slide Number Placeholder 6" svg:x="8.07087in" svg:y="5.70866in" svg:width="2.55906in" svg:height="0.3937in" presentation:class="page-number" presentation:placeholder="false">
        <draw:text-box>
          <text:p text:style-name="a1838" text:class-names="" text:cond-style-name=""><text:span text:style-name="a1836" text:class-names=""><text:page-number style:num-format="1" text:fixed="false"/></text:span><text:span text:style-name="a1837" text:class-names=""/></text:p>
        </draw:text-box>
        <svg:title/>
        <svg:desc/>
      </draw:frame>
      <presentation:notes style:page-layout-name="pageLayout2" draw:style-name="a1856">
        <draw:page-thumbnail svg:x="1.5in" svg:y="0.83583in" svg:width="5.49921in" svg:height="4.12441in" presentation:class="page" draw:id="id11" presentation:style-name="a1840" draw:name="Slide Image Placeholder 1">
          <svg:title/>
          <svg:desc/>
        </draw:page-thumbnail>
        <draw:frame draw:id="id12" presentation:style-name="a1843" draw:name="Notes Placeholder 2" svg:x="0.85in" svg:y="5.2248in" svg:width="6.79961in" svg:height="4.94961in" presentation:class="notes" presentation:placeholder="false">
          <draw:text-box>
            <text:p text:style-name="a1842" text:class-names="" text:cond-style-name=""><text:span text:style-name="a1841" text:class-names=""/></text:p>
          </draw:text-box>
          <svg:title/>
          <svg:desc/>
        </draw:frame>
        <draw:frame draw:id="id13" presentation:style-name="a1846" draw:name="Header Placeholder 3" svg:x="0in" svg:y="0in" svg:width="3.68858in" svg:height="0.54961in" presentation:class="header" presentation:placeholder="false">
          <draw:text-box>
            <text:p text:style-name="a1845" text:class-names="" text:cond-style-name=""><text:span text:style-name="a1844" text:class-names=""/></text:p>
          </draw:text-box>
          <svg:title/>
          <svg:desc/>
        </draw:frame>
        <draw:frame draw:id="id14" presentation:style-name="a1849" draw:name="Date Placeholder 4" svg:x="4.81102in" svg:y="0in" svg:width="3.68858in" svg:height="0.54961in" presentation:class="date-time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15" presentation:style-name="a1852" draw:name="Footer Placeholder 5" svg:x="0in" svg:y="10.45in" svg:width="3.68858in" svg:height="0.54961in" presentation:class="foot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16" presentation:style-name="a1855" draw:name="Slide Number Placeholder 6" svg:x="4.81102in" svg:y="10.45in" svg:width="3.68858in" svg:height="0.54961in" presentation:class="page-number" presentation:placeholder="false">
          <draw:text-box>
            <text:p text:style-name="a1854" text:class-names="" text:cond-style-name=""><text:span text:style-name="a1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857">
      <draw:custom-shape svg:x="0in" svg:y="0in" svg:width="2.16496in" svg:height="3.73976in" draw:id="id332" draw:layer="Master3-bg" draw:style-name="a1860" draw:name="Freeform: Shape 9">
        <svg:title/>
        <svg:desc/>
        <text:p text:style-name="a1859" text:class-names="" text:cond-style-name=""><text:span text:style-name="a1858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33" draw:layer="Master3-bg" draw:style-name="a1863" draw:name="Freeform: Shape 10">
        <svg:title/>
        <svg:desc/>
        <text:p text:style-name="a1862" text:class-names="" text:cond-style-name=""><text:span text:style-name="a1861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34" draw:layer="Master3-bg" draw:style-name="a1866" draw:name="Freeform: Shape 11">
        <svg:title/>
        <svg:desc/>
        <text:p text:style-name="a1865" text:class-names="" text:cond-style-name=""><text:span text:style-name="a1864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35" draw:layer="Master3-bg" draw:style-name="a1869" draw:name="Freeform: Shape 12">
        <svg:title/>
        <svg:desc/>
        <text:p text:style-name="a1868" text:class-names="" text:cond-style-name=""><text:span text:style-name="a1867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36" draw:layer="Master3-bg" draw:style-name="a1872" draw:name="Freeform: Shape 13">
        <svg:title/>
        <svg:desc/>
        <text:p text:style-name="a1871" text:class-names="" text:cond-style-name=""><text:span text:style-name="a1870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37" draw:layer="Master3-bg" draw:style-name="a1875" draw:name="Freeform: Shape 14">
        <svg:title/>
        <svg:desc/>
        <text:p text:style-name="a1874" text:class-names="" text:cond-style-name=""><text:span text:style-name="a1873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38" presentation:style-name="a1879" draw:name="Title 1" svg:x="0.75868in" svg:y="0.32986in" svg:width="9.50868in" svg:height="1.19965in" presentation:class="title" presentation:placeholder="false">
        <draw:text-box>
          <text:p text:style-name="a1878" text:class-names="" text:cond-style-name=""><text:span text:style-name="a1876" text:class-names="">Click to edit Master title style</text:span><text:span text:style-name="a1877" text:class-names=""/></text:p>
        </draw:text-box>
        <svg:title/>
        <svg:desc/>
      </draw:frame>
      <draw:frame draw:id="id339" presentation:style-name="a1883" draw:name="Text Placeholder 2" svg:x="0.75868in" svg:y="1.52083in" svg:width="4.66493in" svg:height="0.74479in" presentation:class="outline" presentation:placeholder="false">
        <draw:text-box>
          <text:list text:style-name="a1882">
            <text:list-item>
              <text:p text:style-name="a1881" text:class-names="" text:cond-style-name=""><text:span text:style-name="a1880" text:class-names="">Click to edit Master text styles</text:span></text:p>
            </text:list-item>
          </text:list>
        </draw:text-box>
        <svg:title/>
        <svg:desc/>
      </draw:frame>
      <draw:frame draw:id="id340" presentation:style-name="a1899" draw:name="Content Placeholder 3" svg:x="0.75868in" svg:y="2.26563in" svg:width="4.66493in" svg:height="3.3316in" presentation:class="object" presentation:placeholder="false">
        <draw:text-box>
          <text:p text:style-name="a1885" text:class-names="" text:cond-style-name=""><text:span text:style-name="a1884" text:class-names="">Click to edit Master text styles</text:span></text:p>
          <text:list text:style-name="a1888">
            <text:list-item>
              <text:list text:style-name="a1888">
                <text:list-item>
                  <text:p text:style-name="a1887" text:class-names="" text:cond-style-name=""><text:span text:style-name="a1886" text:class-names="">Second level</text:span></text:p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p text:style-name="a1890" text:class-names="" text:cond-style-name=""><text:span text:style-name="a1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4">
            <text:list-item>
              <text:list text:style-name="a1894">
                <text:list-item>
                  <text:list text:style-name="a1894">
                    <text:list-item>
                      <text:list text:style-name="a1894">
                        <text:list-item>
                          <text:p text:style-name="a1893" text:class-names="" text:cond-style-name=""><text:span text:style-name="a1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list text:style-name="a1898">
                        <text:list-item>
                          <text:list text:style-name="a1898">
                            <text:list-item>
                              <text:p text:style-name="a1897" text:class-names="" text:cond-style-name=""><text:span text:style-name="a1895" text:class-names="">Fifth level</text:span><text:span text:style-name="a1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1" presentation:style-name="a1903" draw:name="Text Placeholder 4" svg:x="5.5816in" svg:y="1.52083in" svg:width="4.68576in" svg:height="0.74479in" presentation:class="outline" presentation:placeholder="false">
        <draw:text-box>
          <text:list text:style-name="a1902">
            <text:list-item>
              <text:p text:style-name="a1901" text:class-names="" text:cond-style-name=""><text:span text:style-name="a1900" text:class-names="">Click to edit Master text styles</text:span></text:p>
            </text:list-item>
          </text:list>
        </draw:text-box>
        <svg:title/>
        <svg:desc/>
      </draw:frame>
      <draw:frame draw:id="id342" presentation:style-name="a1919" draw:name="Content Placeholder 5" svg:x="5.5816in" svg:y="2.26563in" svg:width="4.68576in" svg:height="3.3316in" presentation:class="object" presentation:placeholder="false">
        <draw:text-box>
          <text:p text:style-name="a1905" text:class-names="" text:cond-style-name=""><text:span text:style-name="a1904" text:class-names="">Click to edit Master text styles</text:span></text:p>
          <text:list text:style-name="a1908">
            <text:list-item>
              <text:list text:style-name="a1908">
                <text:list-item>
                  <text:p text:style-name="a1907" text:class-names="" text:cond-style-name=""><text:span text:style-name="a1906" text:class-names="">Second level</text:span></text:p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p text:style-name="a1910" text:class-names="" text:cond-style-name=""><text:span text:style-name="a19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4">
            <text:list-item>
              <text:list text:style-name="a1914">
                <text:list-item>
                  <text:list text:style-name="a1914">
                    <text:list-item>
                      <text:list text:style-name="a1914">
                        <text:list-item>
                          <text:p text:style-name="a1913" text:class-names="" text:cond-style-name=""><text:span text:style-name="a19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8">
            <text:list-item>
              <text:list text:style-name="a1918">
                <text:list-item>
                  <text:list text:style-name="a1918">
                    <text:list-item>
                      <text:list text:style-name="a1918">
                        <text:list-item>
                          <text:list text:style-name="a1918">
                            <text:list-item>
                              <text:p text:style-name="a1917" text:class-names="" text:cond-style-name=""><text:span text:style-name="a1915" text:class-names="">Fifth level</text:span><text:span text:style-name="a19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3" presentation:style-name="a1922" draw:name="Date Placeholder 6" svg:x="0.3937in" svg:y="5.70866in" svg:width="2.55906in" svg:height="0.3937in" presentation:class="date-time" presentation:placeholder="false">
        <draw:text-box>
          <text:p text:style-name="a1921" text:class-names="" text:cond-style-name=""><text:span text:style-name="a1920" text:class-names=""/></text:p>
        </draw:text-box>
        <svg:title/>
        <svg:desc/>
      </draw:frame>
      <draw:frame draw:id="id344" presentation:style-name="a1925" draw:name="Footer Placeholder 7" svg:x="3.74016in" svg:y="5.70866in" svg:width="3.54331in" svg:height="0.3937in" presentation:class="footer" presentation:placeholder="false">
        <draw:text-box>
          <text:p text:style-name="a1924" text:class-names="" text:cond-style-name=""><text:span text:style-name="a1923" text:class-names=""/></text:p>
        </draw:text-box>
        <svg:title/>
        <svg:desc/>
      </draw:frame>
      <draw:frame draw:id="id345" presentation:style-name="a1929" draw:name="Slide Number Placeholder 8" svg:x="8.07087in" svg:y="5.70866in" svg:width="2.55906in" svg:height="0.3937in" presentation:class="page-number" presentation:placeholder="false">
        <draw:text-box>
          <text:p text:style-name="a1928" text:class-names="" text:cond-style-name=""><text:span text:style-name="a1926" text:class-names=""><text:page-number style:num-format="1" text:fixed="false"/></text:span><text:span text:style-name="a1927" text:class-names=""/></text:p>
        </draw:text-box>
        <svg:title/>
        <svg:desc/>
      </draw:frame>
      <presentation:notes style:page-layout-name="pageLayout2" draw:style-name="a1946">
        <draw:page-thumbnail svg:x="1.5in" svg:y="0.83583in" svg:width="5.49921in" svg:height="4.12441in" presentation:class="page" draw:id="id11" presentation:style-name="a1930" draw:name="Slide Image Placeholder 1">
          <svg:title/>
          <svg:desc/>
        </draw:page-thumbnail>
        <draw:frame draw:id="id12" presentation:style-name="a1933" draw:name="Notes Placeholder 2" svg:x="0.85in" svg:y="5.2248in" svg:width="6.79961in" svg:height="4.94961in" presentation:class="notes" presentation:placeholder="false">
          <draw:text-box>
            <text:p text:style-name="a1932" text:class-names="" text:cond-style-name=""><text:span text:style-name="a1931" text:class-names=""/></text:p>
          </draw:text-box>
          <svg:title/>
          <svg:desc/>
        </draw:frame>
        <draw:frame draw:id="id13" presentation:style-name="a1936" draw:name="Header Placeholder 3" svg:x="0in" svg:y="0in" svg:width="3.68858in" svg:height="0.54961in" presentation:class="head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14" presentation:style-name="a1939" draw:name="Date Placeholder 4" svg:x="4.81102in" svg:y="0in" svg:width="3.68858in" svg:height="0.54961in" presentation:class="date-time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15" presentation:style-name="a1942" draw:name="Footer Placeholder 5" svg:x="0in" svg:y="10.45in" svg:width="3.68858in" svg:height="0.54961in" presentation:class="footer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16" presentation:style-name="a1945" draw:name="Slide Number Placeholder 6" svg:x="4.81102in" svg:y="10.45in" svg:width="3.68858in" svg:height="0.54961in" presentation:class="page-number" presentation:placeholder="false">
          <draw:text-box>
            <text:p text:style-name="a1944" text:class-names="" text:cond-style-name=""><text:span text:style-name="a19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947">
      <draw:custom-shape svg:x="0in" svg:y="0in" svg:width="2.16496in" svg:height="3.73976in" draw:id="id346" draw:layer="Master3-bg" draw:style-name="a1950" draw:name="Freeform: Shape 5">
        <svg:title/>
        <svg:desc/>
        <text:p text:style-name="a1949" text:class-names="" text:cond-style-name=""><text:span text:style-name="a1948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47" draw:layer="Master3-bg" draw:style-name="a1953" draw:name="Freeform: Shape 6">
        <svg:title/>
        <svg:desc/>
        <text:p text:style-name="a1952" text:class-names="" text:cond-style-name=""><text:span text:style-name="a1951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48" draw:layer="Master3-bg" draw:style-name="a1956" draw:name="Freeform: Shape 7">
        <svg:title/>
        <svg:desc/>
        <text:p text:style-name="a1955" text:class-names="" text:cond-style-name=""><text:span text:style-name="a1954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49" draw:layer="Master3-bg" draw:style-name="a1959" draw:name="Freeform: Shape 8">
        <svg:title/>
        <svg:desc/>
        <text:p text:style-name="a1958" text:class-names="" text:cond-style-name=""><text:span text:style-name="a1957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50" draw:layer="Master3-bg" draw:style-name="a1962" draw:name="Freeform: Shape 9">
        <svg:title/>
        <svg:desc/>
        <text:p text:style-name="a1961" text:class-names="" text:cond-style-name=""><text:span text:style-name="a1960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51" draw:layer="Master3-bg" draw:style-name="a1965" draw:name="Freeform: Shape 10">
        <svg:title/>
        <svg:desc/>
        <text:p text:style-name="a1964" text:class-names="" text:cond-style-name=""><text:span text:style-name="a1963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52" presentation:style-name="a1969" draw:name="Title 1" svg:x="1.9685in" svg:y="0.3937in" svg:width="7.08661in" svg:height="0.98425in" presentation:class="title" presentation:placeholder="false">
        <draw:text-box>
          <text:p text:style-name="a1968" text:class-names="" text:cond-style-name=""><text:span text:style-name="a1966" text:class-names="">Click to edit Master title style</text:span><text:span text:style-name="a1967" text:class-names=""/></text:p>
        </draw:text-box>
        <svg:title/>
        <svg:desc/>
      </draw:frame>
      <draw:frame draw:id="id353" presentation:style-name="a1972" draw:name="Date Placeholder 2" svg:x="0.3937in" svg:y="5.70866in" svg:width="2.55906in" svg:height="0.3937in" presentation:class="date-time" presentation:placeholder="false">
        <draw:text-box>
          <text:p text:style-name="a1971" text:class-names="" text:cond-style-name=""><text:span text:style-name="a1970" text:class-names=""/></text:p>
        </draw:text-box>
        <svg:title/>
        <svg:desc/>
      </draw:frame>
      <draw:frame draw:id="id354" presentation:style-name="a1975" draw:name="Footer Placeholder 3" svg:x="3.74016in" svg:y="5.70866in" svg:width="3.54331in" svg:height="0.3937in" presentation:class="footer" presentation:placeholder="false">
        <draw:text-box>
          <text:p text:style-name="a1974" text:class-names="" text:cond-style-name=""><text:span text:style-name="a1973" text:class-names=""/></text:p>
        </draw:text-box>
        <svg:title/>
        <svg:desc/>
      </draw:frame>
      <draw:frame draw:id="id355" presentation:style-name="a1979" draw:name="Slide Number Placeholder 4" svg:x="8.07087in" svg:y="5.70866in" svg:width="2.55906in" svg:height="0.3937in" presentation:class="page-number" presentation:placeholder="false">
        <draw:text-box>
          <text:p text:style-name="a1978" text:class-names="" text:cond-style-name=""><text:span text:style-name="a1976" text:class-names=""><text:page-number style:num-format="1" text:fixed="false"/></text:span><text:span text:style-name="a1977" text:class-names=""/></text:p>
        </draw:text-box>
        <svg:title/>
        <svg:desc/>
      </draw:frame>
      <presentation:notes style:page-layout-name="pageLayout2" draw:style-name="a1996">
        <draw:page-thumbnail svg:x="1.5in" svg:y="0.83583in" svg:width="5.49921in" svg:height="4.12441in" presentation:class="page" draw:id="id11" presentation:style-name="a1980" draw:name="Slide Image Placeholder 1">
          <svg:title/>
          <svg:desc/>
        </draw:page-thumbnail>
        <draw:frame draw:id="id12" presentation:style-name="a1983" draw:name="Notes Placeholder 2" svg:x="0.85in" svg:y="5.2248in" svg:width="6.79961in" svg:height="4.94961in" presentation:class="notes" presentation:placeholder="false">
          <draw:text-box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13" presentation:style-name="a1986" draw:name="Header Placeholder 3" svg:x="0in" svg:y="0in" svg:width="3.68858in" svg:height="0.54961in" presentation:class="header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14" presentation:style-name="a1989" draw:name="Date Placeholder 4" svg:x="4.81102in" svg:y="0in" svg:width="3.68858in" svg:height="0.54961in" presentation:class="date-time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15" presentation:style-name="a1992" draw:name="Footer Placeholder 5" svg:x="0in" svg:y="10.45in" svg:width="3.68858in" svg:height="0.54961in" presentation:class="footer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16" presentation:style-name="a1995" draw:name="Slide Number Placeholder 6" svg:x="4.81102in" svg:y="10.45in" svg:width="3.68858in" svg:height="0.54961in" presentation:class="page-number" presentation:placeholder="false">
          <draw:text-box>
            <text:p text:style-name="a1994" text:class-names="" text:cond-style-name=""><text:span text:style-name="a1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997">
      <draw:custom-shape svg:x="0in" svg:y="0in" svg:width="2.16496in" svg:height="3.73976in" draw:id="id356" draw:layer="Master3-bg" draw:style-name="a2000" draw:name="Freeform: Shape 4">
        <svg:title/>
        <svg:desc/>
        <text:p text:style-name="a1999" text:class-names="" text:cond-style-name=""><text:span text:style-name="a1998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57" draw:layer="Master3-bg" draw:style-name="a2003" draw:name="Freeform: Shape 5">
        <svg:title/>
        <svg:desc/>
        <text:p text:style-name="a2002" text:class-names="" text:cond-style-name=""><text:span text:style-name="a2001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58" draw:layer="Master3-bg" draw:style-name="a2006" draw:name="Freeform: Shape 6">
        <svg:title/>
        <svg:desc/>
        <text:p text:style-name="a2005" text:class-names="" text:cond-style-name=""><text:span text:style-name="a2004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59" draw:layer="Master3-bg" draw:style-name="a2009" draw:name="Freeform: Shape 7">
        <svg:title/>
        <svg:desc/>
        <text:p text:style-name="a2008" text:class-names="" text:cond-style-name=""><text:span text:style-name="a2007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60" draw:layer="Master3-bg" draw:style-name="a2012" draw:name="Freeform: Shape 8">
        <svg:title/>
        <svg:desc/>
        <text:p text:style-name="a2011" text:class-names="" text:cond-style-name=""><text:span text:style-name="a2010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61" draw:layer="Master3-bg" draw:style-name="a2015" draw:name="Freeform: Shape 9">
        <svg:title/>
        <svg:desc/>
        <text:p text:style-name="a2014" text:class-names="" text:cond-style-name=""><text:span text:style-name="a2013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62" presentation:style-name="a2018" draw:name="Date Placeholder 1" svg:x="0.3937in" svg:y="5.70866in" svg:width="2.55906in" svg:height="0.3937in" presentation:class="date-time" presentation:placeholder="false">
        <draw:text-box>
          <text:p text:style-name="a2017" text:class-names="" text:cond-style-name=""><text:span text:style-name="a2016" text:class-names=""/></text:p>
        </draw:text-box>
        <svg:title/>
        <svg:desc/>
      </draw:frame>
      <draw:frame draw:id="id363" presentation:style-name="a2021" draw:name="Footer Placeholder 2" svg:x="3.74016in" svg:y="5.70866in" svg:width="3.54331in" svg:height="0.3937in" presentation:class="footer" presentation:placeholder="false">
        <draw:text-box>
          <text:p text:style-name="a2020" text:class-names="" text:cond-style-name=""><text:span text:style-name="a2019" text:class-names=""/></text:p>
        </draw:text-box>
        <svg:title/>
        <svg:desc/>
      </draw:frame>
      <draw:frame draw:id="id364" presentation:style-name="a2025" draw:name="Slide Number Placeholder 3" svg:x="8.07087in" svg:y="5.70866in" svg:width="2.55906in" svg:height="0.3937in" presentation:class="page-number" presentation:placeholder="false">
        <draw:text-box>
          <text:p text:style-name="a2024" text:class-names="" text:cond-style-name=""><text:span text:style-name="a2022" text:class-names=""><text:page-number style:num-format="1" text:fixed="false"/></text:span><text:span text:style-name="a2023" text:class-names=""/></text:p>
        </draw:text-box>
        <svg:title/>
        <svg:desc/>
      </draw:frame>
      <presentation:notes style:page-layout-name="pageLayout2" draw:style-name="a2042">
        <draw:page-thumbnail svg:x="1.5in" svg:y="0.83583in" svg:width="5.49921in" svg:height="4.12441in" presentation:class="page" draw:id="id11" presentation:style-name="a2026" draw:name="Slide Image Placeholder 1">
          <svg:title/>
          <svg:desc/>
        </draw:page-thumbnail>
        <draw:frame draw:id="id12" presentation:style-name="a2029" draw:name="Notes Placeholder 2" svg:x="0.85in" svg:y="5.2248in" svg:width="6.79961in" svg:height="4.94961in" presentation:class="notes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3" presentation:style-name="a2032" draw:name="Header Placeholder 3" svg:x="0in" svg:y="0in" svg:width="3.68858in" svg:height="0.54961in" presentation:class="header" presentation:placeholder="false">
          <draw:text-box>
            <text:p text:style-name="a2031" text:class-names="" text:cond-style-name=""><text:span text:style-name="a2030" text:class-names=""/></text:p>
          </draw:text-box>
          <svg:title/>
          <svg:desc/>
        </draw:frame>
        <draw:frame draw:id="id14" presentation:style-name="a2035" draw:name="Date Placeholder 4" svg:x="4.81102in" svg:y="0in" svg:width="3.68858in" svg:height="0.54961in" presentation:class="date-time" presentation:placeholder="false">
          <draw:text-box>
            <text:p text:style-name="a2034" text:class-names="" text:cond-style-name=""><text:span text:style-name="a2033" text:class-names=""/></text:p>
          </draw:text-box>
          <svg:title/>
          <svg:desc/>
        </draw:frame>
        <draw:frame draw:id="id15" presentation:style-name="a2038" draw:name="Footer Placeholder 5" svg:x="0in" svg:y="10.45in" svg:width="3.68858in" svg:height="0.54961in" presentation:class="footer" presentation:placeholder="false">
          <draw:text-box>
            <text:p text:style-name="a2037" text:class-names="" text:cond-style-name=""><text:span text:style-name="a2036" text:class-names=""/></text:p>
          </draw:text-box>
          <svg:title/>
          <svg:desc/>
        </draw:frame>
        <draw:frame draw:id="id16" presentation:style-name="a2041" draw:name="Slide Number Placeholder 6" svg:x="4.81102in" svg:y="10.45in" svg:width="3.68858in" svg:height="0.54961in" presentation:class="page-number" presentation:placeholder="false">
          <draw:text-box>
            <text:p text:style-name="a2040" text:class-names="" text:cond-style-name=""><text:span text:style-name="a20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2043">
      <draw:custom-shape svg:x="0in" svg:y="0in" svg:width="2.16496in" svg:height="3.73976in" draw:id="id365" draw:layer="Master3-bg" draw:style-name="a2046" draw:name="Freeform: Shape 7">
        <svg:title/>
        <svg:desc/>
        <text:p text:style-name="a2045" text:class-names="" text:cond-style-name=""><text:span text:style-name="a2044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66" draw:layer="Master3-bg" draw:style-name="a2049" draw:name="Freeform: Shape 8">
        <svg:title/>
        <svg:desc/>
        <text:p text:style-name="a2048" text:class-names="" text:cond-style-name=""><text:span text:style-name="a2047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67" draw:layer="Master3-bg" draw:style-name="a2052" draw:name="Freeform: Shape 9">
        <svg:title/>
        <svg:desc/>
        <text:p text:style-name="a2051" text:class-names="" text:cond-style-name=""><text:span text:style-name="a2050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68" draw:layer="Master3-bg" draw:style-name="a2055" draw:name="Freeform: Shape 10">
        <svg:title/>
        <svg:desc/>
        <text:p text:style-name="a2054" text:class-names="" text:cond-style-name=""><text:span text:style-name="a2053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69" draw:layer="Master3-bg" draw:style-name="a2058" draw:name="Freeform: Shape 11">
        <svg:title/>
        <svg:desc/>
        <text:p text:style-name="a2057" text:class-names="" text:cond-style-name=""><text:span text:style-name="a2056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70" draw:layer="Master3-bg" draw:style-name="a2061" draw:name="Freeform: Shape 12">
        <svg:title/>
        <svg:desc/>
        <text:p text:style-name="a2060" text:class-names="" text:cond-style-name=""><text:span text:style-name="a2059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71" presentation:style-name="a2065" draw:name="Title 1" svg:x="0.75868in" svg:y="0.41319in" svg:width="3.55556in" svg:height="1.44792in" presentation:class="title" presentation:placeholder="false">
        <draw:text-box>
          <text:p text:style-name="a2064" text:class-names="" text:cond-style-name=""><text:span text:style-name="a2062" text:class-names="">Click to edit Master title style</text:span><text:span text:style-name="a2063" text:class-names=""/></text:p>
        </draw:text-box>
        <svg:title/>
        <svg:desc/>
      </draw:frame>
      <draw:frame draw:id="id372" presentation:style-name="a2081" draw:name="Content Placeholder 2" svg:x="4.6875in" svg:y="0.89236in" svg:width="5.57986in" svg:height="4.40799in" presentation:class="object" presentation:placeholder="false">
        <draw:text-box>
          <text:p text:style-name="a2067" text:class-names="" text:cond-style-name=""><text:span text:style-name="a2066" text:class-names="">Click to edit Master text styles</text:span></text:p>
          <text:list text:style-name="a2070">
            <text:list-item>
              <text:list text:style-name="a2070">
                <text:list-item>
                  <text:p text:style-name="a2069" text:class-names="" text:cond-style-name=""><text:span text:style-name="a2068" text:class-names="">Second level</text:span></text:p>
                </text:list-item>
              </text:list>
            </text:list-item>
          </text:list>
          <text:list text:style-name="a2073">
            <text:list-item>
              <text:list text:style-name="a2073">
                <text:list-item>
                  <text:list text:style-name="a2073">
                    <text:list-item>
                      <text:p text:style-name="a2072" text:class-names="" text:cond-style-name=""><text:span text:style-name="a2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list text:style-name="a2076">
                        <text:list-item>
                          <text:p text:style-name="a2075" text:class-names="" text:cond-style-name=""><text:span text:style-name="a2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0">
            <text:list-item>
              <text:list text:style-name="a2080">
                <text:list-item>
                  <text:list text:style-name="a2080">
                    <text:list-item>
                      <text:list text:style-name="a2080">
                        <text:list-item>
                          <text:list text:style-name="a2080">
                            <text:list-item>
                              <text:p text:style-name="a2079" text:class-names="" text:cond-style-name=""><text:span text:style-name="a2077" text:class-names="">Fifth level</text:span><text:span text:style-name="a2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3" presentation:style-name="a2085" draw:name="Text Placeholder 3" svg:x="0.75868in" svg:y="1.86111in" svg:width="3.55556in" svg:height="3.44618in" presentation:class="outline" presentation:placeholder="false">
        <draw:text-box>
          <text:list text:style-name="a2084">
            <text:list-item>
              <text:p text:style-name="a2083" text:class-names="" text:cond-style-name=""><text:span text:style-name="a2082" text:class-names="">Click to edit Master text styles</text:span></text:p>
            </text:list-item>
          </text:list>
        </draw:text-box>
        <svg:title/>
        <svg:desc/>
      </draw:frame>
      <draw:frame draw:id="id374" presentation:style-name="a2088" draw:name="Date Placeholder 4" svg:x="0.3937in" svg:y="5.70866in" svg:width="2.55906in" svg:height="0.3937in" presentation:class="date-time" presentation:placeholder="false">
        <draw:text-box>
          <text:p text:style-name="a2087" text:class-names="" text:cond-style-name=""><text:span text:style-name="a2086" text:class-names=""/></text:p>
        </draw:text-box>
        <svg:title/>
        <svg:desc/>
      </draw:frame>
      <draw:frame draw:id="id375" presentation:style-name="a2091" draw:name="Footer Placeholder 5" svg:x="3.74016in" svg:y="5.70866in" svg:width="3.54331in" svg:height="0.3937in" presentation:class="footer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376" presentation:style-name="a2095" draw:name="Slide Number Placeholder 6" svg:x="8.07087in" svg:y="5.70866in" svg:width="2.55906in" svg:height="0.3937in" presentation:class="page-number" presentation:placeholder="false">
        <draw:text-box>
          <text:p text:style-name="a2094" text:class-names="" text:cond-style-name=""><text:span text:style-name="a2092" text:class-names=""><text:page-number style:num-format="1" text:fixed="false"/></text:span><text:span text:style-name="a2093" text:class-names=""/></text:p>
        </draw:text-box>
        <svg:title/>
        <svg:desc/>
      </draw:frame>
      <presentation:notes style:page-layout-name="pageLayout2" draw:style-name="a2112">
        <draw:page-thumbnail svg:x="1.5in" svg:y="0.83583in" svg:width="5.49921in" svg:height="4.12441in" presentation:class="page" draw:id="id11" presentation:style-name="a2096" draw:name="Slide Image Placeholder 1">
          <svg:title/>
          <svg:desc/>
        </draw:page-thumbnail>
        <draw:frame draw:id="id12" presentation:style-name="a2099" draw:name="Notes Placeholder 2" svg:x="0.85in" svg:y="5.2248in" svg:width="6.79961in" svg:height="4.94961in" presentation:class="notes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13" presentation:style-name="a2102" draw:name="Header Placeholder 3" svg:x="0in" svg:y="0in" svg:width="3.68858in" svg:height="0.54961in" presentation:class="header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14" presentation:style-name="a2105" draw:name="Date Placeholder 4" svg:x="4.81102in" svg:y="0in" svg:width="3.68858in" svg:height="0.54961in" presentation:class="date-time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5" presentation:style-name="a2108" draw:name="Footer Placeholder 5" svg:x="0in" svg:y="10.45in" svg:width="3.68858in" svg:height="0.54961in" presentation:class="footer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16" presentation:style-name="a2111" draw:name="Slide Number Placeholder 6" svg:x="4.81102in" svg:y="10.45in" svg:width="3.68858in" svg:height="0.54961in" presentation:class="page-number" presentation:placeholder="false">
          <draw:text-box>
            <text:p text:style-name="a2110" text:class-names="" text:cond-style-name=""><text:span text:style-name="a2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2113">
      <draw:custom-shape svg:x="0in" svg:y="0in" svg:width="2.16496in" svg:height="3.73976in" draw:id="id377" draw:layer="Master3-bg" draw:style-name="a2116" draw:name="Freeform: Shape 7">
        <svg:title/>
        <svg:desc/>
        <text:p text:style-name="a2115" text:class-names="" text:cond-style-name=""><text:span text:style-name="a2114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78" draw:layer="Master3-bg" draw:style-name="a2119" draw:name="Freeform: Shape 8">
        <svg:title/>
        <svg:desc/>
        <text:p text:style-name="a2118" text:class-names="" text:cond-style-name=""><text:span text:style-name="a2117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79" draw:layer="Master3-bg" draw:style-name="a2122" draw:name="Freeform: Shape 9">
        <svg:title/>
        <svg:desc/>
        <text:p text:style-name="a2121" text:class-names="" text:cond-style-name=""><text:span text:style-name="a2120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80" draw:layer="Master3-bg" draw:style-name="a2125" draw:name="Freeform: Shape 10">
        <svg:title/>
        <svg:desc/>
        <text:p text:style-name="a2124" text:class-names="" text:cond-style-name=""><text:span text:style-name="a2123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81" draw:layer="Master3-bg" draw:style-name="a2128" draw:name="Freeform: Shape 11">
        <svg:title/>
        <svg:desc/>
        <text:p text:style-name="a2127" text:class-names="" text:cond-style-name=""><text:span text:style-name="a2126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82" draw:layer="Master3-bg" draw:style-name="a2131" draw:name="Freeform: Shape 12">
        <svg:title/>
        <svg:desc/>
        <text:p text:style-name="a2130" text:class-names="" text:cond-style-name=""><text:span text:style-name="a2129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83" presentation:style-name="a2135" draw:name="Title 1" svg:x="0.75868in" svg:y="0.41319in" svg:width="3.55556in" svg:height="1.44792in" presentation:class="title" presentation:placeholder="false">
        <draw:text-box>
          <text:p text:style-name="a2134" text:class-names="" text:cond-style-name=""><text:span text:style-name="a2132" text:class-names="">Click to edit Master title style</text:span><text:span text:style-name="a2133" text:class-names=""/></text:p>
        </draw:text-box>
        <svg:title/>
        <svg:desc/>
      </draw:frame>
      <draw:frame draw:id="id384" presentation:style-name="a2138" draw:name="Picture Placeholder 2" svg:x="4.6875in" svg:y="0.89236in" svg:width="5.57986in" svg:height="4.40799in" presentation:class="graphic" presentation:placeholder="false">
        <draw:text-box>
          <text:p text:style-name="a2137" text:class-names="" text:cond-style-name=""><text:span text:style-name="a2136" text:class-names=""/></text:p>
        </draw:text-box>
        <svg:title/>
        <svg:desc/>
      </draw:frame>
      <draw:frame draw:id="id385" presentation:style-name="a2142" draw:name="Text Placeholder 3" svg:x="0.75868in" svg:y="1.86111in" svg:width="3.55556in" svg:height="3.44618in" presentation:class="outline" presentation:placeholder="false">
        <draw:text-box>
          <text:list text:style-name="a2141">
            <text:list-item>
              <text:p text:style-name="a2140" text:class-names="" text:cond-style-name=""><text:span text:style-name="a2139" text:class-names="">Click to edit Master text styles</text:span></text:p>
            </text:list-item>
          </text:list>
        </draw:text-box>
        <svg:title/>
        <svg:desc/>
      </draw:frame>
      <draw:frame draw:id="id386" presentation:style-name="a2145" draw:name="Date Placeholder 4" svg:x="0.3937in" svg:y="5.70866in" svg:width="2.55906in" svg:height="0.3937in" presentation:class="date-tim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387" presentation:style-name="a2148" draw:name="Footer Placeholder 5" svg:x="3.74016in" svg:y="5.70866in" svg:width="3.54331in" svg:height="0.3937in" presentation:class="footer" presentation:placeholder="false">
        <draw:text-box>
          <text:p text:style-name="a2147" text:class-names="" text:cond-style-name=""><text:span text:style-name="a2146" text:class-names=""/></text:p>
        </draw:text-box>
        <svg:title/>
        <svg:desc/>
      </draw:frame>
      <draw:frame draw:id="id388" presentation:style-name="a2152" draw:name="Slide Number Placeholder 6" svg:x="8.07087in" svg:y="5.70866in" svg:width="2.55906in" svg:height="0.3937in" presentation:class="page-number" presentation:placeholder="false">
        <draw:text-box>
          <text:p text:style-name="a2151" text:class-names="" text:cond-style-name=""><text:span text:style-name="a2149" text:class-names=""><text:page-number style:num-format="1" text:fixed="false"/></text:span><text:span text:style-name="a2150" text:class-names=""/></text:p>
        </draw:text-box>
        <svg:title/>
        <svg:desc/>
      </draw:frame>
      <presentation:notes style:page-layout-name="pageLayout2" draw:style-name="a2169">
        <draw:page-thumbnail svg:x="1.5in" svg:y="0.83583in" svg:width="5.49921in" svg:height="4.12441in" presentation:class="page" draw:id="id11" presentation:style-name="a2153" draw:name="Slide Image Placeholder 1">
          <svg:title/>
          <svg:desc/>
        </draw:page-thumbnail>
        <draw:frame draw:id="id12" presentation:style-name="a2156" draw:name="Notes Placeholder 2" svg:x="0.85in" svg:y="5.2248in" svg:width="6.79961in" svg:height="4.94961in" presentation:class="notes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13" presentation:style-name="a2159" draw:name="Header Placeholder 3" svg:x="0in" svg:y="0in" svg:width="3.68858in" svg:height="0.54961in" presentation:class="header" presentation:placeholder="false">
          <draw:text-box>
            <text:p text:style-name="a2158" text:class-names="" text:cond-style-name=""><text:span text:style-name="a2157" text:class-names=""/></text:p>
          </draw:text-box>
          <svg:title/>
          <svg:desc/>
        </draw:frame>
        <draw:frame draw:id="id14" presentation:style-name="a2162" draw:name="Date Placeholder 4" svg:x="4.81102in" svg:y="0in" svg:width="3.68858in" svg:height="0.54961in" presentation:class="date-time" presentation:placeholder="false">
          <draw:text-box>
            <text:p text:style-name="a2161" text:class-names="" text:cond-style-name=""><text:span text:style-name="a2160" text:class-names=""/></text:p>
          </draw:text-box>
          <svg:title/>
          <svg:desc/>
        </draw:frame>
        <draw:frame draw:id="id15" presentation:style-name="a2165" draw:name="Footer Placeholder 5" svg:x="0in" svg:y="10.45in" svg:width="3.68858in" svg:height="0.54961in" presentation:class="footer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16" presentation:style-name="a2168" draw:name="Slide Number Placeholder 6" svg:x="4.81102in" svg:y="10.45in" svg:width="3.68858in" svg:height="0.54961in" presentation:class="page-number" presentation:placeholder="false">
          <draw:text-box>
            <text:p text:style-name="a2167" text:class-names="" text:cond-style-name=""><text:span text:style-name="a2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2170">
      <draw:custom-shape svg:x="0in" svg:y="0in" svg:width="2.16496in" svg:height="3.73976in" draw:id="id389" draw:layer="Master3-bg" draw:style-name="a2173" draw:name="Freeform: Shape 6">
        <svg:title/>
        <svg:desc/>
        <text:p text:style-name="a2172" text:class-names="" text:cond-style-name=""><text:span text:style-name="a2171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390" draw:layer="Master3-bg" draw:style-name="a2176" draw:name="Freeform: Shape 7">
        <svg:title/>
        <svg:desc/>
        <text:p text:style-name="a2175" text:class-names="" text:cond-style-name=""><text:span text:style-name="a2174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391" draw:layer="Master3-bg" draw:style-name="a2179" draw:name="Freeform: Shape 8">
        <svg:title/>
        <svg:desc/>
        <text:p text:style-name="a2178" text:class-names="" text:cond-style-name=""><text:span text:style-name="a2177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392" draw:layer="Master3-bg" draw:style-name="a2182" draw:name="Freeform: Shape 9">
        <svg:title/>
        <svg:desc/>
        <text:p text:style-name="a2181" text:class-names="" text:cond-style-name=""><text:span text:style-name="a2180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393" draw:layer="Master3-bg" draw:style-name="a2185" draw:name="Freeform: Shape 10">
        <svg:title/>
        <svg:desc/>
        <text:p text:style-name="a2184" text:class-names="" text:cond-style-name=""><text:span text:style-name="a2183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394" draw:layer="Master3-bg" draw:style-name="a2188" draw:name="Freeform: Shape 11">
        <svg:title/>
        <svg:desc/>
        <text:p text:style-name="a2187" text:class-names="" text:cond-style-name=""><text:span text:style-name="a2186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95" presentation:style-name="a2192" draw:name="Title 1" svg:x="1.9685in" svg:y="0.3937in" svg:width="7.08661in" svg:height="0.98425in" presentation:class="title" presentation:placeholder="false">
        <draw:text-box>
          <text:p text:style-name="a2191" text:class-names="" text:cond-style-name=""><text:span text:style-name="a2189" text:class-names="">Click to edit Master title style</text:span><text:span text:style-name="a2190" text:class-names=""/></text:p>
        </draw:text-box>
        <svg:title/>
        <svg:desc/>
      </draw:frame>
      <draw:frame draw:id="id396" presentation:style-name="a2209" draw:name="Vertical Text Placeholder 2" svg:x="1.9685in" svg:y="1.5748in" svg:width="7.08661in" svg:height="3.93701in" presentation:class="outline" presentation:placeholder="false">
        <draw:text-box>
          <text:list text:style-name="a2195">
            <text:list-item>
              <text:p text:style-name="a2194" text:class-names="" text:cond-style-name=""><text:span text:style-name="a2193" text:class-names="">Click to edit Master text styles</text:span></text:p>
            </text:list-item>
          </text:list>
          <text:list text:style-name="a2198">
            <text:list-item>
              <text:list text:style-name="a2198">
                <text:list-item>
                  <text:p text:style-name="a2197" text:class-names="" text:cond-style-name=""><text:span text:style-name="a2196" text:class-names="">Second level</text:span></text:p>
                </text:list-item>
              </text:list>
            </text:list-item>
          </text:list>
          <text:list text:style-name="a2201">
            <text:list-item>
              <text:list text:style-name="a2201">
                <text:list-item>
                  <text:list text:style-name="a2201">
                    <text:list-item>
                      <text:p text:style-name="a2200" text:class-names="" text:cond-style-name=""><text:span text:style-name="a2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4">
            <text:list-item>
              <text:list text:style-name="a2204">
                <text:list-item>
                  <text:list text:style-name="a2204">
                    <text:list-item>
                      <text:list text:style-name="a2204">
                        <text:list-item>
                          <text:p text:style-name="a2203" text:class-names="" text:cond-style-name=""><text:span text:style-name="a2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8">
            <text:list-item>
              <text:list text:style-name="a2208">
                <text:list-item>
                  <text:list text:style-name="a2208">
                    <text:list-item>
                      <text:list text:style-name="a2208">
                        <text:list-item>
                          <text:list text:style-name="a2208">
                            <text:list-item>
                              <text:p text:style-name="a2207" text:class-names="" text:cond-style-name=""><text:span text:style-name="a2205" text:class-names="">Fifth level</text:span><text:span text:style-name="a2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7" presentation:style-name="a2212" draw:name="Date Placeholder 3" svg:x="0.3937in" svg:y="5.70866in" svg:width="2.55906in" svg:height="0.3937in" presentation:class="date-time" presentation:placeholder="false">
        <draw:text-box>
          <text:p text:style-name="a2211" text:class-names="" text:cond-style-name=""><text:span text:style-name="a2210" text:class-names=""/></text:p>
        </draw:text-box>
        <svg:title/>
        <svg:desc/>
      </draw:frame>
      <draw:frame draw:id="id398" presentation:style-name="a2215" draw:name="Footer Placeholder 4" svg:x="3.74016in" svg:y="5.70866in" svg:width="3.54331in" svg:height="0.3937in" presentation:class="foot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399" presentation:style-name="a2219" draw:name="Slide Number Placeholder 5" svg:x="8.07087in" svg:y="5.70866in" svg:width="2.55906in" svg:height="0.3937in" presentation:class="page-number" presentation:placeholder="false">
        <draw:text-box>
          <text:p text:style-name="a2218" text:class-names="" text:cond-style-name=""><text:span text:style-name="a2216" text:class-names=""><text:page-number style:num-format="1" text:fixed="false"/></text:span><text:span text:style-name="a2217" text:class-names=""/></text:p>
        </draw:text-box>
        <svg:title/>
        <svg:desc/>
      </draw:frame>
      <presentation:notes style:page-layout-name="pageLayout2" draw:style-name="a2236">
        <draw:page-thumbnail svg:x="1.5in" svg:y="0.83583in" svg:width="5.49921in" svg:height="4.12441in" presentation:class="page" draw:id="id11" presentation:style-name="a2220" draw:name="Slide Image Placeholder 1">
          <svg:title/>
          <svg:desc/>
        </draw:page-thumbnail>
        <draw:frame draw:id="id12" presentation:style-name="a2223" draw:name="Notes Placeholder 2" svg:x="0.85in" svg:y="5.2248in" svg:width="6.79961in" svg:height="4.94961in" presentation:class="notes" presentation:placeholder="false">
          <draw:text-box>
            <text:p text:style-name="a2222" text:class-names="" text:cond-style-name=""><text:span text:style-name="a2221" text:class-names=""/></text:p>
          </draw:text-box>
          <svg:title/>
          <svg:desc/>
        </draw:frame>
        <draw:frame draw:id="id13" presentation:style-name="a2226" draw:name="Header Placeholder 3" svg:x="0in" svg:y="0in" svg:width="3.68858in" svg:height="0.54961in" presentation:class="header" presentation:placeholder="false">
          <draw:text-box>
            <text:p text:style-name="a2225" text:class-names="" text:cond-style-name=""><text:span text:style-name="a2224" text:class-names=""/></text:p>
          </draw:text-box>
          <svg:title/>
          <svg:desc/>
        </draw:frame>
        <draw:frame draw:id="id14" presentation:style-name="a2229" draw:name="Date Placeholder 4" svg:x="4.81102in" svg:y="0in" svg:width="3.68858in" svg:height="0.54961in" presentation:class="date-time" presentation:placeholder="false">
          <draw:text-box>
            <text:p text:style-name="a2228" text:class-names="" text:cond-style-name=""><text:span text:style-name="a2227" text:class-names=""/></text:p>
          </draw:text-box>
          <svg:title/>
          <svg:desc/>
        </draw:frame>
        <draw:frame draw:id="id15" presentation:style-name="a2232" draw:name="Footer Placeholder 5" svg:x="0in" svg:y="10.45in" svg:width="3.68858in" svg:height="0.54961in" presentation:class="footer" presentation:placeholder="false">
          <draw:text-box>
            <text:p text:style-name="a2231" text:class-names="" text:cond-style-name=""><text:span text:style-name="a2230" text:class-names=""/></text:p>
          </draw:text-box>
          <svg:title/>
          <svg:desc/>
        </draw:frame>
        <draw:frame draw:id="id16" presentation:style-name="a2235" draw:name="Slide Number Placeholder 6" svg:x="4.81102in" svg:y="10.45in" svg:width="3.68858in" svg:height="0.54961in" presentation:class="page-number" presentation:placeholder="false">
          <draw:text-box>
            <text:p text:style-name="a2234" text:class-names="" text:cond-style-name=""><text:span text:style-name="a2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2237">
      <draw:custom-shape svg:x="0in" svg:y="0in" svg:width="2.16496in" svg:height="3.73976in" draw:id="id400" draw:layer="Master3-bg" draw:style-name="a2240" draw:name="Freeform: Shape 6">
        <svg:title/>
        <svg:desc/>
        <text:p text:style-name="a2239" text:class-names="" text:cond-style-name=""><text:span text:style-name="a2238" text:class-names=""/></text:p>
        <draw:enhanced-geometry xmlns:dr3d="urn:oasis:names:tc:opendocument:xmlns:dr3d:1.0" draw:type="non-primitive" svg:viewBox="0 0 5500 9500" draw:enhanced-path="M 0 0 L 0 8000 2500 95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55906in" svg:y="0in" svg:width="2.16496in" svg:height="0.39331in" draw:id="id401" draw:layer="Master3-bg" draw:style-name="a2243" draw:name="Freeform: Shape 7">
        <svg:title/>
        <svg:desc/>
        <text:p text:style-name="a2242" text:class-names="" text:cond-style-name=""><text:span text:style-name="a2241" text:class-names=""/></text:p>
        <draw:enhanced-geometry xmlns:dr3d="urn:oasis:names:tc:opendocument:xmlns:dr3d:1.0" draw:type="non-primitive" svg:viewBox="0 0 5500 1000" draw:enhanced-path="M 500 0 L 0 1000 55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7.08661in" svg:y="0in" svg:width="3.93661in" svg:height="2.95236in" draw:id="id402" draw:layer="Master3-bg" draw:style-name="a2246" draw:name="Freeform: Shape 8">
        <svg:title/>
        <svg:desc/>
        <text:p text:style-name="a2245" text:class-names="" text:cond-style-name=""><text:span text:style-name="a2244" text:class-names=""/></text:p>
        <draw:enhanced-geometry xmlns:dr3d="urn:oasis:names:tc:opendocument:xmlns:dr3d:1.0" draw:type="non-primitive" svg:viewBox="0 0 10000 7500" draw:enhanced-path="M 10000 0 L 1000 0 0 500 10000 75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00"/>
          <draw:equation draw:name="f7" draw:formula="?f4 / 7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8.85827in" svg:y="2.55906in" svg:width="2.16496in" svg:height="3.64134in" draw:id="id403" draw:layer="Master3-bg" draw:style-name="a2249" draw:name="Freeform: Shape 9">
        <svg:title/>
        <svg:desc/>
        <text:p text:style-name="a2248" text:class-names="" text:cond-style-name=""><text:span text:style-name="a2247" text:class-names=""/></text:p>
        <draw:enhanced-geometry xmlns:dr3d="urn:oasis:names:tc:opendocument:xmlns:dr3d:1.0" draw:type="non-primitive" svg:viewBox="0 0 5500 9250" draw:enhanced-path="M 5500 9250 L 5500 2000 3000 0 0 9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00"/>
          <draw:equation draw:name="f7" draw:formula="?f4 / 9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6.49606in" svg:y="5.70866in" svg:width="1.96811in" svg:height="0.49173in" draw:id="id404" draw:layer="Master3-bg" draw:style-name="a2252" draw:name="Freeform: Shape 10">
        <svg:title/>
        <svg:desc/>
        <text:p text:style-name="a2251" text:class-names="" text:cond-style-name=""><text:span text:style-name="a2250" text:class-names=""/></text:p>
        <draw:enhanced-geometry xmlns:dr3d="urn:oasis:names:tc:opendocument:xmlns:dr3d:1.0" draw:type="non-primitive" svg:viewBox="0 0 5000 1250" draw:enhanced-path="M 4500 1250 L 5000 0 0 12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3.54331in" svg:width="3.54291in" svg:height="2.65709in" draw:id="id405" draw:layer="Master3-bg" draw:style-name="a2255" draw:name="Freeform: Shape 11">
        <svg:title/>
        <svg:desc/>
        <text:p text:style-name="a2254" text:class-names="" text:cond-style-name=""><text:span text:style-name="a2253" text:class-names=""/></text:p>
        <draw:enhanced-geometry xmlns:dr3d="urn:oasis:names:tc:opendocument:xmlns:dr3d:1.0" draw:type="non-primitive" svg:viewBox="0 0 9000 6750" draw:enhanced-path="M 0 0 L 0 6750 9000 675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000"/>
          <draw:equation draw:name="f7" draw:formula="?f4 / 67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06" presentation:style-name="a2259" draw:name="Vertical Title 1" svg:x="7.28472in" svg:y="0.3941in" svg:width="1.77083in" svg:height="5.11806in" presentation:class="title" presentation:placeholder="false">
        <draw:text-box>
          <text:p text:style-name="a2258" text:class-names="" text:cond-style-name=""><text:span text:style-name="a2256" text:class-names="">Click to edit Master title style</text:span><text:span text:style-name="a2257" text:class-names=""/></text:p>
        </draw:text-box>
        <svg:title/>
        <svg:desc/>
      </draw:frame>
      <draw:frame draw:id="id407" presentation:style-name="a2276" draw:name="Vertical Text Placeholder 2" svg:x="1.96875in" svg:y="0.3941in" svg:width="5.14931in" svg:height="5.11806in" presentation:class="outline" presentation:placeholder="false">
        <draw:text-box>
          <text:list text:style-name="a2262">
            <text:list-item>
              <text:p text:style-name="a2261" text:class-names="" text:cond-style-name=""><text:span text:style-name="a2260" text:class-names="">Click to edit Master text styles</text:span></text:p>
            </text:list-item>
          </text:list>
          <text:list text:style-name="a2265">
            <text:list-item>
              <text:list text:style-name="a2265">
                <text:list-item>
                  <text:p text:style-name="a2264" text:class-names="" text:cond-style-name=""><text:span text:style-name="a2263" text:class-names="">Second level</text:span></text:p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p text:style-name="a2267" text:class-names="" text:cond-style-name=""><text:span text:style-name="a2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71">
            <text:list-item>
              <text:list text:style-name="a2271">
                <text:list-item>
                  <text:list text:style-name="a2271">
                    <text:list-item>
                      <text:list text:style-name="a2271">
                        <text:list-item>
                          <text:p text:style-name="a2270" text:class-names="" text:cond-style-name=""><text:span text:style-name="a2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5">
            <text:list-item>
              <text:list text:style-name="a2275">
                <text:list-item>
                  <text:list text:style-name="a2275">
                    <text:list-item>
                      <text:list text:style-name="a2275">
                        <text:list-item>
                          <text:list text:style-name="a2275">
                            <text:list-item>
                              <text:p text:style-name="a2274" text:class-names="" text:cond-style-name=""><text:span text:style-name="a2272" text:class-names="">Fifth level</text:span><text:span text:style-name="a2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8" presentation:style-name="a2279" draw:name="Date Placeholder 3" svg:x="0.3937in" svg:y="5.70866in" svg:width="2.55906in" svg:height="0.3937in" presentation:class="date-time" presentation:placeholder="false">
        <draw:text-box>
          <text:p text:style-name="a2278" text:class-names="" text:cond-style-name=""><text:span text:style-name="a2277" text:class-names=""/></text:p>
        </draw:text-box>
        <svg:title/>
        <svg:desc/>
      </draw:frame>
      <draw:frame draw:id="id409" presentation:style-name="a2282" draw:name="Footer Placeholder 4" svg:x="3.74016in" svg:y="5.70866in" svg:width="3.54331in" svg:height="0.3937in" presentation:class="footer" presentation:placeholder="false">
        <draw:text-box>
          <text:p text:style-name="a2281" text:class-names="" text:cond-style-name=""><text:span text:style-name="a2280" text:class-names=""/></text:p>
        </draw:text-box>
        <svg:title/>
        <svg:desc/>
      </draw:frame>
      <draw:frame draw:id="id410" presentation:style-name="a2286" draw:name="Slide Number Placeholder 5" svg:x="8.07087in" svg:y="5.70866in" svg:width="2.55906in" svg:height="0.3937in" presentation:class="page-number" presentation:placeholder="false">
        <draw:text-box>
          <text:p text:style-name="a2285" text:class-names="" text:cond-style-name=""><text:span text:style-name="a2283" text:class-names=""><text:page-number style:num-format="1" text:fixed="false"/></text:span><text:span text:style-name="a2284" text:class-names=""/></text:p>
        </draw:text-box>
        <svg:title/>
        <svg:desc/>
      </draw:frame>
      <presentation:notes style:page-layout-name="pageLayout2" draw:style-name="a2303">
        <draw:page-thumbnail svg:x="1.5in" svg:y="0.83583in" svg:width="5.49921in" svg:height="4.12441in" presentation:class="page" draw:id="id11" presentation:style-name="a2287" draw:name="Slide Image Placeholder 1">
          <svg:title/>
          <svg:desc/>
        </draw:page-thumbnail>
        <draw:frame draw:id="id12" presentation:style-name="a2290" draw:name="Notes Placeholder 2" svg:x="0.85in" svg:y="5.2248in" svg:width="6.79961in" svg:height="4.94961in" presentation:class="notes" presentation:placeholder="false">
          <draw:text-box>
            <text:p text:style-name="a2289" text:class-names="" text:cond-style-name=""><text:span text:style-name="a2288" text:class-names=""/></text:p>
          </draw:text-box>
          <svg:title/>
          <svg:desc/>
        </draw:frame>
        <draw:frame draw:id="id13" presentation:style-name="a2293" draw:name="Header Placeholder 3" svg:x="0in" svg:y="0in" svg:width="3.68858in" svg:height="0.54961in" presentation:class="header" presentation:placeholder="false">
          <draw:text-box>
            <text:p text:style-name="a2292" text:class-names="" text:cond-style-name=""><text:span text:style-name="a2291" text:class-names=""/></text:p>
          </draw:text-box>
          <svg:title/>
          <svg:desc/>
        </draw:frame>
        <draw:frame draw:id="id14" presentation:style-name="a2296" draw:name="Date Placeholder 4" svg:x="4.81102in" svg:y="0in" svg:width="3.68858in" svg:height="0.54961in" presentation:class="date-time" presentation:placeholder="false">
          <draw:text-box>
            <text:p text:style-name="a2295" text:class-names="" text:cond-style-name=""><text:span text:style-name="a2294" text:class-names=""/></text:p>
          </draw:text-box>
          <svg:title/>
          <svg:desc/>
        </draw:frame>
        <draw:frame draw:id="id15" presentation:style-name="a2299" draw:name="Footer Placeholder 5" svg:x="0in" svg:y="10.45in" svg:width="3.68858in" svg:height="0.54961in" presentation:class="footer" presentation:placeholder="false">
          <draw:text-box>
            <text:p text:style-name="a2298" text:class-names="" text:cond-style-name=""><text:span text:style-name="a2297" text:class-names=""/></text:p>
          </draw:text-box>
          <svg:title/>
          <svg:desc/>
        </draw:frame>
        <draw:frame draw:id="id16" presentation:style-name="a2302" draw:name="Slide Number Placeholder 6" svg:x="4.81102in" svg:y="10.45in" svg:width="3.68858in" svg:height="0.54961in" presentation:class="page-number" presentation:placeholder="false">
          <draw:text-box>
            <text:p text:style-name="a2301" text:class-names="" text:cond-style-name=""><text:span text:style-name="a230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04">
      <draw:frame draw:id="id411" presentation:style-name="a2307" draw:name="Header Placeholder 1" svg:x="0in" svg:y="0in" svg:width="3.68858in" svg:height="0.54961in" presentation:class="header" presentation:placeholder="false">
        <draw:text-box>
          <text:p text:style-name="a2306" text:class-names="" text:cond-style-name=""><text:span text:style-name="a2305" text:class-names=""/></text:p>
        </draw:text-box>
        <svg:title/>
        <svg:desc/>
      </draw:frame>
      <draw:frame draw:id="id412" presentation:style-name="a2310" draw:name="Date Placeholder 2" svg:x="4.81102in" svg:y="0in" svg:width="3.68858in" svg:height="0.54961in" presentation:class="date-time" presentation:placeholder="false">
        <draw:text-box>
          <text:p text:style-name="a2309" text:class-names="" text:cond-style-name=""><text:span text:style-name="a2308" text:class-names=""/></text:p>
        </draw:text-box>
        <svg:title/>
        <svg:desc/>
      </draw:frame>
      <draw:frame draw:id="id413" presentation:style-name="a2313" draw:name="Footer Placeholder 3" svg:x="0in" svg:y="10.45in" svg:width="3.68858in" svg:height="0.54961in" presentation:class="footer" presentation:placeholder="false">
        <draw:text-box>
          <text:p text:style-name="a2312" text:class-names="" text:cond-style-name=""><text:span text:style-name="a2311" text:class-names=""/></text:p>
        </draw:text-box>
        <svg:title/>
        <svg:desc/>
      </draw:frame>
      <draw:frame draw:id="id414" presentation:style-name="a2316" draw:name="Slide Number Placeholder 4" svg:x="4.81102in" svg:y="10.45in" svg:width="3.68858in" svg:height="0.54961in" presentation:class="page-number" presentation:placeholder="false">
        <draw:text-box>
          <text:p text:style-name="a2315" text:class-names="" text:cond-style-name=""><text:span text:style-name="a2314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cus</dc:title>
    <dc:creator>Anton Kaiser</dc:creator>
    <meta:creation-date>2023-03-29T10:50:19Z</meta:creation-date>
    <dc:date>2023-05-02T10:00:34Z</dc:date>
    <meta:editing-cycles>9</meta:editing-cycles>
    <meta:editing-duration>PT0S</meta:editing-duration>
    <meta:document-statistic meta:paragraph-count="55" meta:word-count="127"/>
  </office:meta>
</office:document-meta>
</file>